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1" svg:font-family="宋体"/>
    <style:font-face style:name="FreeSans1" svg:font-family="FreeSans" style:font-family-generic="swiss"/>
    <style:font-face style:name="方正仿宋_GBK" svg:font-family="方正仿宋_GBK" style:font-pitch="variable"/>
    <style:font-face style:name="方正仿宋_GBK1" svg:font-family="方正仿宋_GBK" style:font-adornments="标准"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宋体" svg:font-family="宋体"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华文黑体" svg:font-family="华文黑体" style:font-family-generic="system" style:font-pitch="variable"/>
    <style:font-face style:name="宋体2" svg:font-family="宋体" style:font-family-generic="system" style:font-pitch="variable"/>
  </office:font-face-decls>
  <office:automatic-styles>
    <style:style style:name="表格1" style:family="table">
      <style:table-properties style:width="15.032cm" fo:margin-left="-0.199cm" fo:margin-top="0cm" fo:margin-bottom="0cm" table:align="left" style:writing-mode="lr-tb"/>
    </style:style>
    <style:style style:name="表格1.A" style:family="table-column">
      <style:table-column-properties style:column-width="3.757cm"/>
    </style:style>
    <style:style style:name="表格1.C" style:family="table-column">
      <style:table-column-properties style:column-width="3.759cm"/>
    </style:style>
    <style:style style:name="表格1.1" style:family="table-row">
      <style:table-row-properties fo:keep-together="auto"/>
    </style:style>
    <style:style style:name="表格1.A1" style:family="table-cell">
      <style:table-cell-properties fo:padding-left="0.199cm" fo:padding-right="0.191cm" fo:padding-top="0cm" fo:padding-bottom="0cm" fo:border="0.5pt solid #00000a"/>
    </style:style>
    <style:style style:name="表格2" style:family="table">
      <style:table-properties style:width="16.88cm" fo:margin-left="0.116cm" table:align="left" style:writing-mode="lr-tb"/>
    </style:style>
    <style:style style:name="表格2.A" style:family="table-column">
      <style:table-column-properties style:column-width="1.111cm"/>
    </style:style>
    <style:style style:name="表格2.B" style:family="table-column">
      <style:table-column-properties style:column-width="15.769cm"/>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0.05pt solid #000000" fo:border-top="none" fo:border-bottom="0.05pt solid #000000"/>
    </style:style>
    <style:style style:name="表格3" style:family="table">
      <style:table-properties style:width="16.88cm" fo:margin-left="0.116cm" table:align="left" style:writing-mode="lr-tb"/>
    </style:style>
    <style:style style:name="表格3.A" style:family="table-column">
      <style:table-column-properties style:column-width="1.111cm"/>
    </style:style>
    <style:style style:name="表格3.B" style:family="table-column">
      <style:table-column-properties style:column-width="15.769cm"/>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2" style:family="table-row">
      <style:table-row-properties style:min-row-height="1.108cm"/>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16.154cm" fo:margin-left="0.808cm" table:align="left" style:writing-mode="page"/>
    </style:style>
    <style:style style:name="表格4.A" style:family="table-column">
      <style:table-column-properties style:column-width="1.198cm"/>
    </style:style>
    <style:style style:name="表格4.B" style:family="table-column">
      <style:table-column-properties style:column-width="2.311cm"/>
    </style:style>
    <style:style style:name="表格4.C" style:family="table-column">
      <style:table-column-properties style:column-width="2.785cm"/>
    </style:style>
    <style:style style:name="表格4.D" style:family="table-column">
      <style:table-column-properties style:column-width="6.324cm"/>
    </style:style>
    <style:style style:name="表格4.E" style:family="table-column">
      <style:table-column-properties style:column-width="3.537cm"/>
    </style:style>
    <style:style style:name="表格4.1" style:family="table-row">
      <style:table-row-properties style:min-row-height="0.289cm"/>
    </style:style>
    <style:style style:name="表格4.A1" style:family="table-cell">
      <style:table-cell-properties fo:padding="0.097cm" fo:border-left="0.05pt solid #000000" fo:border-right="none" fo:border-top="0.05pt solid #000000" fo:border-bottom="0.05pt solid #000000"/>
    </style:style>
    <style:style style:name="表格4.E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E2" style:family="table-cell">
      <style:table-cell-properties fo:padding="0.097cm" fo:border-left="0.05pt solid #000000" fo:border-right="0.05pt solid #000000" fo:border-top="none" fo:border-bottom="0.05pt solid #000000"/>
    </style:style>
    <style:style style:name="表格4.13" style:family="table-row">
      <style:table-row-properties style:min-row-height="2.027cm"/>
    </style:style>
    <style:style style:name="表格4.21" style:family="table-row">
      <style:table-row-properties style:min-row-height="0.73cm"/>
    </style:style>
    <style:style style:name="表格5" style:family="table">
      <style:table-properties style:width="13.899cm" table:align="right" style:writing-mode="lr-tb"/>
    </style:style>
    <style:style style:name="表格5.A" style:family="table-column">
      <style:table-column-properties style:column-width="1.644cm"/>
    </style:style>
    <style:style style:name="表格5.B" style:family="table-column">
      <style:table-column-properties style:column-width="2.256cm"/>
    </style:style>
    <style:style style:name="表格5.C" style:family="table-column">
      <style:table-column-properties style:column-width="9.999cm"/>
    </style:style>
    <style:style style:name="表格5.A1" style:family="table-cell">
      <style:table-cell-properties fo:padding="0.097cm" fo:border-left="0.05pt solid #000000" fo:border-right="none" fo:border-top="0.05pt solid #000000" fo:border-bottom="0.05pt solid #000000"/>
    </style:style>
    <style:style style:name="表格5.C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C2" style:family="table-cell">
      <style:table-cell-properties fo:padding="0.097cm" fo:border-left="0.05pt solid #000000" fo:border-right="0.05pt solid #000000" fo:border-top="none" fo:border-bottom="0.05pt solid #000000"/>
    </style:style>
    <style:style style:name="表格6" style:family="table">
      <style:table-properties style:width="13.379cm" fo:margin-left="1.453cm" fo:margin-top="0cm" fo:margin-bottom="0cm" table:align="left" style:writing-mode="lr-tb"/>
    </style:style>
    <style:style style:name="表格6.A" style:family="table-column">
      <style:table-column-properties style:column-width="2.115cm"/>
    </style:style>
    <style:style style:name="表格6.B" style:family="table-column">
      <style:table-column-properties style:column-width="11.264cm"/>
    </style:style>
    <style:style style:name="表格6.1" style:family="table-row">
      <style:table-row-properties fo:keep-together="auto"/>
    </style:style>
    <style:style style:name="表格6.A1" style:family="table-cell">
      <style:table-cell-properties fo:padding-left="0.199cm" fo:padding-right="0.191cm" fo:padding-top="0cm" fo:padding-bottom="0cm" fo:border="0.5pt solid #00000a"/>
    </style:style>
    <style:style style:name="表格7" style:family="table">
      <style:table-properties style:width="13.4cm" fo:margin-left="1.432cm" fo:margin-top="0cm" fo:margin-bottom="0cm" table:align="left" style:writing-mode="lr-tb"/>
    </style:style>
    <style:style style:name="表格7.A" style:family="table-column">
      <style:table-column-properties style:column-width="2.117cm"/>
    </style:style>
    <style:style style:name="表格7.B" style:family="table-column">
      <style:table-column-properties style:column-width="11.284cm"/>
    </style:style>
    <style:style style:name="表格7.1" style:family="table-row">
      <style:table-row-properties fo:keep-together="auto"/>
    </style:style>
    <style:style style:name="表格7.A1" style:family="table-cell">
      <style:table-cell-properties fo:padding-left="0.199cm" fo:padding-right="0.191cm" fo:padding-top="0cm" fo:padding-bottom="0cm" fo:border="0.5pt solid #00000a"/>
    </style:style>
    <style:style style:name="表格8" style:family="table">
      <style:table-properties style:width="13.423cm" fo:margin-left="1.409cm" fo:margin-top="0cm" fo:margin-bottom="0cm" table:align="left" style:writing-mode="lr-tb"/>
    </style:style>
    <style:style style:name="表格8.A" style:family="table-column">
      <style:table-column-properties style:column-width="2.094cm"/>
    </style:style>
    <style:style style:name="表格8.B" style:family="table-column">
      <style:table-column-properties style:column-width="11.329cm"/>
    </style:style>
    <style:style style:name="表格8.1" style:family="table-row">
      <style:table-row-properties fo:keep-together="auto"/>
    </style:style>
    <style:style style:name="表格8.A1" style:family="table-cell">
      <style:table-cell-properties fo:padding-left="0.199cm" fo:padding-right="0.191cm" fo:padding-top="0cm" fo:padding-bottom="0cm" fo:border="0.5pt solid #00000a"/>
    </style:style>
    <style:style style:name="表格9" style:family="table">
      <style:table-properties style:width="13.488cm" fo:margin-left="1.342cm" fo:margin-top="0cm" fo:margin-bottom="0cm" table:align="left" style:writing-mode="lr-tb"/>
    </style:style>
    <style:style style:name="表格9.A" style:family="table-column">
      <style:table-column-properties style:column-width="2.115cm"/>
    </style:style>
    <style:style style:name="表格9.B" style:family="table-column">
      <style:table-column-properties style:column-width="11.374cm"/>
    </style:style>
    <style:style style:name="表格9.1" style:family="table-row">
      <style:table-row-properties fo:keep-together="auto"/>
    </style:style>
    <style:style style:name="表格9.A1" style:family="table-cell">
      <style:table-cell-properties fo:padding-left="0.199cm" fo:padding-right="0.191cm" fo:padding-top="0cm" fo:padding-bottom="0cm" fo:border="0.5pt solid #00000a"/>
    </style:style>
    <style:style style:name="表格10" style:family="table">
      <style:table-properties style:width="13.076cm" fo:margin-left="1.755cm" fo:margin-top="0cm" fo:margin-bottom="0cm" table:align="left" style:writing-mode="lr-tb"/>
    </style:style>
    <style:style style:name="表格10.A" style:family="table-column">
      <style:table-column-properties style:column-width="3.036cm"/>
    </style:style>
    <style:style style:name="表格10.B" style:family="table-column">
      <style:table-column-properties style:column-width="5.013cm"/>
    </style:style>
    <style:style style:name="表格10.C" style:family="table-column">
      <style:table-column-properties style:column-width="5.027cm"/>
    </style:style>
    <style:style style:name="表格10.1" style:family="table-row">
      <style:table-row-properties fo:keep-together="auto"/>
    </style:style>
    <style:style style:name="表格10.A1" style:family="table-cell">
      <style:table-cell-properties fo:padding-left="0.199cm" fo:padding-right="0.191cm" fo:padding-top="0cm" fo:padding-bottom="0cm" fo:border="0.5pt solid #00000a"/>
    </style:style>
    <style:style style:name="表格10.3" style:family="table-row">
      <style:table-row-properties style:min-row-height="3.149cm" fo:keep-together="auto"/>
    </style:style>
    <style:style style:name="表格11" style:family="table">
      <style:table-properties style:width="16.155cm" fo:margin-left="1.339cm" fo:margin-top="0cm" fo:margin-bottom="0cm" table:align="left" style:writing-mode="lr-tb"/>
    </style:style>
    <style:style style:name="表格11.A" style:family="table-column">
      <style:table-column-properties style:column-width="6.754cm"/>
    </style:style>
    <style:style style:name="表格11.B" style:family="table-column">
      <style:table-column-properties style:column-width="9.402cm"/>
    </style:style>
    <style:style style:name="表格11.1" style:family="table-row">
      <style:table-row-properties style:min-row-height="1.111cm" fo:keep-together="auto"/>
    </style:style>
    <style:style style:name="表格11.A1" style:family="table-cell">
      <style:table-cell-properties fo:padding-left="0.199cm" fo:padding-right="0.191cm" fo:padding-top="0cm" fo:padding-bottom="0cm" fo:border="0.5pt solid #00000a"/>
    </style:style>
    <style:style style:name="表格11.7" style:family="table-row">
      <style:table-row-properties style:min-row-height="1.025cm" fo:keep-together="auto"/>
    </style:style>
    <style:style style:name="表格11.8" style:family="table-row">
      <style:table-row-properties style:min-row-height="1.129cm" fo:keep-together="auto"/>
    </style:style>
    <style:style style:name="表格12" style:family="table">
      <style:table-properties style:width="16.609cm" fo:margin-left="0.76cm" fo:margin-top="0cm" fo:margin-bottom="0cm" table:align="left" style:writing-mode="lr-tb"/>
    </style:style>
    <style:style style:name="表格12.A" style:family="table-column">
      <style:table-column-properties style:column-width="5.345cm"/>
    </style:style>
    <style:style style:name="表格12.B" style:family="table-column">
      <style:table-column-properties style:column-width="11.264cm"/>
    </style:style>
    <style:style style:name="表格12.1" style:family="table-row">
      <style:table-row-properties fo:keep-together="auto"/>
    </style:style>
    <style:style style:name="表格12.A1" style:family="table-cell">
      <style:table-cell-properties fo:padding-left="0.199cm" fo:padding-right="0.191cm" fo:padding-top="0cm" fo:padding-bottom="0cm" fo:border="0.5pt solid #00000a"/>
    </style:style>
    <style:style style:name="表格13" style:family="table">
      <style:table-properties style:width="15.42cm" fo:margin-left="1.619cm" fo:margin-top="0cm" fo:margin-bottom="0cm" table:align="left" style:writing-mode="lr-tb"/>
    </style:style>
    <style:style style:name="表格13.A" style:family="table-column">
      <style:table-column-properties style:column-width="4.359cm"/>
    </style:style>
    <style:style style:name="表格13.B" style:family="table-column">
      <style:table-column-properties style:column-width="11.061cm"/>
    </style:style>
    <style:style style:name="表格13.1" style:family="table-row">
      <style:table-row-properties fo:keep-together="auto"/>
    </style:style>
    <style:style style:name="表格13.A1" style:family="table-cell">
      <style:table-cell-properties fo:padding-left="0.199cm" fo:padding-right="0.191cm" fo:padding-top="0cm" fo:padding-bottom="0cm" fo:border="0.5pt solid #00000a"/>
    </style:style>
    <style:style style:name="表格14" style:family="table">
      <style:table-properties style:width="19.609cm" fo:margin-left="-2.034cm" fo:margin-top="0cm" fo:margin-bottom="0cm" table:align="left" style:writing-mode="lr-tb"/>
    </style:style>
    <style:style style:name="表格14.A" style:family="table-column">
      <style:table-column-properties style:column-width="1.087cm"/>
    </style:style>
    <style:style style:name="表格14.B" style:family="table-column">
      <style:table-column-properties style:column-width="2.381cm"/>
    </style:style>
    <style:style style:name="表格14.C" style:family="table-column">
      <style:table-column-properties style:column-width="2.207cm"/>
    </style:style>
    <style:style style:name="表格14.D" style:family="table-column">
      <style:table-column-properties style:column-width="1.939cm"/>
    </style:style>
    <style:style style:name="表格14.E" style:family="table-column">
      <style:table-column-properties style:column-width="1.517cm"/>
    </style:style>
    <style:style style:name="表格14.F" style:family="table-column">
      <style:table-column-properties style:column-width="1.498cm"/>
    </style:style>
    <style:style style:name="表格14.G" style:family="table-column">
      <style:table-column-properties style:column-width="1.875cm"/>
    </style:style>
    <style:style style:name="表格14.H" style:family="table-column">
      <style:table-column-properties style:column-width="2.006cm"/>
    </style:style>
    <style:style style:name="表格14.I" style:family="table-column">
      <style:table-column-properties style:column-width="2.027cm"/>
    </style:style>
    <style:style style:name="表格14.J" style:family="table-column">
      <style:table-column-properties style:column-width="3.074cm"/>
    </style:style>
    <style:style style:name="表格14.1" style:family="table-row">
      <style:table-row-properties style:min-row-height="0.896cm" fo:keep-together="auto"/>
    </style:style>
    <style:style style:name="表格14.A1" style:family="table-cell">
      <style:table-cell-properties fo:padding-left="0.199cm" fo:padding-right="0.191cm" fo:padding-top="0cm" fo:padding-bottom="0cm" fo:border="0.5pt solid #00000a"/>
    </style:style>
    <style:style style:name="表格14.C1" style:family="table-cell">
      <style:table-cell-properties style:vertical-align="" fo:padding-left="0.199cm" fo:padding-right="0.191cm" fo:padding-top="0cm" fo:padding-bottom="0cm" fo:border="0.5pt solid #00000a"/>
    </style:style>
    <style:style style:name="表格14.2" style:family="table-row">
      <style:table-row-properties fo:keep-together="auto"/>
    </style:style>
    <style:style style:name="表格14.3" style:family="table-row">
      <style:table-row-properties fo:keep-together="auto"/>
    </style:style>
    <style:style style:name="表格14.4" style:family="table-row">
      <style:table-row-properties fo:keep-together="auto"/>
    </style:style>
    <style:style style:name="表格14.5" style:family="table-row">
      <style:table-row-properties fo:keep-together="auto"/>
    </style:style>
    <style:style style:name="表格14.6" style:family="table-row">
      <style:table-row-properties fo:keep-together="auto"/>
    </style:style>
    <style:style style:name="表格14.7" style:family="table-row">
      <style:table-row-properties fo:keep-together="auto"/>
    </style:style>
    <style:style style:name="表格14.8" style:family="table-row">
      <style:table-row-properties style:min-row-height="2.342cm" fo:keep-together="auto"/>
    </style:style>
    <style:style style:name="表格14.11" style:family="table-row">
      <style:table-row-properties style:min-row-height="2.397cm" fo:keep-together="auto"/>
    </style:style>
    <style:style style:name="表格15" style:family="table">
      <style:table-properties style:width="19.609cm" fo:margin-left="-2.034cm" fo:margin-top="0cm" fo:margin-bottom="0cm" table:align="left" style:writing-mode="lr-tb"/>
    </style:style>
    <style:style style:name="表格15.A" style:family="table-column">
      <style:table-column-properties style:column-width="1.087cm"/>
    </style:style>
    <style:style style:name="表格15.B" style:family="table-column">
      <style:table-column-properties style:column-width="2.381cm"/>
    </style:style>
    <style:style style:name="表格15.C" style:family="table-column">
      <style:table-column-properties style:column-width="2.207cm"/>
    </style:style>
    <style:style style:name="表格15.D" style:family="table-column">
      <style:table-column-properties style:column-width="1.939cm"/>
    </style:style>
    <style:style style:name="表格15.E" style:family="table-column">
      <style:table-column-properties style:column-width="1.517cm"/>
    </style:style>
    <style:style style:name="表格15.F" style:family="table-column">
      <style:table-column-properties style:column-width="1.498cm"/>
    </style:style>
    <style:style style:name="表格15.G" style:family="table-column">
      <style:table-column-properties style:column-width="1.875cm"/>
    </style:style>
    <style:style style:name="表格15.H" style:family="table-column">
      <style:table-column-properties style:column-width="2.006cm"/>
    </style:style>
    <style:style style:name="表格15.I" style:family="table-column">
      <style:table-column-properties style:column-width="2.027cm"/>
    </style:style>
    <style:style style:name="表格15.J" style:family="table-column">
      <style:table-column-properties style:column-width="3.074cm"/>
    </style:style>
    <style:style style:name="表格15.1" style:family="table-row">
      <style:table-row-properties fo:keep-together="auto"/>
    </style:style>
    <style:style style:name="表格15.A1" style:family="table-cell">
      <style:table-cell-properties fo:padding-left="0.199cm" fo:padding-right="0.191cm" fo:padding-top="0cm" fo:padding-bottom="0cm" fo:border="0.5pt solid #00000a"/>
    </style:style>
    <style:style style:name="表格15.C1" style:family="table-cell">
      <style:table-cell-properties style:vertical-align="" fo:padding-left="0.199cm" fo:padding-right="0.191cm" fo:padding-top="0cm" fo:padding-bottom="0cm" fo:border="0.5pt solid #00000a"/>
    </style:style>
    <style:style style:name="表格16" style:family="table">
      <style:table-properties style:width="19.609cm" fo:margin-left="-2.034cm" fo:margin-top="0cm" fo:margin-bottom="0cm" table:align="left" style:writing-mode="lr-tb"/>
    </style:style>
    <style:style style:name="表格16.A" style:family="table-column">
      <style:table-column-properties style:column-width="1.087cm"/>
    </style:style>
    <style:style style:name="表格16.B" style:family="table-column">
      <style:table-column-properties style:column-width="2.381cm"/>
    </style:style>
    <style:style style:name="表格16.C" style:family="table-column">
      <style:table-column-properties style:column-width="2.207cm"/>
    </style:style>
    <style:style style:name="表格16.D" style:family="table-column">
      <style:table-column-properties style:column-width="1.939cm"/>
    </style:style>
    <style:style style:name="表格16.E" style:family="table-column">
      <style:table-column-properties style:column-width="1.517cm"/>
    </style:style>
    <style:style style:name="表格16.F" style:family="table-column">
      <style:table-column-properties style:column-width="1.498cm"/>
    </style:style>
    <style:style style:name="表格16.G" style:family="table-column">
      <style:table-column-properties style:column-width="1.875cm"/>
    </style:style>
    <style:style style:name="表格16.H" style:family="table-column">
      <style:table-column-properties style:column-width="2.006cm"/>
    </style:style>
    <style:style style:name="表格16.I" style:family="table-column">
      <style:table-column-properties style:column-width="2.027cm"/>
    </style:style>
    <style:style style:name="表格16.J" style:family="table-column">
      <style:table-column-properties style:column-width="3.074cm"/>
    </style:style>
    <style:style style:name="表格16.1" style:family="table-row">
      <style:table-row-properties fo:keep-together="auto"/>
    </style:style>
    <style:style style:name="表格16.A1" style:family="table-cell">
      <style:table-cell-properties fo:padding-left="0.199cm" fo:padding-right="0.191cm" fo:padding-top="0cm" fo:padding-bottom="0cm" fo:border="0.5pt solid #00000a"/>
    </style:style>
    <style:style style:name="表格16.C1" style:family="table-cell">
      <style:table-cell-properties style:vertical-align="" fo:padding-left="0.199cm" fo:padding-right="0.191cm" fo:padding-top="0cm" fo:padding-bottom="0cm" fo:border="0.5pt solid #00000a"/>
    </style:style>
    <style:style style:name="P1" style:family="paragraph" style:parent-style-name="Normal_20__28_Web_29_">
      <style:paragraph-properties fo:margin-left="0cm" fo:margin-right="0cm" fo:keep-together="auto" fo:orphans="2" fo:widows="2" fo:text-indent="0cm" style:auto-text-indent="false" fo:keep-with-next="auto" text:number-lines="true" text:line-number="0"/>
      <style:text-properties fo:font-size="14pt" fo:font-weight="normal" style:font-size-asian="14pt" style:font-weight-asian="normal" style:font-size-complex="14pt" style:font-weight-complex="normal"/>
    </style:style>
    <style:style style:name="P2" style:family="paragraph" style:parent-style-name="Normal_20__28_Web_29_">
      <style:paragraph-properties fo:margin-left="0cm" fo:margin-right="0cm" fo:keep-together="auto" fo:orphans="2" fo:widows="2" fo:text-indent="0cm" style:auto-text-indent="false" fo:keep-with-next="auto" text:number-lines="true" text:line-number="0"/>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justify" style:justify-single-word="false" fo:orphans="0" fo:widows="0"/>
      <style:text-properties style:text-position="0% 100%" fo:font-size="12pt" style:font-size-asian="12pt" style:font-size-complex="12pt"/>
    </style:style>
    <style:style style:name="P6" style:family="paragraph" style:parent-style-name="Standard">
      <style:paragraph-properties fo:text-align="justify" style:justify-single-word="false" fo:orphans="0" fo:widows="0"/>
      <style:text-properties style:text-position="0% 100%" fo:font-size="14pt" style:font-size-asian="14pt" style:font-size-complex="14pt"/>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paragraph-properties fo:line-height="100%"/>
      <style:text-properties fo:font-size="14pt" fo:font-weight="bold" style:font-size-asian="14pt" style:font-weight-asian="bold" style:font-size-complex="14pt" style:font-weight-complex="bold"/>
    </style:style>
    <style:style style:name="P9" style:family="paragraph" style:parent-style-name="Standard">
      <style:paragraph-properties fo:margin-left="0.741cm" fo:margin-right="0cm" fo:text-indent="0.741cm" style:auto-text-indent="false"/>
      <style:text-properties fo:font-size="14pt" fo:font-weight="normal" style:font-size-asian="14pt" style:font-weight-asian="normal" style:font-size-complex="14pt" style:font-weight-complex="normal"/>
    </style:style>
    <style:style style:name="P10" style:family="paragraph" style:parent-style-name="Standard">
      <style:paragraph-properties fo:margin-left="0cm" fo:margin-right="0cm" fo:text-indent="0.741cm" style:auto-text-indent="false"/>
      <style:text-properties fo:font-size="14pt" fo:font-weight="normal" style:font-size-asian="14pt" style:font-weight-asian="normal" style:font-size-complex="14pt" style:font-weight-complex="normal"/>
    </style:style>
    <style:style style:name="P11" style:family="paragraph" style:parent-style-name="Standard">
      <style:paragraph-properties fo:margin-left="0cm" fo:margin-right="0cm" fo:line-height="100%" fo:text-indent="0.741cm" style:auto-text-indent="false"/>
      <style:text-properties fo:font-size="14pt" fo:font-weight="normal" style:font-size-asian="14pt" style:font-weight-asian="normal" style:font-size-complex="14pt" style:font-weight-complex="normal"/>
    </style:style>
    <style:style style:name="P12" style:family="paragraph" style:parent-style-name="Standard">
      <style:paragraph-properties fo:margin-left="0cm" fo:margin-right="0cm" fo:text-align="center" style:justify-single-word="false" fo:text-indent="0.741cm" style:auto-text-indent="false"/>
      <style:text-properties fo:font-size="14pt" fo:font-weight="normal" style:font-size-asian="14pt" style:font-weight-asian="normal" style:font-size-complex="14pt" style:font-weight-complex="normal"/>
    </style:style>
    <style:style style:name="P13" style:family="paragraph" style:parent-style-name="Standard">
      <style:paragraph-properties fo:margin-left="0cm" fo:margin-right="0cm" fo:text-indent="0.741cm" style:auto-text-indent="false"/>
      <style:text-properties fo:font-size="14pt" fo:font-weight="normal" officeooo:paragraph-rsid="000e5de7" style:font-size-asian="14pt" style:font-weight-asian="normal" style:font-size-complex="14pt" style:font-weight-complex="normal"/>
    </style:style>
    <style:style style:name="P14" style:family="paragraph" style:parent-style-name="Text_20_body">
      <style:text-properties fo:font-size="10.5pt" style:font-size-asian="10.5pt" style:font-size-complex="10.5pt"/>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center" style:justify-single-word="false"/>
      <style:text-properties officeooo:paragraph-rsid="000c18b3"/>
    </style:style>
    <style:style style:name="P17" style:family="paragraph" style:parent-style-name="Text_20_body">
      <style:text-properties style:font-name="方正仿宋_GBK" officeooo:paragraph-rsid="000e5de7" style:font-name-asian="方正仿宋_GBK"/>
    </style:style>
    <style:style style:name="P18" style:family="paragraph" style:parent-style-name="Text_20_body">
      <style:text-properties officeooo:paragraph-rsid="000fd13d"/>
    </style:style>
    <style:style style:name="P19" style:family="paragraph" style:parent-style-name="Text_20_body">
      <style:text-properties officeooo:paragraph-rsid="00107476"/>
    </style:style>
    <style:style style:name="P20" style:family="paragraph" style:parent-style-name="Text_20_body">
      <style:text-properties style:font-name="宋体1" fo:font-size="10.5pt" officeooo:paragraph-rsid="00107476" style:font-name-asian="宋体1" style:font-size-asian="10.5pt" style:font-size-complex="10.5pt"/>
    </style:style>
    <style:style style:name="P21" style:family="paragraph" style:parent-style-name="Standard">
      <style:paragraph-properties fo:margin-left="0cm" fo:margin-right="0cm" fo:text-indent="0.991cm" style:auto-text-indent="false"/>
      <style:text-properties fo:font-size="14pt" fo:font-weight="bold" officeooo:paragraph-rsid="000e5de7" style:font-size-asian="14pt" style:font-weight-asian="bold" style:font-size-complex="14pt" style:font-weight-complex="bold"/>
    </style:style>
    <style:style style:name="P22" style:family="paragraph" style:parent-style-name="表格正文">
      <style:paragraph-properties fo:text-align="center" style:justify-single-word="false"/>
      <style:text-properties officeooo:paragraph-rsid="000c18b3"/>
    </style:style>
    <style:style style:name="P23" style:family="paragraph" style:parent-style-name="表格正文">
      <style:text-properties officeooo:rsid="00af1a0d" officeooo:paragraph-rsid="000c18b3"/>
    </style:style>
    <style:style style:name="P24" style:family="paragraph" style:parent-style-name="表格正文">
      <style:text-properties officeooo:rsid="00be46f9" officeooo:paragraph-rsid="000c18b3"/>
    </style:style>
    <style:style style:name="P25" style:family="paragraph" style:parent-style-name="表格正文">
      <style:text-properties officeooo:paragraph-rsid="000c18b3"/>
    </style:style>
    <style:style style:name="P26" style:family="paragraph" style:parent-style-name="Table_20_Contents">
      <style:text-properties style:font-name="方正仿宋_GBK" fo:font-size="10.5pt" officeooo:paragraph-rsid="000e5de7" style:font-name-asian="方正仿宋_GBK" style:font-size-asian="10.5pt" style:font-size-complex="10.5pt"/>
    </style:style>
    <style:style style:name="P27" style:family="paragraph" style:parent-style-name="Table_20_Contents">
      <style:text-properties style:font-name="方正仿宋_GBK" fo:font-size="10.5pt" officeooo:rsid="0080f0c6" officeooo:paragraph-rsid="000e5de7" style:font-name-asian="方正仿宋_GBK" style:font-size-asian="10.5pt" style:font-size-complex="10.5pt"/>
    </style:style>
    <style:style style:name="P28" style:family="paragraph" style:parent-style-name="Table_20_Contents">
      <style:text-properties style:font-name="方正仿宋_GBK" officeooo:paragraph-rsid="000e5de7" style:font-name-asian="方正仿宋_GBK"/>
    </style:style>
    <style:style style:name="P29" style:family="paragraph" style:parent-style-name="Standard" style:master-page-name="Standard">
      <style:paragraph-properties fo:text-align="center" style:justify-single-word="false" style:page-number="auto"/>
    </style:style>
    <style:style style:name="P30" style:family="paragraph" style:parent-style-name="Standard">
      <style:paragraph-properties fo:text-align="center" style:justify-single-word="false"/>
      <style:text-properties fo:font-size="14pt" style:font-size-asian="14pt" style:font-size-complex="14pt"/>
    </style:style>
    <style:style style:name="P31" style:family="paragraph" style:parent-style-name="Text_20_body">
      <style:text-properties style:font-name="方正仿宋_GBK" fo:font-size="10.5pt" officeooo:rsid="0080f0c6" officeooo:paragraph-rsid="000e5de7" style:font-name-asian="方正仿宋_GBK" style:font-size-asian="10.5pt" style:font-size-complex="10.5pt"/>
    </style:style>
    <style:style style:name="P32" style:family="paragraph" style:parent-style-name="Text_20_body" style:list-style-name="WWNum9"/>
    <style:style style:name="P33" style:family="paragraph" style:parent-style-name="Text_20_body" style:list-style-name="WWNum10"/>
    <style:style style:name="P34" style:family="paragraph" style:parent-style-name="Normal_20__28_Web_29_">
      <style:paragraph-properties fo:margin-left="0cm" fo:margin-right="0cm" fo:keep-together="auto" fo:orphans="2" fo:widows="2" fo:text-indent="0cm" style:auto-text-indent="false" fo:keep-with-next="auto" text:number-lines="true" text:line-number="0"/>
      <style:text-properties fo:font-size="14pt" fo:font-weight="bold" style:font-size-asian="14pt" style:font-weight-asian="bold" style:font-size-complex="14pt" style:font-weight-complex="bold"/>
    </style:style>
    <style:style style:name="P35" style:family="paragraph" style:parent-style-name="Table_20_Contents">
      <style:text-properties style:font-name="方正仿宋_GBK" fo:font-size="10.5pt" officeooo:rsid="0070bd39" officeooo:paragraph-rsid="000e5de7" style:font-name-asian="方正仿宋_GBK" style:font-size-asian="10.5pt" style:font-size-complex="10.5pt"/>
    </style:style>
    <style:style style:name="P36" style:family="paragraph" style:parent-style-name="Table_20_Contents">
      <style:text-properties style:font-name="方正仿宋_GBK" fo:font-size="10.5pt" officeooo:rsid="0074320a" officeooo:paragraph-rsid="000e5de7" style:font-name-asian="方正仿宋_GBK" style:font-size-asian="10.5pt" style:font-size-complex="10.5pt"/>
    </style:style>
    <style:style style:name="P37" style:family="paragraph" style:parent-style-name="Table_20_Contents">
      <style:text-properties style:font-name="方正仿宋_GBK" fo:font-size="10.5pt" officeooo:rsid="0080f0c6" officeooo:paragraph-rsid="000e5de7" style:font-name-asian="方正仿宋_GBK" style:font-size-asian="10.5pt" style:font-size-complex="10.5pt"/>
    </style:style>
    <style:style style:name="P38" style:family="paragraph" style:parent-style-name="Table_20_Contents">
      <style:text-properties style:font-name="方正仿宋_GBK" officeooo:rsid="0080f0c6" officeooo:paragraph-rsid="000e5de7" style:font-name-asian="方正仿宋_GBK"/>
    </style:style>
    <style:style style:name="P39" style:family="paragraph" style:parent-style-name="Heading_20_3">
      <style:text-properties officeooo:paragraph-rsid="000c18b3"/>
    </style:style>
    <style:style style:name="P40" style:family="paragraph" style:parent-style-name="Heading_20_2">
      <style:paragraph-properties fo:text-align="center" style:justify-single-word="false"/>
      <style:text-properties fo:font-size="14pt" fo:font-weight="bold" officeooo:paragraph-rsid="000c18b3" style:font-size-asian="14pt" style:font-weight-asian="bold" style:font-size-complex="14pt" style:font-weight-complex="bold"/>
    </style:style>
    <style:style style:name="P41" style:family="paragraph">
      <loext:graphic-properties draw:fill-color="#000000"/>
      <style:paragraph-properties fo:text-align="center"/>
    </style:style>
    <style:style style:name="T1" style:family="text">
      <style:text-properties style:font-name="Calibri Light" fo:font-size="18pt" fo:font-weight="bold" style:font-name-asian="宋体2" style:font-size-asian="18pt" style:font-weight-asian="bold" style:font-name-complex="宋体2" style:font-size-complex="18pt" style:font-weight-complex="bold"/>
    </style:style>
    <style:style style:name="T2" style:family="text">
      <style:text-properties fo:font-size="18pt" style:font-size-asian="18pt" style:font-size-complex="18pt"/>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normal" style:font-size-asian="14pt" style:font-weight-asian="normal" style:font-size-complex="14pt" style:font-weight-complex="normal"/>
    </style:style>
    <style:style style:name="T7" style:family="text">
      <style:text-properties style:text-position="0% 100%" fo:language="en" fo:country="US" fo:font-weight="normal" style:language-asian="zh" style:country-asian="CN" style:font-weight-asian="normal" style:font-weight-complex="normal"/>
    </style:style>
    <style:style style:name="T8" style:family="text">
      <style:text-properties style:text-position="0% 100%" fo:font-weight="normal" style:language-asian="zh" style:country-asian="CN" style:font-weight-asian="normal" style:font-weight-complex="normal"/>
    </style:style>
    <style:style style:name="T9" style:family="text">
      <style:text-properties fo:font-variant="normal" fo:text-transform="none" fo:color="#333333" style:font-name="Verdana" fo:letter-spacing="normal" fo:font-weight="normal" style:letter-kerning="false" style:font-name-asian="宋体2" style:language-asian="zh" style:country-asian="CN" style:font-weight-asian="normal" style:font-name-complex="Verdana1" style:language-complex="ar" style:country-complex="none" style:font-weight-complex="bold"/>
    </style:style>
    <style:style style:name="T10" style:family="text">
      <style:text-properties fo:font-variant="normal" fo:text-transform="none" fo:color="#333333" style:font-name="Verdana" fo:letter-spacing="normal" fo:language="en" fo:country="US" fo:font-weight="normal" style:letter-kerning="false" style:font-name-asian="宋体2" style:language-asian="zh" style:country-asian="CN" style:font-weight-asian="normal" style:font-name-complex="Verdana1" style:language-complex="ar" style:country-complex="none" style:font-weight-complex="bold"/>
    </style:style>
    <style:style style:name="T11" style:family="text">
      <style:text-properties style:font-name="Calibri" fo:language="en" fo:country="US" fo:font-weight="normal" style:font-weight-asian="normal" style:font-name-complex="Calibri1"/>
    </style:style>
    <style:style style:name="T12" style:family="text">
      <style:text-properties officeooo:rsid="000764f5"/>
    </style:style>
    <style:style style:name="T13" style:family="text">
      <style:text-properties fo:font-weight="normal" style:font-weight-asian="normal" style:font-weight-complex="normal"/>
    </style:style>
    <style:style style:name="T14" style:family="text">
      <style:text-properties fo:font-weight="normal" officeooo:rsid="0013bb6a" style:font-weight-asian="normal" style:font-weight-complex="normal"/>
    </style:style>
    <style:style style:name="T15" style:family="text">
      <style:text-properties fo:font-weight="normal" style:language-asian="zh" style:country-asian="CN" style:font-weight-asian="normal"/>
    </style:style>
    <style:style style:name="T16" style:family="text">
      <style:text-properties fo:font-weight="normal" style:language-asian="zh" style:country-asian="CN" style:font-weight-asian="normal" style:font-weight-complex="normal"/>
    </style:style>
    <style:style style:name="T17" style:family="text">
      <style:text-properties fo:language="en" fo:country="US" fo:font-weight="normal" style:font-weight-asian="normal" style:font-name-complex="Calibri1"/>
    </style:style>
    <style:style style:name="T18" style:family="text">
      <style:text-properties fo:language="en" fo:country="US" fo:font-weight="normal" style:language-asian="zh" style:country-asian="CN" style:font-weight-asian="normal" style:font-weight-complex="normal"/>
    </style:style>
    <style:style style:name="T19" style:family="text">
      <style:text-properties officeooo:rsid="00b56c6e"/>
    </style:style>
    <style:style style:name="T20" style:family="text">
      <style:text-properties officeooo:rsid="00aecf64"/>
    </style:style>
    <style:style style:name="T21" style:family="text">
      <style:text-properties officeooo:rsid="00af1a0d"/>
    </style:style>
    <style:style style:name="T22" style:family="text">
      <style:text-properties officeooo:rsid="00bf7cc5"/>
    </style:style>
    <style:style style:name="T23" style:family="text">
      <style:text-properties officeooo:rsid="00bd04d0"/>
    </style:style>
    <style:style style:name="T24" style:family="text">
      <style:text-properties officeooo:rsid="00be46f9"/>
    </style:style>
    <style:style style:name="T25" style:family="text">
      <style:text-properties officeooo:rsid="007286fa"/>
    </style:style>
    <style:style style:name="T26" style:family="text">
      <style:text-properties officeooo:rsid="006a2701"/>
    </style:style>
    <style:style style:name="T27" style:family="text">
      <style:text-properties officeooo:rsid="0039faaf"/>
    </style:style>
    <style:style style:name="T28" style:family="text">
      <style:text-properties officeooo:rsid="003c7e11"/>
    </style:style>
    <style:style style:name="T29" style:family="text">
      <style:text-properties officeooo:rsid="0046955e"/>
    </style:style>
    <style:style style:name="T30" style:family="text">
      <style:text-properties style:text-line-through-style="none" style:text-line-through-type="none" officeooo:rsid="00b902b8"/>
    </style:style>
    <style:style style:name="T31" style:family="text">
      <style:text-properties style:text-line-through-style="none" style:text-line-through-type="none" officeooo:rsid="00c750b2"/>
    </style:style>
    <style:style style:name="T32" style:family="text">
      <style:text-properties style:text-line-through-style="none" style:text-line-through-type="none" officeooo:rsid="00bc128e"/>
    </style:style>
    <style:style style:name="T33" style:family="text">
      <style:text-properties style:text-line-through-style="none" style:text-line-through-type="none" officeooo:rsid="00c23c3a"/>
    </style:style>
    <style:style style:name="T34" style:family="text">
      <style:text-properties style:text-line-through-style="none" style:text-line-through-type="none" officeooo:rsid="0080f0c6"/>
    </style:style>
    <style:style style:name="T35" style:family="text">
      <style:text-properties style:text-line-through-style="none" style:text-line-through-type="none" officeooo:rsid="002ea2be"/>
    </style:style>
    <style:style style:name="T36" style:family="text">
      <style:text-properties officeooo:rsid="00c23c3a"/>
    </style:style>
    <style:style style:name="T37" style:family="text">
      <style:text-properties officeooo:rsid="0080f0c6"/>
    </style:style>
    <style:style style:name="T38" style:family="text">
      <style:text-properties officeooo:rsid="002caaf4"/>
    </style:style>
    <style:style style:name="T39" style:family="text">
      <style:text-properties officeooo:rsid="006fde08"/>
    </style:style>
    <style:style style:name="T40" style:family="text">
      <style:text-properties officeooo:rsid="00b621cb"/>
    </style:style>
    <style:style style:name="T41" style:family="text">
      <style:text-properties officeooo:rsid="00c334e8"/>
    </style:style>
    <style:style style:name="T42" style:family="text">
      <style:text-properties officeooo:rsid="0074320a"/>
    </style:style>
    <style:style style:name="T43" style:family="text">
      <style:text-properties officeooo:rsid="00b49813"/>
    </style:style>
    <style:style style:name="T44" style:family="text">
      <style:text-properties officeooo:rsid="00751e21"/>
    </style:style>
    <style:style style:name="T45" style:family="text">
      <style:text-properties officeooo:rsid="00752a2d"/>
    </style:style>
    <style:style style:name="T46" style:family="text">
      <style:text-properties officeooo:rsid="0074f241"/>
    </style:style>
    <style:style style:name="T47" style:family="text">
      <style:text-properties officeooo:rsid="003aa0a9"/>
    </style:style>
    <style:style style:name="T48" style:family="text">
      <style:text-properties officeooo:rsid="003cedb1"/>
    </style:style>
    <style:style style:name="T49" style:family="text">
      <style:text-properties officeooo:rsid="0076b739"/>
    </style:style>
    <style:style style:name="T50" style:family="text">
      <style:text-properties officeooo:rsid="003c417e"/>
    </style:style>
    <style:style style:name="T51" style:family="text">
      <style:text-properties officeooo:rsid="003ee65e"/>
    </style:style>
    <style:style style:name="T52" style:family="text">
      <style:text-properties officeooo:rsid="00bc128e"/>
    </style:style>
    <style:style style:name="T53" style:family="text">
      <style:text-properties officeooo:rsid="00be08e2"/>
    </style:style>
    <style:style style:name="T54" style:family="text">
      <style:text-properties officeooo:rsid="00b710cd"/>
    </style:style>
    <style:style style:name="T55" style:family="text">
      <style:text-properties officeooo:rsid="00b902b8"/>
    </style:style>
    <style:style style:name="T56" style:family="text">
      <style:text-properties officeooo:rsid="00dafe78"/>
    </style:style>
    <style:style style:name="T57" style:family="text">
      <style:text-properties officeooo:rsid="00bed032"/>
    </style:style>
    <style:style style:name="T58" style:family="text">
      <style:text-properties officeooo:rsid="00dcc190"/>
    </style:style>
    <style:style style:name="T59" style:family="text">
      <style:text-properties officeooo:rsid="00bf5710"/>
    </style:style>
    <style:style style:name="T60" style:family="text">
      <style:text-properties fo:font-size="10.5pt" style:font-size-asian="10.5pt" style:font-size-complex="10.5pt"/>
    </style:style>
    <style:style style:name="T61" style:family="text">
      <style:text-properties style:font-style-asian="italic"/>
    </style:style>
    <style:style style:name="T62" style:family="text">
      <style:text-properties officeooo:rsid="00d6321b"/>
    </style:style>
    <style:style style:name="T63" style:family="text">
      <style:text-properties officeooo:rsid="00b5add5"/>
    </style:style>
    <style:style style:name="T64" style:family="text">
      <style:text-properties officeooo:rsid="00b158ce"/>
    </style:style>
    <style:style style:name="T65" style:family="text">
      <style:text-properties officeooo:rsid="00b66a91"/>
    </style:style>
    <style:style style:name="T66" style:family="text">
      <style:text-properties officeooo:rsid="0013bb6a"/>
    </style:style>
    <style:style style:name="gr1" style:family="graphic">
      <style:graphic-properties svg:stroke-color="#11111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标题_20_1_20_Char"/></text:p>
      <text:p text:style-name="P3"><text:span text:style-name="标题_20_1_20_Char">项目愿景</text:span></text:p>
      <text:p text:style-name="Standard"><text:span text:style-name="T1"><text:s text:c="33"/>Version&lt;0.1&gt;</text:span><text:span text:style-name="T2">　</text:span></text:p>
      <text:p text:style-name="P4"/>
      <text:p text:style-name="Standard"><text:span text:style-name="T3">版本历史</text:span><text:span text:style-name="T4">：</text:span></text:p>
      <table:table table:name="表格1" table:style-name="表格1">
        <table:table-column table:style-name="表格1.A" table:number-columns-repeated="2"/>
        <table:table-column table:style-name="表格1.C" table:number-columns-repeated="2"/>
        <table:table-row table:style-name="表格1.1">
          <table:table-cell table:style-name="表格1.A1" office:value-type="string">
            <text:p text:style-name="P6">时间</text:p>
          </table:table-cell>
          <table:table-cell table:style-name="表格1.A1" office:value-type="string">
            <text:p text:style-name="P6">版本</text:p>
          </table:table-cell>
          <table:table-cell table:style-name="表格1.A1" office:value-type="string">
            <text:p text:style-name="P6">描述</text:p>
          </table:table-cell>
          <table:table-cell table:style-name="表格1.A1" office:value-type="string">
            <text:p text:style-name="P6">作者</text:p>
          </table:table-cell>
        </table:table-row>
        <table:table-row table:style-name="表格1.1">
          <table:table-cell table:style-name="表格1.A1" office:value-type="string">
            <text:p text:style-name="P5">2017.9.4</text:p>
          </table:table-cell>
          <table:table-cell table:style-name="表格1.A1" office:value-type="string">
            <text:p text:style-name="P5">0.1</text:p>
          </table:table-cell>
          <table:table-cell table:style-name="表格1.A1" office:value-type="string">
            <text:p text:style-name="P5">初始版本</text:p>
          </table:table-cell>
          <table:table-cell table:style-name="表格1.A1" office:value-type="string">
            <text:p text:style-name="P5"/>
          </table:table-cell>
        </table:table-row>
        <table:table-row table:style-name="表格1.1">
          <table:table-cell table:style-name="表格1.A1" office:value-type="string">
            <text:p text:style-name="P5"/>
          </table:table-cell>
          <table:table-cell table:style-name="表格1.A1" office:value-type="string">
            <text:p text:style-name="P5"/>
          </table:table-cell>
          <table:table-cell table:style-name="表格1.A1" office:value-type="string">
            <text:p text:style-name="P5"/>
          </table:table-cell>
          <table:table-cell table:style-name="表格1.A1" office:value-type="string">
            <text:p text:style-name="P5"/>
          </table:table-cell>
        </table:table-row>
        <table:table-row table:style-name="表格1.1">
          <table:table-cell table:style-name="表格1.A1" office:value-type="string">
            <text:p text:style-name="P5"/>
          </table:table-cell>
          <table:table-cell table:style-name="表格1.A1" office:value-type="string">
            <text:p text:style-name="P5"/>
          </table:table-cell>
          <table:table-cell table:style-name="表格1.A1" office:value-type="string">
            <text:p text:style-name="P5"/>
          </table:table-cell>
          <table:table-cell table:style-name="表格1.A1" office:value-type="string">
            <text:p text:style-name="P5"/>
          </table:table-cell>
        </table:table-row>
      </table:table>
      <text:p text:style-name="P4"/>
      <text:p text:style-name="P7">1 介绍</text:p>
      <text:p text:style-name="Text_20_body">1.1目的</text:p>
      <text:p text:style-name="Text_20_body">本文档的目的是收集，分析和定义这一项目集的高级需要和特<text:tab/>性．侧重于涉众和目标用户所需要的能力，以及为什么这些需要<text:tab/>存在．该文档提供了整个项目的当前愿景．有关这一项目集如何<text:tab/>满足这些需要的细节在＂用况模型＂和＂补充规格说明＂中<text:tab/>给<text:tab/>出．</text:p>
      <text:p text:style-name="Text_20_body">1.2产品概述</text:p>
      <text:p text:style-name="Text_20_body">一款免费的，可在PC机上使用的集高音质、发现、分享的音乐<text:tab/>应用,提供流畅且完美的无线音乐，融合歌曲及MV的搜索，下<text:tab/>载，在线播放，歌词同步显示，个性智能推荐，歌曲管理等功能<text:tab/>为一体的音乐播放器．</text:p>
      <text:p text:style-name="Text_20_body">1.3 参考</text:p>
      <text:p text:style-name="P14"><text:span text:style-name="T9">《</text:span><text:span text:style-name="T10">Managing Software Requirements: A Use Case </text:span><text:span text:style-name="T9"><text:tab/></text:span><text:span text:style-name="T10">Approach, Second Edition</text:span><text:span text:style-name="T13">》2003年5月出版</text:span></text:p>
      <text:p text:style-name="Text_20_body">《敏捷软件需求 团队、项目群与企业的精益需求实践》清华大<text:tab/> <text:s/>学出版社2015年出版</text:p>
      <text:p text:style-name="Text_20_body">《Use Case Modeling》2002年8月出版</text:p>
      <text:p text:style-name="Text_20_body"><text:span text:style-name="T12">FSing音乐听音乐</text:span>用况和补充规格说明．</text:p>
      <text:p text:style-name="Text_20_body">FSing 音乐下载音乐用况和补充规格说明．</text:p>
      <text:p text:style-name="Text_20_body">（用户登录系统中＂信息隐私安全＂和＂可靠性＂标准．）</text:p>
      <text:p text:style-name="Text_20_body">FSing 音乐涉众分析报告</text:p>
      <text:p text:style-name="Standard"><text:soft-page-break/><text:span text:style-name="T5">2</text:span><text:span text:style-name="T6"> </text:span><text:span text:style-name="T5">定位：</text:span></text:p>
      <text:p text:style-name="P10">2.1问题描述</text:p>
      <text:list xml:id="list2718966361" text:style-name="Outline">
        <text:list-item>
          <text:list>
            <text:list-item>
              <text:list>
                <text:list-item>
                  <text:h text:style-name="P39" text:outline-level="3">问题一</text:h>
                </text:list-item>
              </text:list>
            </text:list-item>
          </text:list>
        </text:list-item>
      </text:list>
      <text:p text:style-name="P16">为<text:span text:style-name="T19">Users</text:span>的问题陈述</text:p>
      <table:table table:name="表格2" table:style-name="表格2">
        <table:table-column table:style-name="表格2.A"/>
        <table:table-column table:style-name="表格2.B"/>
        <table:table-row>
          <table:table-cell table:style-name="表格2.A1" office:value-type="string">
            <text:p text:style-name="P25">要素</text:p>
          </table:table-cell>
          <table:table-cell table:style-name="表格2.B1" office:value-type="string">
            <text:p text:style-name="P22">描述</text:p>
          </table:table-cell>
        </table:table-row>
        <table:table-row>
          <table:table-cell table:style-name="表格2.A2" office:value-type="string">
            <text:p text:style-name="P25">问题</text:p>
          </table:table-cell>
          <table:table-cell table:style-name="表格2.B2" office:value-type="string">
            <text:p text:style-name="P25">随着时代<text:span text:style-name="T20">的变化，音乐平台软件的用户群体增加，从而产生了一些新的需求，但是现有的大部分音乐平台还无法满足用户的需求。</text:span></text:p>
          </table:table-cell>
        </table:table-row>
        <table:table-row>
          <table:table-cell table:style-name="表格2.A2" office:value-type="string">
            <text:p text:style-name="P25">影响</text:p>
          </table:table-cell>
          <table:table-cell table:style-name="表格2.B2" office:value-type="string">
            <text:p text:style-name="P25">大多数使用FSing音乐平台<text:span text:style-name="T21">的Users</text:span></text:p>
          </table:table-cell>
        </table:table-row>
        <table:table-row>
          <table:table-cell table:style-name="表格2.A2" office:value-type="string">
            <text:p text:style-name="P25">结果</text:p>
          </table:table-cell>
          <table:table-cell table:style-name="表格2.B2" office:value-type="string">
            <text:p text:style-name="P23">无法满足用户需求，用户体验较差，从而导致大多音乐平台的用户量下降</text:p>
          </table:table-cell>
        </table:table-row>
        <table:table-row>
          <table:table-cell table:style-name="表格2.A2" office:value-type="string">
            <text:p text:style-name="P25">优点</text:p>
          </table:table-cell>
          <table:table-cell table:style-name="表格2.B2" office:value-type="string">
            <text:p text:style-name="P23">1.用户体验性增加</text:p>
            <text:p text:style-name="P23">2.功能更加完善</text:p>
            <text:p text:style-name="P23">3.使用用户量增加</text:p>
          </table:table-cell>
        </table:table-row>
      </table:table>
      <text:list xml:id="list150719064679022" text:continue-numbering="true" text:style-name="Outline">
        <text:list-item>
          <text:list>
            <text:list-item>
              <text:list>
                <text:list-item>
                  <text:h text:style-name="P39" text:outline-level="3">问题二</text:h>
                </text:list-item>
              </text:list>
            </text:list-item>
          </text:list>
        </text:list-item>
      </text:list>
      <text:p text:style-name="P16">为客户<text:span text:style-name="T22">的问题</text:span></text:p>
      <table:table table:name="表格3" table:style-name="表格3">
        <table:table-column table:style-name="表格3.A"/>
        <table:table-column table:style-name="表格3.B"/>
        <table:table-row>
          <table:table-cell table:style-name="表格3.A1" office:value-type="string">
            <text:p text:style-name="P25">要素</text:p>
          </table:table-cell>
          <table:table-cell table:style-name="表格3.B1" office:value-type="string">
            <text:p text:style-name="P22">描述</text:p>
          </table:table-cell>
        </table:table-row>
        <table:table-row table:style-name="表格3.2">
          <table:table-cell table:style-name="表格3.A2" office:value-type="string">
            <text:p text:style-name="P25">问题</text:p>
          </table:table-cell>
          <table:table-cell table:style-name="表格3.B2" office:value-type="string">
            <text:p text:style-name="P25">产品缺乏选择<text:span text:style-name="T23">行，功能有限，目前已经存在很多优秀的在线音乐平台</text:span></text:p>
          </table:table-cell>
        </table:table-row>
        <table:table-row>
          <table:table-cell table:style-name="表格3.A2" office:value-type="string">
            <text:p text:style-name="P25">影响</text:p>
          </table:table-cell>
          <table:table-cell table:style-name="表格3.B2" office:value-type="string">
            <text:p text:style-name="P24">FSing音平台的客户、资助人、股东</text:p>
          </table:table-cell>
        </table:table-row>
        <table:table-row>
          <table:table-cell table:style-name="表格3.A2" office:value-type="string">
            <text:p text:style-name="P25">结果</text:p>
          </table:table-cell>
          <table:table-cell table:style-name="表格3.B2" office:value-type="string">
            <text:p text:style-name="P24">与市场中已经存在的其他在线音乐平台差别较小，没有新的产品机会</text:p>
          </table:table-cell>
        </table:table-row>
        <table:table-row>
          <table:table-cell table:style-name="表格3.A2" office:value-type="string">
            <text:p text:style-name="P25">优点</text:p>
          </table:table-cell>
          <table:table-cell table:style-name="表格3.B2" office:value-type="string">
            <text:p text:style-name="P23">1.增加<text:span text:style-name="T24">与其他音乐平台的差别</text:span></text:p>
            <text:p text:style-name="P23">2.<text:span text:style-name="T24">可获得更高的利润和收入</text:span></text:p>
            <text:p text:style-name="P23">3.增加市场份额</text:p>
          </table:table-cell>
        </table:table-row>
      </table:table>
      <text:list xml:id="list150719120053129" text:continue-numbering="true" text:style-name="Outline">
        <text:list-item>
          <text:list>
            <text:list-header>
              <text:h text:style-name="P40" text:outline-level="2" text:is-list-header="true"/>
            </text:list-header>
          </text:list>
        </text:list-item>
      </text:list>
      <text:p text:style-name="P7">3 涉众和用户描述</text:p>
      <text:p text:style-name="P10">3.1涉众概括</text:p>
      <text:p text:style-name="Text_20_body"><text:tab/>为了捕获更多的需求，发现更多的涉众是并从中捕获用户需要是项目成功的关键。下<text:soft-page-break/>面就是该项目相关涉众的分析：</text:p>
      <text:p text:style-name="P12">表3-1涉众概括</text:p>
      <table:table table:name="表格4" table:style-name="表格4">
        <table:table-column table:style-name="表格4.A"/>
        <table:table-column table:style-name="表格4.B"/>
        <table:table-column table:style-name="表格4.C"/>
        <table:table-column table:style-name="表格4.D"/>
        <table:table-column table:style-name="表格4.E"/>
        <table:table-row table:style-name="表格4.1">
          <table:table-cell table:style-name="表格4.A1" office:value-type="string">
            <text:p text:style-name="P26">编号</text:p>
          </table:table-cell>
          <table:table-cell table:style-name="表格4.A1" office:value-type="string">
            <text:p text:style-name="P26">名称</text:p>
          </table:table-cell>
          <table:table-cell table:style-name="表格4.A1" office:value-type="string">
            <text:p text:style-name="P26">简要描述</text:p>
          </table:table-cell>
          <table:table-cell table:style-name="表格4.A1" office:value-type="string">
            <text:p text:style-name="P26">期望</text:p>
          </table:table-cell>
          <table:table-cell table:style-name="表格4.E1" office:value-type="string">
            <text:p text:style-name="P26">涉众类型</text:p>
          </table:table-cell>
        </table:table-row>
        <table:table-row>
          <table:table-cell table:style-name="表格4.A2" office:value-type="string">
            <text:p text:style-name="P26">SH00<text:span text:style-name="T25">1</text:span></text:p>
          </table:table-cell>
          <table:table-cell table:style-name="表格4.A2" office:value-type="string">
            <text:p text:style-name="P26">喜<text:span text:style-name="T26">好者</text:span></text:p>
          </table:table-cell>
          <table:table-cell table:style-name="表格4.A2" office:value-type="string">
            <text:p text:style-name="P26">系统实际用户<text:span text:style-name="T27">，喜好音乐，把音乐作为自己生活和工作的背景和陪伴，不特定某类音乐类型</text:span></text:p>
          </table:table-cell>
          <table:table-cell table:style-name="表格4.A2" office:value-type="string">
            <text:p text:style-name="P28"><text:span text:style-name="T28">（1）</text:span>可以播放歌曲</text:p>
            <text:p text:style-name="P28">（2）可以扫描识别本地歌曲</text:p>
            <text:p text:style-name="P28">（3）在线听歌</text:p>
            <text:p text:style-name="P28">（<text:span text:style-name="T29">4</text:span>）<text:span text:style-name="T29">操作简单，易用</text:span></text:p>
            <text:p text:style-name="P28"><text:span text:style-name="T29">（</text:span>5）<text:span text:style-name="T28">关键字搜索歌曲</text:span></text:p>
            <text:p text:style-name="P28"><text:span text:style-name="T29">（</text:span>6）可下载歌曲</text:p>
          </table:table-cell>
          <table:table-cell table:style-name="表格4.E2" office:value-type="string">
            <text:p text:style-name="P28"><text:span text:style-name="T30">ST00</text:span><text:span text:style-name="T31">1. </text:span><text:span text:style-name="T32">客户</text:span></text:p>
            <text:p text:style-name="P28">ST0<text:span text:style-name="T36">02. </text:span>Sponsors</text:p>
            <text:p text:style-name="P28">ST003. 标准用户</text:p>
            <text:p text:style-name="P28"><text:span text:style-name="T37">ST005</text:span>. 资源管理人员</text:p>
            <text:p text:style-name="P28"><text:span text:style-name="T37">ST006</text:span>. 开发人<text:span text:style-name="T38">员</text:span></text:p>
            <text:p text:style-name="P28"><text:span text:style-name="T37">ST007</text:span><text:span text:style-name="T32">. 系统运营者</text:span></text:p>
          </table:table-cell>
        </table:table-row>
        <table:table-row>
          <table:table-cell table:style-name="表格4.A2" office:value-type="string">
            <text:p text:style-name="P26">SH00<text:span text:style-name="T25">2</text:span></text:p>
          </table:table-cell>
          <table:table-cell table:style-name="表格4.A2" office:value-type="string">
            <text:p text:style-name="P26">音乐痴迷者</text:p>
          </table:table-cell>
          <table:table-cell table:style-name="表格4.A2" office:value-type="string">
            <text:p text:style-name="P26">系统实际用户<text:span text:style-name="T27">，痴迷于某一类或几类细分类型音乐，或是某个歌星、乐队，或是追求极致的音乐品质</text:span></text:p>
          </table:table-cell>
          <table:table-cell table:style-name="表格4.A2" office:value-type="string">
            <text:p text:style-name="P28"><text:span text:style-name="T28">（1）</text:span>可以播放歌曲</text:p>
            <text:p text:style-name="P28">（2）可以扫描识别本地歌曲</text:p>
            <text:p text:style-name="P28">（3）在线听歌、观看MV</text:p>
            <text:p text:style-name="P28">（4）关键字搜索歌曲</text:p>
            <text:p text:style-name="P28">（5）可下载歌曲</text:p>
            <text:p text:style-name="P28">（6）<text:span text:style-name="T28">管理歌曲</text:span></text:p>
            <text:p text:style-name="P28">（<text:span text:style-name="T39">7</text:span>）界面友好易用</text:p>
            <text:p text:style-name="P28">（8）保护个人隐私权</text:p>
            <text:p text:style-name="P28">（9）可以分享音乐</text:p>
            <text:p text:style-name="P28">（10）创建自己的歌<text:span text:style-name="T40">单</text:span></text:p>
            <text:p text:style-name="P28">（11）<text:span text:style-name="T39">系统音乐类型广泛</text:span></text:p>
          </table:table-cell>
          <table:table-cell table:style-name="表格4.E2" office:value-type="string">
            <text:p text:style-name="P28"><text:span text:style-name="T30">ST00</text:span><text:span text:style-name="T33">1. </text:span><text:span text:style-name="T32">客户</text:span></text:p>
            <text:p text:style-name="P28">ST0<text:span text:style-name="T36">02. </text:span>Sponsors</text:p>
            <text:p text:style-name="P28">ST003. 标准用户</text:p>
            <text:p text:style-name="P26"><text:span text:style-name="T37">ST005</text:span>. 资源管理人员</text:p>
            <text:p text:style-name="P26"><text:span text:style-name="T37">ST006</text:span>. 开发人<text:span text:style-name="T38">员</text:span></text:p>
            <text:p text:style-name="P26"><text:span text:style-name="T37">ST007</text:span><text:span text:style-name="T32">. 系统运营者</text:span></text:p>
          </table:table-cell>
        </table:table-row>
        <table:table-row>
          <table:table-cell table:style-name="表格4.A2" office:value-type="string">
            <text:p text:style-name="P26">SH00<text:span text:style-name="T25">3</text:span></text:p>
          </table:table-cell>
          <table:table-cell table:style-name="表格4.A2" office:value-type="string">
            <text:p text:style-name="P26">业余音乐人</text:p>
          </table:table-cell>
          <table:table-cell table:style-name="表格4.A2" office:value-type="string">
            <text:p text:style-name="P26">系统实际用户<text:span text:style-name="T27">，业余爱好者中的专业音乐人，或者在专业学习音乐的过程中，讲究专业水准</text:span></text:p>
          </table:table-cell>
          <table:table-cell table:style-name="表格4.A2" office:value-type="string">
            <text:p text:style-name="P26">（<text:span text:style-name="T41">1</text:span>）上传和管理自己的音乐、歌单</text:p>
            <text:p text:style-name="P26">（<text:span text:style-name="T41">2</text:span>）自己的<office:annotation><dc:date>2018-01-06T17:20:05.211063293</dc:date><text:p>&lt;!--StartFragment--&gt;</text:p></office:annotation>音乐可供用户播放</text:p>
            <text:p text:style-name="P26">（3）可获取上传歌曲的试听量、用户行为</text:p>
          </table:table-cell>
          <table:table-cell table:style-name="表格4.E2" office:value-type="string">
            <text:p text:style-name="P28">ST004. 技术用户</text:p>
            <text:p text:style-name="P28"><text:span text:style-name="T37">ST005</text:span>. 资源管理人员</text:p>
            <text:p text:style-name="P28"><text:span text:style-name="T37">ST008</text:span>. 资源提供者</text:p>
          </table:table-cell>
        </table:table-row>
        <table:table-row>
          <table:table-cell table:style-name="表格4.A2" office:value-type="string">
            <text:p text:style-name="P28">SH00<text:span text:style-name="T25">4</text:span></text:p>
          </table:table-cell>
          <table:table-cell table:style-name="表格4.A2" office:value-type="string">
            <text:p text:style-name="P28">专业音乐<text:span text:style-name="T42">人</text:span></text:p>
          </table:table-cell>
          <table:table-cell table:style-name="表格4.A2" office:value-type="string">
            <text:p text:style-name="P26">系统实际用户<text:span text:style-name="T27">，专业音乐工作者，大多以音乐谋生</text:span></text:p>
          </table:table-cell>
          <table:table-cell table:style-name="表格4.A2" office:value-type="string">
            <text:p text:style-name="P35"><text:s/>(1)上传和管理自己的音乐</text:p>
            <text:p text:style-name="P26">（<text:span text:style-name="T43">2</text:span>）通过自己的音乐获利</text:p>
            <text:p text:style-name="P36">（3）可获取用户购买数据</text:p>
            <text:p text:style-name="P26">（4）可获取上传歌曲的试听<text:span text:style-name="T41">量、用户行为</text:span><office:annotation><dc:date>2018-01-06T17:00:44.939385917</dc:date><text:p>&lt;!--EndFragment--&gt;</text:p></office:annotation></text:p>
          </table:table-cell>
          <table:table-cell table:style-name="表格4.E2" office:value-type="string">
            <text:p text:style-name="P28">ST004. 技术用户</text:p>
            <text:p text:style-name="P28"><text:span text:style-name="T37">ST008</text:span>. 资源提供者</text:p>
          </table:table-cell>
        </table:table-row>
        <table:table-row>
          <table:table-cell table:style-name="表格4.A2" office:value-type="string">
            <text:p text:style-name="P28">SH005</text:p>
          </table:table-cell>
          <table:table-cell table:style-name="表格4.A2" office:value-type="string">
            <text:p text:style-name="P28">系统音乐编辑</text:p>
          </table:table-cell>
          <table:table-cell table:style-name="表格4.A2" office:value-type="string">
            <text:p text:style-name="P28">系统<text:span text:style-name="T44">的实际使用者，</text:span>具有一定<text:span text:style-name="T44">的音乐专业性、计算机水平。对系统音乐进行分类、编辑并管理歌</text:span><text:soft-page-break/><text:span text:style-name="T44">词。</text:span></text:p>
          </table:table-cell>
          <table:table-cell table:style-name="表格4.A2" office:value-type="string">
            <text:p text:style-name="P28"/>
          </table:table-cell>
          <table:table-cell table:style-name="表格4.E2" office:value-type="string">
            <text:p text:style-name="P28">ST004. 技术用户</text:p>
            <text:p text:style-name="P28"><text:span text:style-name="T37">ST005</text:span>. 资源管理人员</text:p>
          </table:table-cell>
        </table:table-row>
        <table:table-row>
          <table:table-cell table:style-name="表格4.A2" office:value-type="string">
            <text:p text:style-name="P28">SH006</text:p>
          </table:table-cell>
          <table:table-cell table:style-name="表格4.A2" office:value-type="string">
            <text:p text:style-name="P28">广告管理员</text:p>
          </table:table-cell>
          <table:table-cell table:style-name="表格4.A2" office:value-type="string">
            <text:p text:style-name="P28">系统<text:span text:style-name="T45">的间接用户。负责系统广告的投放和管理</text:span></text:p>
          </table:table-cell>
          <table:table-cell table:style-name="表格4.A2" office:value-type="string">
            <text:p text:style-name="P28"/>
          </table:table-cell>
          <table:table-cell table:style-name="表格4.E2" office:value-type="string">
            <text:p text:style-name="P28"><text:span text:style-name="T37">ST005</text:span>. 资源管理人员</text:p>
          </table:table-cell>
        </table:table-row>
        <table:table-row>
          <table:table-cell table:style-name="表格4.A2" office:value-type="string">
            <text:p text:style-name="P28">SH00<text:span text:style-name="T46">7</text:span></text:p>
          </table:table-cell>
          <table:table-cell table:style-name="表格4.A2" office:value-type="string">
            <text:p text:style-name="P28">编码员</text:p>
          </table:table-cell>
          <table:table-cell table:style-name="表格4.A2" office:value-type="string">
            <text:p text:style-name="P26">负责系统的编码实现</text:p>
          </table:table-cell>
          <table:table-cell table:style-name="表格4.A2" office:value-type="string">
            <text:p text:style-name="P26"/>
          </table:table-cell>
          <table:table-cell table:style-name="表格4.E2" office:value-type="string">
            <text:p text:style-name="P27">ST003. 标准用户</text:p>
            <text:p text:style-name="P38">ST006. 开发人员</text:p>
          </table:table-cell>
        </table:table-row>
        <table:table-row>
          <table:table-cell table:style-name="表格4.A2" office:value-type="string">
            <text:p text:style-name="P28">SH00<text:span text:style-name="T46">8</text:span></text:p>
          </table:table-cell>
          <table:table-cell table:style-name="表格4.A2" office:value-type="string">
            <text:p text:style-name="P28">系统维护人员</text:p>
          </table:table-cell>
          <table:table-cell table:style-name="表格4.A2" office:value-type="string">
            <text:p text:style-name="P26">系统间接用户<text:span text:style-name="T47">，维护系统正常运行</text:span></text:p>
          </table:table-cell>
          <table:table-cell table:style-name="表格4.A2" office:value-type="string">
            <text:p text:style-name="P26"><office:annotation><dc:date>2018-01-06T17:18:47.162204624</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office:annotation><dc:date>2018-01-06T17:18:47.359880280</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office:annotation><dc:date>2018-01-06T17:18:47.360059179</dc:date><text:p>&lt;!--StartFragment--&gt;</text:p></office:annotation><text:span text:style-name="T62">（1）</text:span>管理软件数据库，提供相应访问软件数据的接口</text:p>
            <text:p text:style-name="P26"><text:span text:style-name="T48">（2）</text:span>实时获取客户发现的最新问题及改进建议<office:annotation><dc:date>2018-01-06T17:18:47.362957976</dc:date><text:p>&lt;!--EndFragment--&gt;</text:p></office:annotation></text:p>
          </table:table-cell>
          <table:table-cell table:style-name="表格4.E2" office:value-type="string">
            <text:p text:style-name="P27">ST003. 标准用户</text:p>
            <text:p text:style-name="P27">ST006. 开发人员</text:p>
          </table:table-cell>
        </table:table-row>
        <table:table-row>
          <table:table-cell table:style-name="表格4.A2" office:value-type="string">
            <text:p text:style-name="P28">SH00<text:span text:style-name="T46">9</text:span></text:p>
          </table:table-cell>
          <table:table-cell table:style-name="表格4.A2" office:value-type="string">
            <text:p text:style-name="P28">项目组长</text:p>
          </table:table-cell>
          <table:table-cell table:style-name="表格4.A2" office:value-type="string">
            <text:p text:style-name="P28">组织管理整个项目开发过程</text:p>
          </table:table-cell>
          <table:table-cell table:style-name="表格4.A2" office:value-type="string">
            <text:p text:style-name="P28"/>
          </table:table-cell>
          <table:table-cell table:style-name="表格4.E2" office:value-type="string">
            <text:p text:style-name="P27">ST003. 标准用户</text:p>
            <text:p text:style-name="P27">ST006. 开发人员</text:p>
          </table:table-cell>
        </table:table-row>
        <table:table-row>
          <table:table-cell table:style-name="表格4.A2" office:value-type="string">
            <text:p text:style-name="P28">SH<text:span text:style-name="T46">010</text:span></text:p>
          </table:table-cell>
          <table:table-cell table:style-name="表格4.A2" office:value-type="string">
            <text:p text:style-name="P28">系统测试人员</text:p>
          </table:table-cell>
          <table:table-cell table:style-name="表格4.A2" office:value-type="string">
            <text:p text:style-name="P28">系统间接用户<text:span text:style-name="T47">，测试系统功能</text:span></text:p>
          </table:table-cell>
          <table:table-cell table:style-name="表格4.A2" office:value-type="string">
            <text:p text:style-name="P28"/>
          </table:table-cell>
          <table:table-cell table:style-name="表格4.E2" office:value-type="string">
            <text:p text:style-name="P27">ST003. 标准用户</text:p>
            <text:p text:style-name="P27">ST006. 开发人员</text:p>
          </table:table-cell>
        </table:table-row>
        <table:table-row>
          <table:table-cell table:style-name="表格4.A2" office:value-type="string">
            <text:p text:style-name="P28">SH0<text:span text:style-name="T49">11</text:span></text:p>
          </table:table-cell>
          <table:table-cell table:style-name="表格4.A2" office:value-type="string">
            <text:p text:style-name="P28">系统设计人员</text:p>
          </table:table-cell>
          <table:table-cell table:style-name="表格4.A2" office:value-type="string">
            <text:p text:style-name="P28">组织和指导程序员编写、调试程序，开发出符合系统总体设计要求的高质量软件</text:p>
          </table:table-cell>
          <table:table-cell table:style-name="表格4.A2" office:value-type="string">
            <text:p text:style-name="P28"/>
          </table:table-cell>
          <table:table-cell table:style-name="表格4.E2" office:value-type="string">
            <text:p text:style-name="P27">ST003. 标准用户</text:p>
            <text:p text:style-name="P27">ST006. 开发人员</text:p>
          </table:table-cell>
        </table:table-row>
        <table:table-row table:style-name="表格4.13">
          <table:table-cell table:style-name="表格4.A2" office:value-type="string">
            <text:p text:style-name="P28">SH01<text:span text:style-name="T49">2</text:span></text:p>
          </table:table-cell>
          <table:table-cell table:style-name="表格4.A2" office:value-type="string">
            <text:p text:style-name="P28">需求分析人员</text:p>
          </table:table-cell>
          <table:table-cell table:style-name="表格4.A2" office:value-type="string">
            <text:p text:style-name="P28">捕获、分析软件需求，并将业务的需求转换为功能设计。</text:p>
          </table:table-cell>
          <table:table-cell table:style-name="表格4.A2" office:value-type="string">
            <text:p text:style-name="P28"/>
          </table:table-cell>
          <table:table-cell table:style-name="表格4.E2" office:value-type="string">
            <text:p text:style-name="P27">ST003. 标准用户</text:p>
            <text:p text:style-name="P27">ST006. 开发人员</text:p>
          </table:table-cell>
        </table:table-row>
        <table:table-row>
          <table:table-cell table:style-name="表格4.A2" office:value-type="string">
            <text:p text:style-name="P28">SH01<text:span text:style-name="T49">3</text:span></text:p>
          </table:table-cell>
          <table:table-cell table:style-name="表格4.A2" office:value-type="string">
            <text:p text:style-name="P28">系统分析人员</text:p>
          </table:table-cell>
          <table:table-cell table:style-name="表格4.A2" office:value-type="string">
            <text:p text:style-name="P28">其功能涉及需求分析、功能设计、软件结构设计、接口设计等内容，但一般不参与编程和模块详细设计工作。</text:p>
          </table:table-cell>
          <table:table-cell table:style-name="表格4.A2" office:value-type="string">
            <text:p text:style-name="P28"/>
          </table:table-cell>
          <table:table-cell table:style-name="表格4.E2" office:value-type="string">
            <text:p text:style-name="P27">ST003. 标准用户</text:p>
            <text:p text:style-name="P27">ST006. 开发人员</text:p>
          </table:table-cell>
        </table:table-row>
        <table:table-row>
          <table:table-cell table:style-name="表格4.A2" office:value-type="string">
            <text:p text:style-name="P28">SH01<text:span text:style-name="T49">4</text:span></text:p>
          </table:table-cell>
          <table:table-cell table:style-name="表格4.A2" office:value-type="string">
            <text:p text:style-name="P28">技术专家</text:p>
          </table:table-cell>
          <table:table-cell table:style-name="表格4.A2" office:value-type="string">
            <text:p text:style-name="P28"><office:annotation><dc:date>2018-01-06T16:51:34.621684748</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office:annotation><dc:date>2018-01-06T16:51:34.825150147</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office:annotation><dc:date>2018-01-06T16:51:34.825318558</dc:date><text:p>&lt;!--StartFragment--&gt;</text:p></office:annotation>给予开发者具有价值的的建议，并对项目的开发过程进行指导<text:span text:style-name="T50">。</text:span><office:annotation><dc:date>2018-01-06T16:51:34.828957283</dc:date><text:p>&lt;!--EndFragment--&gt;</text:p></office:annotation></text:p>
          </table:table-cell>
          <table:table-cell table:style-name="表格4.A2" office:value-type="string">
            <text:p text:style-name="P28"/>
          </table:table-cell>
          <table:table-cell table:style-name="表格4.E2" office:value-type="string">
            <text:p text:style-name="P27">ST003. 标准用户</text:p>
            <text:p text:style-name="P31">ST009. 技术权威</text:p>
          </table:table-cell>
        </table:table-row>
        <text:soft-page-break/>
        <table:table-row>
          <table:table-cell table:style-name="表格4.A2" office:value-type="string">
            <text:p text:style-name="P28">SH01<text:span text:style-name="T49">5</text:span></text:p>
          </table:table-cell>
          <table:table-cell table:style-name="表格4.A2" office:value-type="string">
            <text:p text:style-name="P28">监管部门</text:p>
          </table:table-cell>
          <table:table-cell table:style-name="表格4.A2" office:value-type="string">
            <text:p text:style-name="P28"><office:annotation><dc:date>2018-01-06T16:52:08.811845782</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office:annotation><dc:date>2018-01-06T16:52:09.011330455</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office:annotation><dc:date>2018-01-06T16:52:09.011427537</dc:date><text:p>&lt;!--StartFragment--&gt;</text:p></office:annotation>监视软件的广告，歌曲，图片是否合法<text:span text:style-name="T50">。</text:span><office:annotation><dc:date>2018-01-06T16:52:09.013511807</dc:date><text:p>&lt;!--EndFragment--&gt;</text:p></office:annotation></text:p>
          </table:table-cell>
          <table:table-cell table:style-name="表格4.A2" office:value-type="string">
            <text:p text:style-name="P28"><text:span text:style-name="T51">（1）</text:span><office:annotation><dc:date>2018-01-06T17:22:16.218426085</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office:annotation><dc:date>2018-01-06T17:22:16.218605888</dc:date><text:p>&lt;!--StartFragment--&gt;</text:p></office:annotation>可通过相应接口访问监视软件</text:p>
            <text:p text:style-name="P28"><text:span text:style-name="T51">（2）</text:span>可以禁用，删除某些非法资源</text:p>
            <text:p text:style-name="P28"><text:span text:style-name="T51">（3）</text:span>可以时刻联系到软件提供商</text:p>
            <text:p text:style-name="P28"><text:span text:style-name="T51">（4）</text:span>具备内建的检查能力</text:p>
            <text:p text:style-name="P28"><office:annotation><dc:date>2018-01-06T17:22:16.223607343</dc:date><text:p>&lt;!--EndFragment--&gt;</text:p></office:annotation></text:p>
          </table:table-cell>
          <table:table-cell table:style-name="表格4.E2" office:value-type="string">
            <text:p text:style-name="P31">ST009. 技术权威</text:p>
          </table:table-cell>
        </table:table-row>
        <table:table-row>
          <table:table-cell table:style-name="表格4.A2" office:value-type="string">
            <text:p text:style-name="P28">SH01<text:span text:style-name="T49">6</text:span></text:p>
          </table:table-cell>
          <table:table-cell table:style-name="表格4.A2" office:value-type="string">
            <text:p text:style-name="P28">法律顾问</text:p>
          </table:table-cell>
          <table:table-cell table:style-name="表格4.A2" office:value-type="string">
            <text:p text:style-name="P28">具有法律专业知识<text:span text:style-name="T50">，作用为实现预防，事后补救，解决麻烦，目标是追求最大效益，最小风险。</text:span><office:annotation><dc:date>2018-01-06T16:52:22.195422041</dc:date><text:p>&lt;!--EndFragment--&gt;</text:p></office:annotation></text:p>
          </table:table-cell>
          <table:table-cell table:style-name="表格4.A2" office:value-type="string">
            <text:p text:style-name="P28"/>
          </table:table-cell>
          <table:table-cell table:style-name="表格4.E2" office:value-type="string">
            <text:p text:style-name="P27">ST009. 技术权威</text:p>
          </table:table-cell>
        </table:table-row>
        <table:table-row>
          <table:table-cell table:style-name="表格4.A2" office:value-type="string">
            <text:p text:style-name="P28">SH01<text:span text:style-name="T49">7</text:span></text:p>
          </table:table-cell>
          <table:table-cell table:style-name="表格4.A2" office:value-type="string">
            <text:p text:style-name="P28">支付服务提供商</text:p>
          </table:table-cell>
          <table:table-cell table:style-name="表格4.A2" office:value-type="string">
            <text:p text:style-name="P28"><office:annotation><dc:date>2018-01-06T16:52:21.998695652</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office:annotation><dc:date>2018-01-06T16:52:22.193433816</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office:annotation><dc:date>2018-01-06T16:52:22.193531047</dc:date><text:p>&lt;!--StartFragment--&gt;</text:p></office:annotation>提供支付购买业务</text:p>
          </table:table-cell>
          <table:table-cell table:style-name="表格4.A2" office:value-type="string">
            <text:p text:style-name="P28"><text:span text:style-name="T48">（1）</text:span><office:annotation><dc:date>2018-01-06T17:21:38.952158045</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office:annotation><dc:date>2018-01-06T17:21:38.952338527</dc:date><text:p>&lt;!--StartFragment--&gt;</text:p></office:annotation>获取订单数据</text:p>
            <text:p text:style-name="P28"><text:span text:style-name="T48">（2）</text:span>支持联网实时收费</text:p>
            <text:p text:style-name="P28"><text:span text:style-name="T48">（3）</text:span>按时支付技术服务费<office:annotation><dc:date>2018-01-06T17:21:38.955929161</dc:date><text:p>&lt;!--EndFragment--&gt;</text:p></office:annotation></text:p>
          </table:table-cell>
          <table:table-cell table:style-name="表格4.E2" office:value-type="string">
            <text:p text:style-name="P26"><text:span text:style-name="T34">ST0</text:span><text:span text:style-name="T33">10</text:span><text:span text:style-name="T35">. 第三方系统</text:span></text:p>
          </table:table-cell>
        </table:table-row>
        <table:table-row>
          <table:table-cell table:style-name="表格4.A2" office:value-type="string">
            <text:p text:style-name="P28">SH<text:span text:style-name="T52">018</text:span></text:p>
          </table:table-cell>
          <table:table-cell table:style-name="表格4.A2" office:value-type="string">
            <text:p text:style-name="P28">云存储提供<text:span text:style-name="T53">方</text:span></text:p>
          </table:table-cell>
          <table:table-cell table:style-name="表格4.A2" office:value-type="string">
            <text:p text:style-name="P28">提供音乐云盘<text:span text:style-name="T53">的接口，支持用户上传音乐到云盘</text:span></text:p>
          </table:table-cell>
          <table:table-cell table:style-name="表格4.A2" office:value-type="string">
            <text:p text:style-name="P26"/>
          </table:table-cell>
          <table:table-cell table:style-name="表格4.E2" office:value-type="string">
            <text:p text:style-name="P26"><text:span text:style-name="T34">ST0</text:span><text:span text:style-name="T33">10</text:span><text:span text:style-name="T35">. 第三方系统</text:span></text:p>
          </table:table-cell>
        </table:table-row>
        <table:table-row>
          <table:table-cell table:style-name="表格4.A2" office:value-type="string">
            <text:p text:style-name="P28">SH<text:span text:style-name="T54">029</text:span></text:p>
          </table:table-cell>
          <table:table-cell table:style-name="表格4.A2" office:value-type="string">
            <text:p text:style-name="P28">社交软件系统</text:p>
          </table:table-cell>
          <table:table-cell table:style-name="表格4.A2" office:value-type="string">
            <text:p text:style-name="P28">为用户提供音乐分享<text:span text:style-name="T55">的</text:span>接口</text:p>
          </table:table-cell>
          <table:table-cell table:style-name="表格4.A2" office:value-type="string">
            <text:p text:style-name="P28"/>
          </table:table-cell>
          <table:table-cell table:style-name="表格4.E2" office:value-type="string">
            <text:p text:style-name="P26"><text:span text:style-name="T34">ST0</text:span><text:span text:style-name="T33">10</text:span><text:span text:style-name="T35">. 第三方系统</text:span></text:p>
          </table:table-cell>
        </table:table-row>
        <table:table-row table:style-name="表格4.21">
          <table:table-cell table:style-name="表格4.A2" office:value-type="string">
            <text:p text:style-name="P28">SH0<text:span text:style-name="T56">20</text:span></text:p>
          </table:table-cell>
          <table:table-cell table:style-name="表格4.A2" office:value-type="string">
            <text:p text:style-name="P28">广告商</text:p>
          </table:table-cell>
          <table:table-cell table:style-name="表格4.A2" office:value-type="string">
            <text:p text:style-name="P26"><office:annotation><dc:date>2018-01-06T16:52:59.236439471</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office:annotation><dc:date>2018-01-06T16:52:59.403208484</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office:annotation><dc:date>2018-01-06T16:52:59.403310139</dc:date><text:p>&lt;!--StartFragment--&gt;</text:p></office:annotation>提供各种广告，并且支付一定的广告费<office:annotation><dc:date>2018-01-06T16:52:59.405349829</dc:date><text:p>&lt;!--EndFragment--&gt;</text:p></office:annotation></text:p>
          </table:table-cell>
          <table:table-cell table:style-name="表格4.A2" office:value-type="string">
            <text:p text:style-name="P26"><office:annotation><dc:date>2018-01-06T17:20:40.606124845</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office:annotation><dc:date>2018-01-06T17:20:40.819523976</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office:annotation><dc:date>2018-01-06T17:20:40.819624271</dc:date><text:p>&lt;!--StartFragment--&gt;</text:p></office:annotation>（1）获得用户网络流量</text:p>
            <text:p text:style-name="P26"><text:s/>( 2 )获取广告点击率</text:p>
          </table:table-cell>
          <table:table-cell table:style-name="表格4.E2" office:value-type="string">
            <text:p text:style-name="P38">ST008. 资源提供者</text:p>
          </table:table-cell>
        </table:table-row>
        <table:table-row table:style-name="表格4.21">
          <table:table-cell table:style-name="表格4.A2" office:value-type="string">
            <text:p text:style-name="P28">SH0<text:span text:style-name="T56">21</text:span></text:p>
          </table:table-cell>
          <table:table-cell table:style-name="表格4.A2" office:value-type="string">
            <text:p text:style-name="P28">唱片公司</text:p>
          </table:table-cell>
          <table:table-cell table:style-name="表格4.A2" office:value-type="string">
            <text:p text:style-name="P26"><office:annotation><dc:date>2018-01-06T16:53:08.896373634</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office:annotation><dc:date>2018-01-06T16:53:09.066325450</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office:annotation><dc:date>2018-01-06T16:53:09.066431007</dc:date><text:p>&lt;!--StartFragment--&gt;</text:p></office:annotation>唱片提供商，提供多种类型的，可供下载或者购买的<text:span text:style-name="T61">音乐</text:span><office:annotation><dc:date>2018-01-06T16:53:09.069050680</dc:date><text:p>&lt;!--EndFragment--&gt;</text:p></office:annotation></text:p>
          </table:table-cell>
          <table:table-cell table:style-name="表格4.A2" office:value-type="string">
            <text:p text:style-name="P26"><text:span text:style-name="T29"><text:s/>(1)</text:span><office:annotation><dc:date>2018-01-07T09:45:41.323449605</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office:annotation><dc:date>2018-01-07T09:45:41.323642839</dc:date><text:p>&lt;!--StartFragment--&gt;</text:p></office:annotation>通过歌曲获取利润</text:p>
            <text:p text:style-name="P26"><text:span text:style-name="T29"><text:s/>(2)</text:span>可获取用户购买数据</text:p>
            <text:p text:style-name="P26"><office:annotation><dc:date>2018-01-07T09:45:41.328666470</dc:date><text:p>&lt;!--EndFragment--&gt;</text:p></office:annotation></text:p>
          </table:table-cell>
          <table:table-cell table:style-name="表格4.E2" office:value-type="string">
            <text:p text:style-name="P27">ST008. 资源提供者</text:p>
          </table:table-cell>
        </table:table-row>
        <table:table-row table:style-name="表格4.21">
          <table:table-cell table:style-name="表格4.A2" office:value-type="string">
            <text:p text:style-name="P28">SH<text:span text:style-name="T57">022</text:span></text:p>
          </table:table-cell>
          <table:table-cell table:style-name="表格4.A2" office:value-type="string">
            <text:p text:style-name="P28">音乐综艺版权合作方</text:p>
          </table:table-cell>
          <table:table-cell table:style-name="表格4.A2" office:value-type="string">
            <text:p text:style-name="P28">授权音乐综艺节目<text:span text:style-name="T57">中录制的歌手所演唱的歌曲的版权</text:span></text:p>
          </table:table-cell>
          <table:table-cell table:style-name="表格4.A2" office:value-type="string">
            <text:p text:style-name="P26"/>
          </table:table-cell>
          <table:table-cell table:style-name="表格4.E2" office:value-type="string">
            <text:p text:style-name="P38">ST008. 资源提供者</text:p>
          </table:table-cell>
        </table:table-row>
        <table:table-row table:style-name="表格4.21">
          <table:table-cell table:style-name="表格4.A2" office:value-type="string">
            <text:p text:style-name="P28">SH<text:span text:style-name="T57">023</text:span></text:p>
          </table:table-cell>
          <table:table-cell table:style-name="表格4.A2" office:value-type="string">
            <text:p text:style-name="P28">电视频道版权合作方</text:p>
          </table:table-cell>
          <table:table-cell table:style-name="表格4.A2" office:value-type="string">
            <text:p text:style-name="P28">电视音乐频道<text:span text:style-name="T57">所涵盖的音乐类型丰富，为音乐系统进行版权合作，提供多样化的音</text:span><text:soft-page-break/><text:span text:style-name="T57">乐资源</text:span></text:p>
          </table:table-cell>
          <table:table-cell table:style-name="表格4.A2" office:value-type="string">
            <text:p text:style-name="P26"/>
          </table:table-cell>
          <table:table-cell table:style-name="表格4.E2" office:value-type="string">
            <text:p text:style-name="P38">ST008. 资源提供者</text:p>
          </table:table-cell>
        </table:table-row>
        <table:table-row>
          <table:table-cell table:style-name="表格4.A2" office:value-type="string">
            <text:p text:style-name="P28">SH0<text:span text:style-name="T49">24</text:span></text:p>
          </table:table-cell>
          <table:table-cell table:style-name="表格4.A2" office:value-type="string">
            <text:p text:style-name="P28">系统管理员</text:p>
          </table:table-cell>
          <table:table-cell table:style-name="表格4.A2" office:value-type="string">
            <text:p text:style-name="P28">系统<text:span text:style-name="T50">的间接用户，负责系统数据库的管理，例如数据的备份、更新</text:span></text:p>
          </table:table-cell>
          <table:table-cell table:style-name="表格4.A2" office:value-type="string">
            <text:p text:style-name="P28"/>
          </table:table-cell>
          <table:table-cell table:style-name="表格4.E2" office:value-type="string">
            <text:p text:style-name="P38">ST007. 系统运营支持者</text:p>
          </table:table-cell>
        </table:table-row>
        <table:table-row>
          <table:table-cell table:style-name="表格4.A2" office:value-type="string">
            <text:p text:style-name="P28">SH0<text:span text:style-name="T49">25</text:span></text:p>
          </table:table-cell>
          <table:table-cell table:style-name="表格4.A2" office:value-type="string">
            <text:p text:style-name="P28">运营者</text:p>
          </table:table-cell>
          <table:table-cell table:style-name="表格4.A2" office:value-type="string">
            <text:p text:style-name="P28">系统<text:span text:style-name="T50">的间接用户，维护系统在网络上的正常运行</text:span></text:p>
          </table:table-cell>
          <table:table-cell table:style-name="表格4.A2" office:value-type="string">
            <text:p text:style-name="P28"/>
          </table:table-cell>
          <table:table-cell table:style-name="表格4.E2" office:value-type="string">
            <text:p text:style-name="P27">ST007. 系统运营支持者</text:p>
          </table:table-cell>
        </table:table-row>
        <table:table-row>
          <table:table-cell table:style-name="表格4.A2" office:value-type="string">
            <text:p text:style-name="P28">SH0<text:span text:style-name="T52">26</text:span></text:p>
          </table:table-cell>
          <table:table-cell table:style-name="表格4.A2" office:value-type="string">
            <text:p text:style-name="P28">客户</text:p>
          </table:table-cell>
          <table:table-cell table:style-name="表格4.A2" office:value-type="string">
            <text:p text:style-name="P28">真正<text:span text:style-name="T52">会购买最终系统的人和/或组织。包括：消费者、评估员、以及代表购买组织的代理商。</text:span></text:p>
          </table:table-cell>
          <table:table-cell table:style-name="表格4.A2" office:value-type="string">
            <text:p text:style-name="P28">（1）系统按期完成</text:p>
            <text:p text:style-name="P28">（2）系统的市场价值高</text:p>
            <text:p text:style-name="P28">（3）系统在可用资金范围内</text:p>
            <text:p text:style-name="P28"><text:s text:c="6"/>完成</text:p>
            <text:p text:style-name="P28">（4）可通过系统获利</text:p>
          </table:table-cell>
          <table:table-cell table:style-name="表格4.E2" office:value-type="string">
            <text:p text:style-name="P17"><text:span text:style-name="T30">ST00</text:span><text:span text:style-name="T33">1. </text:span><text:span text:style-name="T32">客户</text:span></text:p>
          </table:table-cell>
        </table:table-row>
        <table:table-row>
          <table:table-cell table:style-name="表格4.A2" office:value-type="string">
            <text:p text:style-name="P28">SH02<text:span text:style-name="T58">7</text:span></text:p>
          </table:table-cell>
          <table:table-cell table:style-name="表格4.A2" office:value-type="string">
            <text:p text:style-name="P28">资助人</text:p>
          </table:table-cell>
          <table:table-cell table:style-name="表格4.A2" office:value-type="string">
            <text:p text:style-name="P28">系统开发以及运营<text:span text:style-name="T59">胡投资人</text:span></text:p>
          </table:table-cell>
          <table:table-cell table:style-name="表格4.A2" office:value-type="string">
            <text:p text:style-name="P28"/>
          </table:table-cell>
          <table:table-cell table:style-name="表格4.E2" office:value-type="string">
            <text:p text:style-name="P17">ST0<text:span text:style-name="T36">02. </text:span><text:span text:style-name="T60">Sponsors</text:span></text:p>
          </table:table-cell>
        </table:table-row>
      </table:table>
      <text:p text:style-name="P21"/>
      <text:p text:style-name="P10">3.2用户概括</text:p>
      <text:p text:style-name="Text_20_body"><text:tab/><text:tab/>一个涉众可能代表一个或者多个用户，下面列出了该项目的相关用户及其简<text:tab/><text:tab/><text:tab/>要描述。</text:p>
      <text:p text:style-name="P12">表3-2用户概括</text:p>
      <table:table table:name="表格5" table:style-name="表格5">
        <table:table-column table:style-name="表格5.A"/>
        <table:table-column table:style-name="表格5.B"/>
        <table:table-column table:style-name="表格5.C"/>
        <table:table-row>
          <table:table-cell table:style-name="表格5.A1" office:value-type="string">
            <text:p text:style-name="表格正文">用户</text:p>
          </table:table-cell>
          <table:table-cell table:style-name="表格5.A1" office:value-type="string">
            <text:p text:style-name="表格正文">用户类型</text:p>
          </table:table-cell>
          <table:table-cell table:style-name="表格5.C1" office:value-type="string">
            <text:p text:style-name="表格正文">简要描述</text:p>
          </table:table-cell>
        </table:table-row>
        <table:table-row>
          <table:table-cell table:style-name="表格5.A2" office:value-type="string">
            <text:p text:style-name="表格正文">客户</text:p>
          </table:table-cell>
          <table:table-cell table:style-name="表格5.A2" office:value-type="string">
            <text:p text:style-name="表格正文">客户</text:p>
            <text:p text:style-name="表格正文">Sponsors</text:p>
          </table:table-cell>
          <table:table-cell table:style-name="表格5.C2" office:value-type="string">
            <text:p text:style-name="表格正文">真正<text:span text:style-name="T52">会购买最终系统的人和/或组织。包括：消费者、评估员、以及代表购买组织的代理商。</text:span></text:p>
          </table:table-cell>
        </table:table-row>
        <table:table-row>
          <table:table-cell table:style-name="表格5.A2" office:value-type="string">
            <text:p text:style-name="表格正文">投资人</text:p>
          </table:table-cell>
          <table:table-cell table:style-name="表格5.A2" office:value-type="string">
            <text:p text:style-name="表格正文">Sponsors</text:p>
          </table:table-cell>
          <table:table-cell table:style-name="表格5.C2" office:value-type="string">
            <text:p text:style-name="表格正文">系统开发以及运营<text:span text:style-name="T63">的投资人</text:span></text:p>
          </table:table-cell>
        </table:table-row>
        <table:table-row>
          <table:table-cell table:style-name="表格5.A2" office:value-type="string">
            <text:p text:style-name="表格正文">喜<text:span text:style-name="T64">好者</text:span></text:p>
          </table:table-cell>
          <table:table-cell table:style-name="表格5.A2" office:value-type="string">
            <text:p text:style-name="表格正文">标准用户</text:p>
          </table:table-cell>
          <table:table-cell table:style-name="表格5.C2" office:value-type="string">
            <text:p text:style-name="表格正文">系统实际用户<text:span text:style-name="T27">，喜好音乐，把音乐作为自己生活和工作的背景和陪伴，不特定某类音乐类型</text:span></text:p>
          </table:table-cell>
        </table:table-row>
        <table:table-row>
          <table:table-cell table:style-name="表格5.A2" office:value-type="string">
            <text:p text:style-name="表格正文">音乐痴迷<text:span text:style-name="T64">着</text:span></text:p>
          </table:table-cell>
          <table:table-cell table:style-name="表格5.A2" office:value-type="string">
            <text:p text:style-name="表格正文">标准用户</text:p>
          </table:table-cell>
          <table:table-cell table:style-name="表格5.C2" office:value-type="string">
            <text:p text:style-name="表格正文">系统实际用户<text:span text:style-name="T27">，痴迷于某一类或几类细分类型音乐，或是某个歌星、乐队，或是追求极致的音乐品质</text:span></text:p>
          </table:table-cell>
        </table:table-row>
        <table:table-row>
          <table:table-cell table:style-name="表格5.A2" office:value-type="string">
            <text:p text:style-name="表格正文">业余音<text:soft-page-break/>乐人</text:p>
          </table:table-cell>
          <table:table-cell table:style-name="表格5.A2" office:value-type="string">
            <text:p text:style-name="表格正文">专业用户</text:p>
            <text:p text:style-name="表格正文"><text:soft-page-break/>资源提供<text:span text:style-name="T65">者</text:span></text:p>
          </table:table-cell>
          <table:table-cell table:style-name="表格5.C2" office:value-type="string">
            <text:p text:style-name="表格正文">系统实际用户<text:span text:style-name="T27">，业余爱好者中的专业音乐人，或者在</text:span><text:soft-page-break/><text:span text:style-name="T27">专业学习音乐的过程中，讲究专业水准</text:span></text:p>
          </table:table-cell>
        </table:table-row>
        <table:table-row>
          <table:table-cell table:style-name="表格5.A2" office:value-type="string">
            <text:p text:style-name="表格正文">专业音乐人</text:p>
          </table:table-cell>
          <table:table-cell table:style-name="表格5.A2" office:value-type="string">
            <text:p text:style-name="表格正文">专业用户</text:p>
            <text:p text:style-name="表格正文">资源提供<text:span text:style-name="T65">者</text:span></text:p>
          </table:table-cell>
          <table:table-cell table:style-name="表格5.C2" office:value-type="string">
            <text:p text:style-name="表格正文">系统实际用户<text:span text:style-name="T27">，专业音乐工作者，大多以音乐谋生</text:span></text:p>
          </table:table-cell>
        </table:table-row>
        <table:table-row>
          <table:table-cell table:style-name="表格5.A2" office:value-type="string">
            <text:p text:style-name="表格正文">系统音乐编辑</text:p>
          </table:table-cell>
          <table:table-cell table:style-name="表格5.A2" office:value-type="string">
            <text:p text:style-name="表格正文">专业用户</text:p>
            <text:p text:style-name="表格正文">资源管理员</text:p>
          </table:table-cell>
          <table:table-cell table:style-name="表格5.C2" office:value-type="string">
            <text:p text:style-name="表格正文">系统<text:span text:style-name="T44">的实际使用者，</text:span>具有一定<text:span text:style-name="T44">的音乐专业性、计算机水平。对系统音乐进行分类、编辑并管理歌词。</text:span></text:p>
          </table:table-cell>
        </table:table-row>
        <table:table-row>
          <table:table-cell table:style-name="表格5.A2" office:value-type="string">
            <text:p text:style-name="表格正文">广告管理员</text:p>
          </table:table-cell>
          <table:table-cell table:style-name="表格5.A2" office:value-type="string">
            <text:p text:style-name="表格正文">资源管理<text:span text:style-name="T63">员</text:span></text:p>
          </table:table-cell>
          <table:table-cell table:style-name="表格5.C2" office:value-type="string">
            <text:p text:style-name="表格正文">系统<text:span text:style-name="T45">的间接用户。负责系统广告的投放和管理</text:span></text:p>
          </table:table-cell>
        </table:table-row>
        <table:table-row>
          <table:table-cell table:style-name="表格5.A2" office:value-type="string">
            <text:p text:style-name="表格正文">系统管理员</text:p>
          </table:table-cell>
          <table:table-cell table:style-name="表格5.A2" office:value-type="string">
            <text:p text:style-name="表格正文">系统运营支持者</text:p>
          </table:table-cell>
          <table:table-cell table:style-name="表格5.C2" office:value-type="string">
            <text:p text:style-name="表格正文">系统<text:span text:style-name="T50">的间接用户，负责系统数据库的管理，例如数据的备份、更新</text:span></text:p>
          </table:table-cell>
        </table:table-row>
        <table:table-row>
          <table:table-cell table:style-name="表格5.A2" office:value-type="string">
            <text:p text:style-name="表格正文">运营者</text:p>
          </table:table-cell>
          <table:table-cell table:style-name="表格5.A2" office:value-type="string">
            <text:p text:style-name="表格正文">系统运营支持者</text:p>
          </table:table-cell>
          <table:table-cell table:style-name="表格5.C2" office:value-type="string">
            <text:p text:style-name="表格正文">系统<text:span text:style-name="T50">的间接用户，维护系统在网络上的正常运行</text:span></text:p>
          </table:table-cell>
        </table:table-row>
        <table:table-row>
          <table:table-cell table:style-name="表格5.A2" office:value-type="string">
            <text:p text:style-name="表格正文">系统维护人员</text:p>
          </table:table-cell>
          <table:table-cell table:style-name="表格5.A2" office:value-type="string">
            <text:p text:style-name="表格正文">开发人员</text:p>
            <text:p text:style-name="表格正文">系统运营支持者</text:p>
          </table:table-cell>
          <table:table-cell table:style-name="表格5.C2" office:value-type="string">
            <text:p text:style-name="表格正文">系统间接用户<text:span text:style-name="T63">。</text:span>熟悉该软件领域的相关知识、具有相应开发经验，并且了解项目配置工具的人：定期检查软件日常维护、升级、保证软件的安全。进行必要的软件开发工作，不断改进软件的功能和可靠性。维护人员隔一段时间对版本进行完整测试，并发布alpha版本。</text:p>
          </table:table-cell>
        </table:table-row>
        <table:table-row>
          <table:table-cell table:style-name="表格5.A2" office:value-type="string">
            <text:p text:style-name="表格正文">系统测试人员</text:p>
          </table:table-cell>
          <table:table-cell table:style-name="表格5.A2" office:value-type="string">
            <text:p text:style-name="表格正文">开发人员</text:p>
          </table:table-cell>
          <table:table-cell table:style-name="表格5.C2" office:value-type="string">
            <text:p text:style-name="表格正文">系统间接用户<text:span text:style-name="T47">，测试系统功能，并查找出系统存在的问题</text:span></text:p>
          </table:table-cell>
        </table:table-row>
        <table:table-row>
          <table:table-cell table:style-name="表格5.A2" office:value-type="string">
            <text:p text:style-name="表格正文">支付服务提供商</text:p>
          </table:table-cell>
          <table:table-cell table:style-name="表格5.A2" office:value-type="string">
            <text:p text:style-name="表格正文">第三方系统</text:p>
          </table:table-cell>
          <table:table-cell table:style-name="表格5.C2" office:value-type="string">
            <text:p text:style-name="表格正文"><office:annotation><dc:date>2018-01-06T16:52:21.998695652</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office:annotation><dc:date>2018-01-06T16:52:22.193433816</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office:annotation><dc:date>2018-01-06T16:52:22.193531047</dc:date><text:p>&lt;!--StartFragment--&gt;</text:p></office:annotation>提供支付购买业务</text:p>
          </table:table-cell>
        </table:table-row>
        <table:table-row>
          <table:table-cell table:style-name="表格5.A2" office:value-type="string">
            <text:p text:style-name="表格正文">云存储提供<text:span text:style-name="T53">方</text:span></text:p>
          </table:table-cell>
          <table:table-cell table:style-name="表格5.A2" office:value-type="string">
            <text:p text:style-name="表格正文">第三方系统</text:p>
          </table:table-cell>
          <table:table-cell table:style-name="表格5.C2" office:value-type="string">
            <text:p text:style-name="表格正文">提供音乐云盘<text:span text:style-name="T53">的接口，支持用户上传音乐到云盘</text:span></text:p>
          </table:table-cell>
        </table:table-row>
        <table:table-row>
          <table:table-cell table:style-name="表格5.A2" office:value-type="string">
            <text:p text:style-name="表格正文">社交软件系统</text:p>
          </table:table-cell>
          <table:table-cell table:style-name="表格5.A2" office:value-type="string">
            <text:p text:style-name="表格正文">第三方系统</text:p>
          </table:table-cell>
          <table:table-cell table:style-name="表格5.C2" office:value-type="string">
            <text:p text:style-name="表格正文">为用户提供音乐分享<text:span text:style-name="T55">的</text:span>接口</text:p>
          </table:table-cell>
        </table:table-row>
      </table:table>
      <text:p text:style-name="P13">3.3用户描述</text:p>
      <text:p text:style-name="P9"><text:soft-page-break/>3.3.1用户／市场统计</text:p>
      <text:p text:style-name="Text_20_body"><text:tab/><text:tab/><text:tab/>随着互联网的发展，越来越多的人开始用手机、电脑在线听歌。2017年的中<text:tab/><text:tab/><text:tab/>国网民各类互联网应用使用率排行榜中，网络音乐排在第五位，使用率达<text:tab/><text:tab/><text:tab/>69.8%。</text:p>
      <text:p text:style-name="P9">3.3.2 用户剖析</text:p>
      <text:p text:style-name="Text_20_body"><text:tab/><text:tab/><text:tab/>描述了系统中每一个不同用户相关特性和期望，不同的用户<text:tab/>类型可能有<text:tab/><text:tab/><text:tab/>如权威和新手之间的差距。对用户全面的剖析也<text:tab/>是项目成功实现的关键。</text:p>
      <table:table table:name="表格6" table:style-name="表格6">
        <table:table-column table:style-name="表格6.A"/>
        <table:table-column table:style-name="表格6.B"/>
        <table:table-row table:style-name="表格6.1">
          <table:table-cell table:style-name="表格6.A1" office:value-type="string">
            <text:p text:style-name="Text_20_body">用户</text:p>
          </table:table-cell>
          <table:table-cell table:style-name="表格6.A1" office:value-type="string">
            <text:p text:style-name="Text_20_body">US001普通用户</text:p>
          </table:table-cell>
        </table:table-row>
        <table:table-row table:style-name="表格6.1">
          <table:table-cell table:style-name="表格6.A1" office:value-type="string">
            <text:p text:style-name="Text_20_body">说明</text:p>
          </table:table-cell>
          <table:table-cell table:style-name="表格6.A1" office:value-type="string">
            <text:p text:style-name="Text_20_body">用户可通过计算机登录音乐系统进行听歌</text:p>
          </table:table-cell>
        </table:table-row>
        <table:table-row table:style-name="表格6.1">
          <table:table-cell table:style-name="表格6.A1" office:value-type="string">
            <text:p text:style-name="Text_20_body">特点</text:p>
          </table:table-cell>
          <table:table-cell table:style-name="表格6.A1" office:value-type="string">
            <text:p text:style-name="Text_20_body">无法衡量其计算机水平，也无法进行培训</text:p>
          </table:table-cell>
        </table:table-row>
        <table:table-row table:style-name="表格6.1">
          <table:table-cell table:style-name="表格6.A1" office:value-type="string">
            <text:p text:style-name="Text_20_body">职责</text:p>
          </table:table-cell>
          <table:table-cell table:style-name="表格6.A1" office:value-type="string">
            <text:list xml:id="list152210752" text:style-name="WWNum9">
              <text:list-item>
                <text:p text:style-name="P32">提出播放一般音乐的申请</text:p>
              </text:list-item>
              <text:list-item>
                <text:p text:style-name="P32">查询播放进度</text:p>
              </text:list-item>
            </text:list>
          </table:table-cell>
        </table:table-row>
        <table:table-row table:style-name="表格6.1">
          <table:table-cell table:style-name="表格6.A1" office:value-type="string">
            <text:p text:style-name="Text_20_body">成功标准</text:p>
          </table:table-cell>
          <table:table-cell table:style-name="表格6.A1" office:value-type="string">
            <text:p text:style-name="Text_20_body">正确播放音乐和查询播放进度</text:p>
          </table:table-cell>
        </table:table-row>
        <table:table-row table:style-name="表格6.1">
          <table:table-cell table:style-name="表格6.A1" office:value-type="string">
            <text:p text:style-name="Text_20_body">参与</text:p>
          </table:table-cell>
          <table:table-cell table:style-name="表格6.A1" office:value-type="string">
            <text:p text:style-name="Text_20_body">界面设计</text:p>
          </table:table-cell>
        </table:table-row>
        <table:table-row table:style-name="表格6.1">
          <table:table-cell table:style-name="表格6.A1" office:value-type="string">
            <text:p text:style-name="Text_20_body">可交互工件</text:p>
          </table:table-cell>
          <table:table-cell table:style-name="表格6.A1" office:value-type="string">
            <text:p text:style-name="Text_20_body">《界面设计要求》</text:p>
          </table:table-cell>
        </table:table-row>
        <table:table-row table:style-name="表格6.1">
          <table:table-cell table:style-name="表格6.A1" office:value-type="string">
            <text:p text:style-name="Text_20_body">意见/问题</text:p>
          </table:table-cell>
          <table:table-cell table:style-name="表格6.A1" office:value-type="string">
            <text:p text:style-name="Text_20_body">无</text:p>
          </table:table-cell>
        </table:table-row>
      </table:table>
      <text:p text:style-name="P7"/>
      <table:table table:name="表格7" table:style-name="表格7">
        <table:table-column table:style-name="表格7.A"/>
        <table:table-column table:style-name="表格7.B"/>
        <table:table-row table:style-name="表格7.1">
          <table:table-cell table:style-name="表格7.A1" office:value-type="string">
            <text:p text:style-name="Text_20_body">用户</text:p>
          </table:table-cell>
          <table:table-cell table:style-name="表格7.A1" office:value-type="string">
            <text:p text:style-name="Text_20_body">US002标准用户</text:p>
          </table:table-cell>
        </table:table-row>
        <table:table-row table:style-name="表格7.1">
          <table:table-cell table:style-name="表格7.A1" office:value-type="string">
            <text:p text:style-name="Text_20_body">说明</text:p>
          </table:table-cell>
          <table:table-cell table:style-name="表格7.A1" office:value-type="string">
            <text:p text:style-name="Text_20_body">用户可通过多种设备登录音乐系统进行听歌</text:p>
          </table:table-cell>
        </table:table-row>
        <table:table-row table:style-name="表格7.1">
          <table:table-cell table:style-name="表格7.A1" office:value-type="string">
            <text:p text:style-name="Text_20_body">特点</text:p>
          </table:table-cell>
          <table:table-cell table:style-name="表格7.A1" office:value-type="string">
            <text:p text:style-name="Text_20_body">使用电子设备水平较高，不用进行培训</text:p>
          </table:table-cell>
        </table:table-row>
        <table:table-row table:style-name="表格7.1">
          <table:table-cell table:style-name="表格7.A1" office:value-type="string">
            <text:p text:style-name="Text_20_body">职责</text:p>
          </table:table-cell>
          <table:table-cell table:style-name="表格7.A1" office:value-type="string">
            <text:p text:style-name="Text_20_body">(1)提出播放多种类型音乐的申请</text:p>
            <text:p text:style-name="Text_20_body">(2)查询播放进度</text:p>
          </table:table-cell>
        </table:table-row>
        <table:table-row table:style-name="表格7.1">
          <table:table-cell table:style-name="表格7.A1" office:value-type="string">
            <text:p text:style-name="Text_20_body">成功标准</text:p>
          </table:table-cell>
          <table:table-cell table:style-name="表格7.A1" office:value-type="string">
            <text:p text:style-name="Text_20_body">正确播放多种音乐和查询播放进度</text:p>
          </table:table-cell>
        </table:table-row>
        <table:table-row table:style-name="表格7.1">
          <table:table-cell table:style-name="表格7.A1" office:value-type="string">
            <text:p text:style-name="Text_20_body">参与</text:p>
          </table:table-cell>
          <table:table-cell table:style-name="表格7.A1" office:value-type="string">
            <text:p text:style-name="Text_20_body">界面设计</text:p>
          </table:table-cell>
        </table:table-row>
        <table:table-row table:style-name="表格7.1">
          <table:table-cell table:style-name="表格7.A1" office:value-type="string">
            <text:p text:style-name="Text_20_body">可交互工件</text:p>
          </table:table-cell>
          <table:table-cell table:style-name="表格7.A1" office:value-type="string">
            <text:p text:style-name="Text_20_body">《界面设计要求》</text:p>
          </table:table-cell>
        </table:table-row>
        <table:table-row table:style-name="表格7.1">
          <table:table-cell table:style-name="表格7.A1" office:value-type="string">
            <text:p text:style-name="Text_20_body">意见/问题</text:p>
          </table:table-cell>
          <table:table-cell table:style-name="表格7.A1" office:value-type="string">
            <text:p text:style-name="Text_20_body">无</text:p>
          </table:table-cell>
        </table:table-row>
      </table:table>
      <text:p text:style-name="P7"><text:soft-page-break/></text:p>
      <table:table table:name="表格8" table:style-name="表格8">
        <table:table-column table:style-name="表格8.A"/>
        <table:table-column table:style-name="表格8.B"/>
        <table:table-row table:style-name="表格8.1">
          <table:table-cell table:style-name="表格8.A1" office:value-type="string">
            <text:p text:style-name="Text_20_body">用户</text:p>
          </table:table-cell>
          <table:table-cell table:style-name="表格8.A1" office:value-type="string">
            <text:p text:style-name="Text_20_body">US003专业音乐用户</text:p>
          </table:table-cell>
        </table:table-row>
        <table:table-row table:style-name="表格8.1">
          <table:table-cell table:style-name="表格8.A1" office:value-type="string">
            <text:p text:style-name="Text_20_body">说明</text:p>
          </table:table-cell>
          <table:table-cell table:style-name="表格8.A1" office:value-type="string">
            <text:p text:style-name="Text_20_body">用户可通过专业平台、设备听歌</text:p>
          </table:table-cell>
        </table:table-row>
        <table:table-row table:style-name="表格8.1">
          <table:table-cell table:style-name="表格8.A1" office:value-type="string">
            <text:p text:style-name="Text_20_body">特点</text:p>
          </table:table-cell>
          <table:table-cell table:style-name="表格8.A1" office:value-type="string">
            <text:p text:style-name="Text_20_body">一般不用进行培训</text:p>
          </table:table-cell>
        </table:table-row>
        <table:table-row table:style-name="表格8.1">
          <table:table-cell table:style-name="表格8.A1" office:value-type="string">
            <text:p text:style-name="Text_20_body">职责</text:p>
          </table:table-cell>
          <table:table-cell table:style-name="表格8.A1" office:value-type="string">
            <text:p text:style-name="Text_20_body">(1)提出播放音乐的申请</text:p>
            <text:p text:style-name="Text_20_body">(2)查询播放进度和使用多样的音乐服务</text:p>
          </table:table-cell>
        </table:table-row>
        <table:table-row table:style-name="表格8.1">
          <table:table-cell table:style-name="表格8.A1" office:value-type="string">
            <text:p text:style-name="Text_20_body">成功标准</text:p>
          </table:table-cell>
          <table:table-cell table:style-name="表格8.A1" office:value-type="string">
            <text:p text:style-name="Text_20_body">正确播放音乐和查询播放进度、提供多种音乐服务</text:p>
          </table:table-cell>
        </table:table-row>
        <table:table-row table:style-name="表格8.1">
          <table:table-cell table:style-name="表格8.A1" office:value-type="string">
            <text:p text:style-name="Text_20_body">参与</text:p>
          </table:table-cell>
          <table:table-cell table:style-name="表格8.A1" office:value-type="string">
            <text:p text:style-name="Text_20_body">界面设计</text:p>
          </table:table-cell>
        </table:table-row>
        <table:table-row table:style-name="表格8.1">
          <table:table-cell table:style-name="表格8.A1" office:value-type="string">
            <text:p text:style-name="Text_20_body">可交互工件</text:p>
          </table:table-cell>
          <table:table-cell table:style-name="表格8.A1" office:value-type="string">
            <text:p text:style-name="Text_20_body">《界面设计要求》</text:p>
          </table:table-cell>
        </table:table-row>
        <table:table-row table:style-name="表格8.1">
          <table:table-cell table:style-name="表格8.A1" office:value-type="string">
            <text:p text:style-name="Text_20_body">意见/问题</text:p>
          </table:table-cell>
          <table:table-cell table:style-name="表格8.A1" office:value-type="string">
            <text:p text:style-name="Text_20_body">无</text:p>
          </table:table-cell>
        </table:table-row>
      </table:table>
      <text:p text:style-name="P7"/>
      <table:table table:name="表格9" table:style-name="表格9">
        <table:table-column table:style-name="表格9.A"/>
        <table:table-column table:style-name="表格9.B"/>
        <table:table-row table:style-name="表格9.1">
          <table:table-cell table:style-name="表格9.A1" office:value-type="string">
            <text:p text:style-name="Text_20_body">用户</text:p>
          </table:table-cell>
          <table:table-cell table:style-name="表格9.A1" office:value-type="string">
            <text:p text:style-name="Text_20_body">US004维护人员</text:p>
          </table:table-cell>
        </table:table-row>
        <table:table-row table:style-name="表格9.1">
          <table:table-cell table:style-name="表格9.A1" office:value-type="string">
            <text:p text:style-name="Text_20_body">说明</text:p>
          </table:table-cell>
          <table:table-cell table:style-name="表格9.A1" office:value-type="string">
            <text:p text:style-name="Text_20_body">用户可通过计算机登录对音乐系统进行维护</text:p>
          </table:table-cell>
        </table:table-row>
        <table:table-row table:style-name="表格9.1">
          <table:table-cell table:style-name="表格9.A1" office:value-type="string">
            <text:p text:style-name="Text_20_body">特点</text:p>
          </table:table-cell>
          <table:table-cell table:style-name="表格9.A1" office:value-type="string">
            <text:p text:style-name="Text_20_body">其计算机水平高，不用进行培训</text:p>
          </table:table-cell>
        </table:table-row>
        <table:table-row table:style-name="表格9.1">
          <table:table-cell table:style-name="表格9.A1" office:value-type="string">
            <text:p text:style-name="Text_20_body">职责</text:p>
          </table:table-cell>
          <table:table-cell table:style-name="表格9.A1" office:value-type="string">
            <text:p text:style-name="Text_20_body">对音乐系统的相关功能进行维护</text:p>
          </table:table-cell>
        </table:table-row>
        <table:table-row table:style-name="表格9.1">
          <table:table-cell table:style-name="表格9.A1" office:value-type="string">
            <text:p text:style-name="Text_20_body">成功标准</text:p>
          </table:table-cell>
          <table:table-cell table:style-name="表格9.A1" office:value-type="string">
            <text:p text:style-name="Text_20_body">音乐系统正确运行</text:p>
          </table:table-cell>
        </table:table-row>
        <table:table-row table:style-name="表格9.1">
          <table:table-cell table:style-name="表格9.A1" office:value-type="string">
            <text:p text:style-name="Text_20_body">参与</text:p>
          </table:table-cell>
          <table:table-cell table:style-name="表格9.A1" office:value-type="string">
            <text:p text:style-name="Text_20_body">维护工作</text:p>
          </table:table-cell>
        </table:table-row>
        <table:table-row table:style-name="表格9.1">
          <table:table-cell table:style-name="表格9.A1" office:value-type="string">
            <text:p text:style-name="Text_20_body">可交互工件</text:p>
          </table:table-cell>
          <table:table-cell table:style-name="表格9.A1" office:value-type="string">
            <text:p text:style-name="Text_20_body">无</text:p>
          </table:table-cell>
        </table:table-row>
        <table:table-row table:style-name="表格9.1">
          <table:table-cell table:style-name="表格9.A1" office:value-type="string">
            <text:p text:style-name="Text_20_body">意见/问题</text:p>
          </table:table-cell>
          <table:table-cell table:style-name="表格9.A1" office:value-type="string">
            <text:p text:style-name="Text_20_body">无</text:p>
          </table:table-cell>
        </table:table-row>
      </table:table>
      <text:p text:style-name="P7"/>
      <text:p text:style-name="P9">3.3.3用户环境</text:p>
      <text:p text:style-name="Text_20_body"><text:tab/><text:tab/><text:tab/>系统平台：linux、windows</text:p>
      <text:p text:style-name="P10">3.4关键涉众和用户需要概括</text:p>
      <text:p text:style-name="Text_20_body"><text:s text:c="7"/><text:tab/><text:tab/> 根据涉众分析报告和用户市场统计、剖析，得到关键涉众和用户的需要。</text:p>
      <table:table table:name="表格10" table:style-name="表格10">
        <table:table-column table:style-name="表格10.A"/>
        <table:table-column table:style-name="表格10.B"/>
        <table:table-column table:style-name="表格10.C"/>
        <table:table-row table:style-name="表格10.1">
          <table:table-cell table:style-name="表格10.A1" office:value-type="string">
            <text:p text:style-name="P14"><text:span text:style-name="T7">关键需</text:span><text:span text:style-name="T8">要</text:span></text:p>
          </table:table-cell>
          <table:table-cell table:style-name="表格10.A1" office:value-type="string">
            <text:p text:style-name="P14">解决办法</text:p>
          </table:table-cell>
          <table:table-cell table:style-name="表格10.A1" office:value-type="string">
            <text:p text:style-name="P14">用户期望解决办法</text:p>
          </table:table-cell>
        </table:table-row>
        <table:table-row table:style-name="表格10.1">
          <table:table-cell table:style-name="表格10.A1" office:value-type="string">
            <text:p text:style-name="P14"><text:span text:style-name="T16">可以</text:span><text:span text:style-name="T18">播放本地音</text:span><text:soft-page-break/><text:span text:style-name="T18">乐</text:span></text:p>
            <text:p text:style-name="P14"/>
          </table:table-cell>
          <table:table-cell table:style-name="表格10.A1" office:value-type="string">
            <text:p text:style-name="P14">通过软件设计实现多种音乐<text:soft-page-break/>本地播放</text:p>
          </table:table-cell>
          <table:table-cell table:style-name="表格10.A1" office:value-type="string">
            <text:p text:style-name="P14"><text:span text:style-name="T7">通过音乐播放器播放</text:span><text:span text:style-name="T8">本地</text:span><text:span text:style-name="T7">音</text:span><text:soft-page-break/><text:span text:style-name="T7">乐</text:span></text:p>
          </table:table-cell>
        </table:table-row>
        <table:table-row table:style-name="表格10.3">
          <table:table-cell table:style-name="表格10.A1" office:value-type="string">
            <text:p text:style-name="P14"><text:span text:style-name="T16">可以</text:span><text:span text:style-name="T18">播放网络上的音乐</text:span></text:p>
            <text:p text:style-name="P14"/>
          </table:table-cell>
          <table:table-cell table:style-name="表格10.A1" office:value-type="string">
            <text:p text:style-name="P14">设计服务端程序，使网络歌曲可以在线播放</text:p>
          </table:table-cell>
          <table:table-cell table:style-name="表格10.A1" office:value-type="string">
            <text:p text:style-name="P14">通过音乐播放器搜索播放网络歌曲</text:p>
          </table:table-cell>
        </table:table-row>
        <table:table-row table:style-name="表格10.1">
          <table:table-cell table:style-name="表格10.A1" office:value-type="string">
            <text:p text:style-name="P14">管理音乐</text:p>
          </table:table-cell>
          <table:table-cell table:style-name="表格10.A1" office:value-type="string">
            <text:p text:style-name="P14">设计实现用户增加、删除本地、收藏、喜欢的音乐操作接口</text:p>
            <text:p text:style-name="P14">实现创建、删除个人歌单功能</text:p>
          </table:table-cell>
          <table:table-cell table:style-name="表格10.A1" office:value-type="string">
            <text:p text:style-name="P14">通过音乐播放器管理相关本地音乐，可以创建、删除自己的歌单</text:p>
          </table:table-cell>
        </table:table-row>
        <table:table-row table:style-name="表格10.1">
          <table:table-cell table:style-name="表格10.A1" office:value-type="string">
            <text:p text:style-name="P14">歌词同步显示</text:p>
          </table:table-cell>
          <table:table-cell table:style-name="表格10.A1" office:value-type="string">
            <text:p text:style-name="P14">设计实现歌曲播放歌词同步的功能</text:p>
          </table:table-cell>
          <table:table-cell table:style-name="表格10.A1" office:value-type="string">
            <text:p text:style-name="P14">歌曲播放时的进度和对应歌词显示同步</text:p>
          </table:table-cell>
        </table:table-row>
        <table:table-row table:style-name="表格10.1">
          <table:table-cell table:style-name="表格10.A1" office:value-type="string">
            <text:p text:style-name="P14">歌曲搜索</text:p>
          </table:table-cell>
          <table:table-cell table:style-name="表格10.A1" office:value-type="string">
            <text:p text:style-name="P14">设计实现最佳的搜索算法，并添加进软件功能</text:p>
          </table:table-cell>
          <table:table-cell table:style-name="表格10.A1" office:value-type="string">
            <text:p text:style-name="P14">能够通过语音、关键字、歌手搜索歌曲或歌手</text:p>
          </table:table-cell>
        </table:table-row>
        <table:table-row table:style-name="表格10.1">
          <table:table-cell table:style-name="表格10.A1" office:value-type="string">
            <text:p text:style-name="P14">界面友好</text:p>
          </table:table-cell>
          <table:table-cell table:style-name="表格10.A1" office:value-type="string">
            <text:p text:style-name="P14">个性化设计，实现用户界面的多样性</text:p>
          </table:table-cell>
          <table:table-cell table:style-name="表格10.A1" office:value-type="string">
            <text:p text:style-name="P14">有舒适，友好的操作界面，放松心情。</text:p>
          </table:table-cell>
        </table:table-row>
        <table:table-row table:style-name="表格10.1">
          <table:table-cell table:style-name="表格10.A1" office:value-type="string">
            <text:p text:style-name="P14">易于使用</text:p>
          </table:table-cell>
          <table:table-cell table:style-name="表格10.A1" office:value-type="string">
            <text:p text:style-name="P14">设计实现简单，方便的功能操作，简易大方</text:p>
          </table:table-cell>
          <table:table-cell table:style-name="表格10.A1" office:value-type="string">
            <text:p text:style-name="P14">操作简单、方便，易于使用</text:p>
          </table:table-cell>
        </table:table-row>
        <table:table-row table:style-name="表格10.1">
          <table:table-cell table:style-name="表格10.A1" office:value-type="string">
            <text:p text:style-name="P14">可以分享音乐给朋友</text:p>
          </table:table-cell>
          <table:table-cell table:style-name="表格10.A1" office:value-type="string">
            <text:p text:style-name="P14">设计服务端程序，为用户提供分享接口</text:p>
          </table:table-cell>
          <table:table-cell table:style-name="表格10.A1" office:value-type="string">
            <text:p text:style-name="P14">可以将音乐分享给朋有</text:p>
          </table:table-cell>
        </table:table-row>
      </table:table>
      <text:p text:style-name="P10">3.5替代品和竞争者</text:p>
      <text:p text:style-name="Text_20_body"><text:tab/><text:tab/>3.5.1概括</text:p>
      <text:p text:style-name="Text_20_body"><text:tab/><text:tab/><text:tab/>核心竞品：网易云音乐、QQ音乐、虾米音乐、酷我音乐等</text:p>
      <text:p text:style-name="Text_20_body"><text:tab/><text:tab/><text:tab/>重要竞品：荔枝FM、爱唱、echo回声等</text:p>
      <text:p text:style-name="Text_20_body"><text:tab/><text:tab/><text:tab/>一般竞品：在线音乐内容消费市场</text:p>
      <text:p text:style-name="P18"><text:tab/><text:tab/><text:tab/>替代品：本地播放音乐播放器</text:p>
      <text:p text:style-name="P18"><text:tab/><text:tab/>3.5.2核心竞品分析</text:p>
      <text:p text:style-name="Text_20_body"><text:tab/><text:tab/><text:tab/>竞争对手1：QQ音乐</text:p>
      <text:p text:style-name="Text_20_body"><text:tab/><text:tab/><text:tab/>优势：产品丰富，涵盖粉丝经济、音乐电商、音乐社交等领域;<text:tab/>版权资源丰<text:soft-page-break/><text:tab/><text:tab/><text:tab/>富，商业模式成熟。</text:p>
      <text:p text:style-name="Text_20_body"><text:tab/><text:tab/><text:tab/>劣势：广告较多，系统占用较高，从个性化推荐的角度，还<text:tab/>不够精细。<text:tab/><text:tab/><text:tab/>很多个性化设计和音乐权限主要针对付费“绿<text:tab/>钻”用户，对于普通用户<text:tab/><text:tab/><text:tab/>的个性化设计较少，画面单一，歌<text:tab/>曲音质也一般。</text:p>
      <text:p text:style-name="Text_20_body"/>
      <text:p text:style-name="Text_20_body"><text:tab/><text:tab/><text:tab/>竞争对手2：网易云音乐</text:p>
      <text:p text:style-name="Text_20_body"><text:tab/><text:tab/><text:tab/>优势：差异化定位，强调音乐社交、互动分享；音乐库存大，<text:tab/>打破传统分<text:tab/><text:tab/><text:tab/>类方式，以UGC歌单为核心；邀请明星及制作人，<text:tab/>重视粉丝经济；提供<text:tab/><text:tab/><text:tab/>非常便捷的一键升级到320kb音乐高品<text:tab/>质功能，将高音质的音乐做到了极<text:tab/><text:tab/><text:tab/>致。</text:p>
      <text:p text:style-name="P18"><text:tab/><text:tab/><text:tab/>劣势：推出时市场上的竞争对手已经获得巨大的用户群，财<text:tab/>力不如竞争<text:tab/><text:tab/><text:tab/>对手雄厚。音乐版权资源相对较少。</text:p>
      <text:p text:style-name="P18"/>
      <text:p text:style-name="Text_20_body"><text:tab/><text:tab/><text:tab/>竞争对手3：酷狗音乐</text:p>
      <text:p text:style-name="Text_20_body"><text:tab/><text:tab/><text:tab/>优势：早期进入行业，用户基数大；版权资源丰富，超过市<text:tab/>场份额的<text:tab/><text:tab/><text:tab/>70%；业务体系延伸产业上下游。</text:p>
      <text:p text:style-name="Text_20_body"><text:tab/><text:tab/><text:tab/>劣势：广告较多，且内存较大；版本更新较慢。部分功能还<text:tab/>不成熟，如<text:tab/><text:tab/><text:tab/>传歌、听歌识曲、搜索等。</text:p>
      <text:p text:style-name="Standard"><text:span text:style-name="T5">4</text:span><text:span text:style-name="T6"> </text:span><text:span text:style-name="T5">产品概述</text:span></text:p>
      <text:p text:style-name="P14"><text:tab/>4.1产品前景</text:p>
      <text:p text:style-name="P14"><text:span text:style-name="T18"><text:tab/><text:tab/>本产品由客户端程序和服务器程序组成，通过网络实现交互，在用户的</text:span><text:span text:style-name="T16">PC</text:span><text:span text:style-name="T18">上的<text:tab/><text:tab/>linux或者windows平台安装客户端并运行。</text:span><text:span text:style-name="T13">可在PC机上使用的集高音质、发现、<text:tab/><text:tab/>分享的音乐应用,提供流畅且完美的无线音乐，融合歌曲及MV的搜索，下载，在<text:tab/><text:tab/>线播放，歌<text:tab/>词同步显示，个性智能推荐，歌曲管理等功能为一体.</text:span></text:p>
      <text:p text:style-name="P14"><text:tab/>4.2功能总结</text:p>
      <table:table table:name="表格11" table:style-name="表格11">
        <table:table-column table:style-name="表格11.A"/>
        <table:table-column table:style-name="表格11.B"/>
        <table:table-row table:style-name="表格11.1">
          <table:table-cell table:style-name="表格11.A1" office:value-type="string">
            <text:p text:style-name="P14">支持特性</text:p>
          </table:table-cell>
          <table:table-cell table:style-name="表格11.A1" office:value-type="string">
            <text:p text:style-name="P14">客户利益</text:p>
          </table:table-cell>
        </table:table-row>
        <table:table-row table:style-name="表格11.1">
          <table:table-cell table:style-name="表格11.A1" office:value-type="string">
            <text:p text:style-name="P14">本地音乐播放</text:p>
          </table:table-cell>
          <table:table-cell table:style-name="表格11.A1" office:value-type="string">
            <text:p text:style-name="P14">可以本地播放歌曲</text:p>
          </table:table-cell>
        </table:table-row>
        <table:table-row table:style-name="表格11.1">
          <table:table-cell table:style-name="表格11.A1" office:value-type="string">
            <text:p text:style-name="P14">网络音乐播放</text:p>
          </table:table-cell>
          <table:table-cell table:style-name="表格11.A1" office:value-type="string">
            <text:p text:style-name="P14">可以网络播放歌曲</text:p>
          </table:table-cell>
        </table:table-row>
        <text:soft-page-break/>
        <table:table-row table:style-name="表格11.1">
          <table:table-cell table:style-name="表格11.A1" office:value-type="string">
            <text:p text:style-name="P14">提供有版权音乐付费购买</text:p>
          </table:table-cell>
          <table:table-cell table:style-name="表格11.A1" office:value-type="string">
            <text:p text:style-name="P14">可以购买版权音乐</text:p>
          </table:table-cell>
        </table:table-row>
        <table:table-row table:style-name="表格11.1">
          <table:table-cell table:style-name="表格11.A1" office:value-type="string">
            <text:p text:style-name="P14">通过关键字搜索</text:p>
          </table:table-cell>
          <table:table-cell table:style-name="表格11.A1" office:value-type="string">
            <text:p text:style-name="P14">可以通过关键字（歌手名，歌曲名）查询</text:p>
          </table:table-cell>
        </table:table-row>
        <table:table-row table:style-name="表格11.1">
          <table:table-cell table:style-name="表格11.A1" office:value-type="string">
            <text:p text:style-name="P14">页面嵌入广告模块</text:p>
          </table:table-cell>
          <table:table-cell table:style-name="表格11.A1" office:value-type="string">
            <text:p text:style-name="P14">可以投放广告</text:p>
          </table:table-cell>
        </table:table-row>
        <table:table-row table:style-name="表格11.7">
          <table:table-cell table:style-name="表格11.A1" office:value-type="string">
            <text:p text:style-name="P14">音乐云盘</text:p>
          </table:table-cell>
          <table:table-cell table:style-name="表格11.A1" office:value-type="string">
            <text:p text:style-name="P14">可以方便的保存，访问音乐文件</text:p>
          </table:table-cell>
        </table:table-row>
        <table:table-row table:style-name="表格11.8">
          <table:table-cell table:style-name="表格11.A1" office:value-type="string">
            <text:p text:style-name="P14">账户登录，发布个人动态</text:p>
          </table:table-cell>
          <table:table-cell table:style-name="表格11.A1" office:value-type="string">
            <text:p text:style-name="P14">可以有自己的音乐社交圈</text:p>
          </table:table-cell>
        </table:table-row>
        <table:table-row table:style-name="表格11.8">
          <table:table-cell table:style-name="表格11.A1" office:value-type="string">
            <text:p text:style-name="P14">音乐分享</text:p>
          </table:table-cell>
          <table:table-cell table:style-name="表格11.A1" office:value-type="string">
            <text:p text:style-name="P14">可以分享音乐给好友</text:p>
          </table:table-cell>
        </table:table-row>
        <table:table-row table:style-name="表格11.8">
          <table:table-cell table:style-name="表格11.A1" office:value-type="string">
            <text:p text:style-name="P14">个性化设计</text:p>
          </table:table-cell>
          <table:table-cell table:style-name="表格11.A1" office:value-type="string">
            <text:p text:style-name="P14">可以有舒适、界面多样的环境</text:p>
          </table:table-cell>
        </table:table-row>
      </table:table>
      <text:p text:style-name="P14"/>
      <text:p text:style-name="P14"><text:tab/>4.3假设和依赖关系（后期开发过程中在进行进一步的修改）</text:p>
      <text:p text:style-name="P14"><text:span text:style-name="T18"><text:tab/><text:tab/>平台必须支持windows</text:span><text:span text:style-name="T16">或</text:span><text:span text:style-name="T18">linux系统，依赖网络</text:span></text:p>
      <text:p text:style-name="P14"><text:tab/>4.4成本和定价</text:p>
      <text:p text:style-name="P14"><text:span text:style-name="T18"><text:tab/><text:tab/>本产品为免费安装使用，部分有版权保护的音乐用户可以付费购</text:span><text:span text:style-name="T16"><text:tab/></text:span><text:span text:style-name="T18">买，详见<text:tab/><text:tab/>《音乐用户协议》</text:span></text:p>
      <text:p text:style-name="P8">5 特性属性</text:p>
      <text:p text:style-name="Text_20_body"><text:tab/>5.1状态</text:p>
      <text:p text:style-name="Text_20_body"><text:tab/><text:tab/>在项目管理团队协商和评审之后确定。状态信息在定义项目基线的过程中跟踪进<text:tab/><text:tab/>程。例如：</text:p>
      <table:table table:name="表格12" table:style-name="表格12">
        <table:table-column table:style-name="表格12.A"/>
        <table:table-column table:style-name="表格12.B"/>
        <table:table-row table:style-name="表格12.1">
          <table:table-cell table:style-name="表格12.A1" office:value-type="string">
            <text:p text:style-name="Text_20_body">提议的（Proposed)：</text:p>
          </table:table-cell>
          <table:table-cell table:style-name="表格12.A1" office:value-type="string">
            <text:p text:style-name="Text_20_body">通常用于描述正在讨论但是还没有得到“正式渠道”的审核和接纳的特性，“正式渠道”可以是一个项目团队、产品管理、用户或者客户团体的代表组织的工作小组。</text:p>
          </table:table-cell>
        </table:table-row>
        <table:table-row table:style-name="表格12.1">
          <table:table-cell table:style-name="表格12.A1" office:value-type="string">
            <text:p text:style-name="Text_20_body">批准的（Approved)：</text:p>
          </table:table-cell>
          <table:table-cell table:style-name="表格12.A1" office:value-type="string">
            <text:p text:style-name="Text_20_body">被认为是有用的和可行的能力，并且已通过官方渠道获得。</text:p>
          </table:table-cell>
        </table:table-row>
        <table:table-row table:style-name="表格12.1">
          <table:table-cell table:style-name="表格12.A1" office:value-type="string">
            <text:p text:style-name="Text_20_body">收编的（Incorporated)：</text:p>
          </table:table-cell>
          <table:table-cell table:style-name="表格12.A1" office:value-type="string">
            <text:p text:style-name="Text_20_body">在某个特定的时间特性被收编进产品基线</text:p>
          </table:table-cell>
        </table:table-row>
      </table:table>
      <text:p text:style-name="Text_20_body"/>
      <text:p text:style-name="P11">5.2优先级</text:p>
      <text:p text:style-name="Text_20_body"><text:tab/><text:tab/>优先级是由营销人员、产品经理或者商业分析人员设置的。通过<text:tab/>对终端用户<text:tab/><text:tab/>的相对优先级进行排名，可以与客户、分析人员和开<text:tab/>发团队成员对话。优先级<text:tab/><text:tab/>用于管理范围和确定开发优先级。一种<text:tab/>可能的有限安排如下：</text:p>
      <table:table table:name="表格13" table:style-name="表格13">
        <table:table-column table:style-name="表格13.A"/>
        <table:table-column table:style-name="表格13.B"/>
        <text:soft-page-break/>
        <table:table-row table:style-name="表格13.1">
          <table:table-cell table:style-name="表格13.A1" office:value-type="string">
            <text:p text:style-name="Text_20_body">关键的（Critical）：</text:p>
          </table:table-cell>
          <table:table-cell table:style-name="表格13.A1" office:value-type="string">
            <text:p text:style-name="Text_20_body">必不可少的功能。如果缺失了该特性，系统将不能满足客户的需要。</text:p>
          </table:table-cell>
        </table:table-row>
        <table:table-row table:style-name="表格13.1">
          <table:table-cell table:style-name="表格13.A1" office:value-type="string">
            <text:p text:style-name="Text_20_body">重要的（Important）：</text:p>
          </table:table-cell>
          <table:table-cell table:style-name="表格13.A1" office:value-type="string">
            <text:p text:style-name="Text_20_body">对于大多数应用程序的系统的有效性对于大多数应用程序的有效性和效率来说，该特性很重要。该功能不能以另一种方式轻松地提供。缺少一个重要的特性可能会影响客户或用户的满意度，甚至是收入，但发布不会因为缺少该特性而被延迟。</text:p>
          </table:table-cell>
        </table:table-row>
        <table:table-row table:style-name="表格13.1">
          <table:table-cell table:style-name="表格13.A1" office:value-type="string">
            <text:p text:style-name="Text_20_body">有用的（Useful）：</text:p>
          </table:table-cell>
          <table:table-cell table:style-name="表格13.A1" office:value-type="string">
            <text:p text:style-name="Text_20_body">在非典型的应用程序中有用的特性，将被很少使用，或者可以实现合理高效的工作。如果在一个版本中不包含该项，也不会对收入或客户满意度造成显著的影响。</text:p>
          </table:table-cell>
        </table:table-row>
      </table:table>
      <text:p text:style-name="Text_20_body"/>
      <text:p text:style-name="Text_20_body"><text:tab/>5.3工作量</text:p>
      <text:p text:style-name="Text_20_body"><text:tab/><text:tab/>由开发团队设置，并用于管理范围和确定开发优先级。因为有些<text:tab/>特性需要更<text:tab/><text:tab/>多的时间和资源，所以估计团队或person-weeks的<text:tab/>数量、需要的代码行或者<text:tab/><text:tab/>函数点，是衡量复杂性的最好方法，并<text:tab/>且可以确定在给定的时间框架中能和不<text:tab/><text:tab/>能实现的目标。</text:p>
      <text:p text:style-name="Text_20_body"><text:tab/>5.4风险</text:p>
      <text:p text:style-name="Text_20_body"><text:tab/><text:tab/>根据项目将经历不受欢迎的事件(如成本超支、进度延迟甚至取<text:tab/>消)<text:tab/>的可能性来<text:tab/><text:tab/>设置。大多数项目经理发现将风险分类为高、中、<text:tab/>低已经足够，尽管可能有<text:tab/><text:tab/>更好的层次。风险通常可以通过测量项<text:tab/>目团队进度估算的不确定性(范围)来间<text:tab/><text:tab/>接评估。</text:p>
      <text:p text:style-name="Text_20_body"><text:tab/>5.5稳定性</text:p>
      <text:p text:style-name="Text_20_body"><text:tab/><text:tab/>由分析师和开发团队设置，基于该特性将更改的概率或团队对特<text:tab/>性的理解将<text:tab/><text:tab/>会改变。这些信息用于帮助确定开发优先级，并确定<text:tab/>哪些项目需要额外的启发，<text:tab/><text:tab/>以便采取适当的下一步行动。</text:p>
      <text:p text:style-name="Text_20_body"><text:tab/>5.6目标发布</text:p>
      <text:p text:style-name="Text_20_body"><text:tab/><text:tab/>记录第一次出现的产品版本。这个字段可用于将特性分配到特定<text:tab/>的基线版本<text:tab/><text:tab/>中。当目标发布与状态字段相结合时，团队可以提议、<text:tab/>记录并讨论发布的各<text:tab/><text:tab/>种特性，而不需要提交开发。只有针对那些<text:tab/>其状态被设置为合（Incorporated)<text:tab/><text:tab/>并且其目标版本<text:tab/>被定义将<text:tab/>会实现的特性。当范围管理发生时，目标发布版<text:tab/><text:tab/>本号可以增加，因此项目将保留在愿景文档中，但计划将被延后发布。</text:p>
      <text:p text:style-name="Text_20_body"><text:tab/>5.7分配给</text:p>
      <text:p text:style-name="Text_20_body"><text:tab/><text:tab/>在许多项目中，特性将被分配给“特性团队”，负责进一步的捕<text:tab/>获、编写软<text:soft-page-break/><text:tab/><text:tab/>件需求和实现。这个简单的列表将帮助项目团队中的<text:tab/>每个人更好地理解自己的<text:tab/><text:tab/>职责。</text:p>
      <text:p text:style-name="Text_20_body"><text:tab/>5.8原因</text:p>
      <text:p text:style-name="Text_20_body"><text:tab/><text:tab/>这个文本字段通常用于跟踪请求特性的来源。特性因为某种特殊<text:tab/>的原因而存<text:tab/><text:tab/>在。这一领域记录了一种解释或一种解释的参考。例<text:tab/>如，参考（reference)可能<text:tab/><text:tab/>是一个产品需求规格的页面和行号，<text:tab/>或者是一个重要客户访问视频的标记。</text:p>
      <text:p text:style-name="P2">6 产品特性</text:p>
      <text:list xml:id="list150718230130077" text:continue-list="list150719120053129" text:style-name="Outline">
        <text:list-item>
          <text:list>
            <text:list-item>
              <text:list>
                <text:list-item>
                  <text:h text:style-name="Heading_20_3" text:outline-level="3"><text:tab/>关键特性<text:span text:style-name="T66">：</text:span></text:h>
                </text:list-item>
              </text:list>
            </text:list-item>
          </text:list>
        </text:list-item>
      </text:list>
      <text:p text:style-name="Text_20_body"><text:tab/><text:tab/><text:span text:style-name="T66">1.分类清晰的本地歌单列表，包括：已购买音乐、下载音乐、本地音乐、最近播<text:tab/><text:tab/>放、下载MV、我喜欢（包括音乐和MV)</text:span></text:p>
      <text:p text:style-name="Text_20_body"><text:tab/><text:tab/><text:span text:style-name="T66">2.人性化的听歌笔记。用户可在在听歌过程中记录下自己的心情和感受。</text:span></text:p>
      <text:p text:style-name="Text_20_body"><text:tab/><text:tab/><text:span text:style-name="T66">3.个性化手动排序。用户可以根据自己的听歌偏好，调整本地歌单中歌曲的排列<text:tab/><text:tab/>顺序</text:span></text:p>
      <text:list xml:id="list150719354995791" text:continue-numbering="true" text:style-name="Outline">
        <text:list-item>
          <text:list>
            <text:list-item>
              <text:list>
                <text:list-item>
                  <text:h text:style-name="Heading_20_3" text:outline-level="3"><text:tab/>特性<text:span text:style-name="T13">概</text:span><text:span text:style-name="T14">览：</text:span></text:h>
                </text:list-item>
              </text:list>
            </text:list-item>
          </text:list>
        </text:list-item>
      </text:list>
      <text:p text:style-name="Text_20_body"><text:tab/>6.1 特性 #1可播放音乐</text:p>
      <text:p text:style-name="Text_20_body"><text:tab/><text:tab/>可播放网络、本地的音乐文件</text:p>
      <text:p text:style-name="Text_20_body"><text:tab/>6.2特性 #2 可管理歌单</text:p>
      <text:p text:style-name="Text_20_body"><text:tab/><text:tab/>增加、删除歌单</text:p>
      <text:p text:style-name="Text_20_body"><text:tab/>6.3特性 #3 下载歌曲</text:p>
      <text:p text:style-name="Text_20_body"><text:tab/><text:tab/>可通过网络下载歌曲，并保存到本地文件</text:p>
      <text:p text:style-name="Text_20_body"><text:tab/>6.4特性 #4 管理本地音乐</text:p>
      <text:p text:style-name="Text_20_body"><text:tab/><text:tab/>可对本地的音乐文件、我喜欢的、收藏的、下载的音乐文件进行<text:tab/>添加、移出<text:tab/><text:tab/>歌单、删除文件操作</text:p>
      <text:p text:style-name="Text_20_body"><text:tab/>6.5特性 #5 搜索歌曲</text:p>
      <text:p text:style-name="Text_20_body"><text:tab/><text:tab/>通过关键字（歌名、歌手名）搜索本地或者在线的歌曲、歌手。</text:p>
      <text:p text:style-name="Text_20_body"><text:tab/>6.6特性 #6 在线听歌</text:p>
      <text:p text:style-name="Text_20_body"><text:tab/><text:tab/>在连接网络的情况下，听在线歌曲</text:p>
      <text:p text:style-name="Text_20_body"><text:tab/>6.7特性 #7 安全性</text:p>
      <text:p text:style-name="Text_20_body"><text:soft-page-break/><text:tab/><text:tab/>对于账户隐私安全、歌曲来源以及内容安全的保障</text:p>
      <text:p text:style-name="Text_20_body"><text:tab/>6.8特性 #8 音乐分享</text:p>
      <text:p text:style-name="Text_20_body"><text:tab/><text:tab/>可将音乐分享给身边的人、朋友</text:p>
      <text:p text:style-name="Text_20_body"><text:tab/>6.9特性 #9 主题和个性化设置</text:p>
      <text:p text:style-name="Text_20_body"><text:tab/><text:tab/>用户可以通过个性化设置，切换不同的主题，或者设置自己喜欢<text:tab/>的背景、歌<text:tab/><text:tab/>词颜色等界面设置。</text:p>
      <text:p text:style-name="Text_20_body"><text:tab/>6.10 特性 #10定时关闭</text:p>
      <text:p text:style-name="Text_20_body"><text:tab/><text:tab/>用户可设置在多少分钟后关闭音乐</text:p>
      <text:p text:style-name="Text_20_body"><text:tab/>6.11特性 #11 可购买音乐</text:p>
      <text:p text:style-name="Text_20_body"><text:tab/><text:tab/>对于一些需要购买才能听或者下载的音乐，提供支付购买的接口</text:p>
      <text:p text:style-name="Text_20_body"><text:tab/>6.12特性 #12 个性化推荐</text:p>
      <text:p text:style-name="Text_20_body"><text:tab/><text:tab/>根据用户的喜好，网络的热度、排行榜给不同用户推荐不同的音<text:tab/>乐</text:p>
      <text:p text:style-name="Text_20_body"><text:tab/>6.13特性 #13 音乐云盘</text:p>
      <text:p text:style-name="Text_20_body"><text:tab/><text:tab/>用户可将本地音乐上传到网络云盘</text:p>
      <text:p text:style-name="Text_20_body"><text:tab/>6.14特性 #14歌曲分类</text:p>
      <text:p text:style-name="Text_20_body"><text:tab/><text:tab/>用户可选择本地音乐排序的方式，以及该软件本身对音乐的分类。</text:p>
      <text:p text:style-name="Text_20_body"><text:tab/>6.15 特性 #15 用户登录、注册</text:p>
      <text:p text:style-name="Text_20_body"><text:tab/><text:tab/>连接网络的情况下，可注册、登录帐号</text:p>
      <text:p text:style-name="Text_20_body"><text:tab/>6.16 特性 #16 用户可手动排序本地歌曲</text:p>
      <text:p text:style-name="Text_20_body"><text:tab/><text:tab/>用户可以手动对于本地的曲库的歌曲（包括我喜欢的，收藏的，</text:p>
      <text:p text:style-name="Text_20_body"><text:tab/><text:tab/>下载的，本地的）进行自己想要的排序</text:p>
      <text:p text:style-name="P2">典型用况</text:p>
      <text:p text:style-name="Text_20_body">播放音乐用况</text:p>
      <text:p text:style-name="Text_20_body">歌曲管理用况</text:p>
      <text:p text:style-name="Text_20_body">下载音乐用况</text:p>
      <text:p text:style-name="Text_20_body">分享音乐用况</text:p>
      <text:p text:style-name="Text_20_body"><text:soft-page-break/>详细请参考附录：《FSing音乐用况模型文档》</text:p>
      <text:p text:style-name="P2">8 非功能需求</text:p>
      <text:p text:style-name="Text_20_body"><text:tab/>8.1可用性</text:p>
      <text:p text:style-name="Text_20_body"><text:tab/><text:tab/>用户界面设置主要的功能键，色调合适，整体简洁美观。音<text:tab/>乐播放器的使用<text:tab/><text:tab/>也易于学习。</text:p>
      <text:p text:style-name="Text_20_body"><text:tab/>8.2 可靠性</text:p>
      <text:list xml:id="list3634596006" text:style-name="WWNum10">
        <text:list-item>
          <text:p text:style-name="P33">有记录日志，能够记录播放器运行时所发生的错误，包括<text:tab/>本机错误、文件错误、操作错误，以便查找出错原因。</text:p>
        </text:list-item>
        <text:list-item>
          <text:p text:style-name="P33">操作完成时，有统一规范的提示信息。</text:p>
        </text:list-item>
        <text:list-item>
          <text:p text:style-name="P33">音乐系统能持续运行，不影响其他程序的使用，不占用多<text:tab/>余的内存，不会造成死机等问题。</text:p>
        </text:list-item>
        <text:list-item>
          <text:p text:style-name="P33">可以对各种主流音频进行顺畅播放，在文件存在小错误的<text:tab/>情况下正常解码播放。</text:p>
        </text:list-item>
      </text:list>
      <text:p text:style-name="Text_20_body"><text:tab/>8.3性能</text:p>
      <text:p text:style-name="Text_20_body"><text:tab/><text:tab/>音乐播放器在用户进行歌曲播放、暂停，选择上一曲，下一<text:tab/>曲<text:tab/>等操作的时<text:tab/><text:tab/>候，可以及时响应，同时不占有大的空间。</text:p>
      <text:p text:style-name="Text_20_body"><text:tab/>8.4可支持性</text:p>
      <text:p text:style-name="Text_20_body"><text:tab/><text:tab/>系统应该由开发人员在后台进行维护，非维护人员不得在未<text:tab/>经<text:tab/>过培训的情<text:tab/><text:tab/>况下进行维护。</text:p>
      <text:p text:style-name="Text_20_body"><text:tab/>8.5其他产品需求</text:p>
      <text:p text:style-name="Text_20_body"><text:tab/>8.5.1可应用标准</text:p>
      <text:p text:style-name="P14"><text:span text:style-name="T11"><text:tab/><text:tab/>TCP/IP</text:span><text:span text:style-name="T15">协议 法律和规章</text:span><text:span text:style-name="T11">FDA</text:span><text:span text:style-name="T15">、</text:span><text:span text:style-name="T11">FCC </text:span><text:span text:style-name="T15">质量和标准</text:span><text:span text:style-name="T11">ISO</text:span></text:p>
      <text:p text:style-name="P19"><text:tab/>8.5.2系统需求</text:p>
      <text:p text:style-name="P20"><text:span text:style-name="T15"><text:tab/><text:tab/>主机操作系统必须为</text:span><text:span text:style-name="T17">linux</text:span><text:span text:style-name="T15">或者</text:span><text:span text:style-name="T17">windows </text:span><text:span text:style-name="T15">单核处理器 最低<text:tab/></text:span><text:span text:style-name="T17">1gb</text:span><text:span text:style-name="T15">内存 </text:span><text:span text:style-name="T17">10gb<text:tab/><text:tab/><text:tab/></text:span><text:span text:style-name="T15">存储 </text:span><text:span text:style-name="T17">128kbps</text:span><text:span text:style-name="T15">带宽</text:span></text:p>
      <text:p text:style-name="Text_20_body"><text:tab/>8.5.3许可证，安全和安装</text:p>
      <text:p text:style-name="Text_20_body"><text:tab/>8.5.4性能需求</text:p>
      <text:p text:style-name="Text_20_body"><text:tab/><text:tab/>支持多台客户端同时与服务器进行交互，客户端运行需流畅</text:p>
      <text:p text:style-name="Text_20_body"><text:tab/>8.5.5约束</text:p>
      <text:p text:style-name="P2"><text:soft-page-break/>9 文档需求</text:p>
      <text:p text:style-name="Text_20_body"><text:tab/>9.1用户手册</text:p>
      <text:p text:style-name="Text_20_body"><text:tab/><text:tab/>用户手册用于解决用户的一些操作上的问题和针对软件相关特殊<text:tab/>功能的解释。</text:p>
      <text:p text:style-name="Text_20_body"><text:tab/>9.2在线帮助</text:p>
      <text:p text:style-name="Text_20_body"><text:tab/>9.3安装指南，配置和＂Read Me＂文件</text:p>
      <text:p text:style-name="Text_20_body"><text:tab/>9.4标记和打包</text:p>
      <text:p text:style-name="P2">10术语表</text:p>
      <text:p text:style-name="P1"/>
      <text:p text:style-name="P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附录A . 特性分析</text:p>
      <text:p text:style-name="P7"/>
      <table:table table:name="表格14" table:style-name="表格14">
        <table:table-column table:style-name="表格14.A"/>
        <table:table-column table:style-name="表格14.B"/>
        <table:table-column table:style-name="表格14.C"/>
        <table:table-column table:style-name="表格14.D"/>
        <table:table-column table:style-name="表格14.E"/>
        <table:table-column table:style-name="表格14.F"/>
        <table:table-column table:style-name="表格14.G"/>
        <table:table-column table:style-name="表格14.H"/>
        <table:table-column table:style-name="表格14.I"/>
        <table:table-column table:style-name="表格14.J"/>
        <table:table-row table:style-name="表格14.1">
          <table:table-cell table:style-name="表格14.A1" office:value-type="string">
            <text:p text:style-name="P14">ID</text:p>
          </table:table-cell>
          <table:table-cell table:style-name="表格14.A1" office:value-type="string">
            <text:p text:style-name="P14">特性</text:p>
          </table:table-cell>
          <table:table-cell table:style-name="表格14.C1" office:value-type="string">
            <text:p text:style-name="P14">优先级</text:p>
          </table:table-cell>
          <table:table-cell table:style-name="表格14.A1" office:value-type="string">
            <text:p text:style-name="P14">工作量</text:p>
          </table:table-cell>
          <table:table-cell table:style-name="表格14.A1" office:value-type="string">
            <text:p text:style-name="P14">风险</text:p>
          </table:table-cell>
          <table:table-cell table:style-name="表格14.A1" office:value-type="string">
            <text:p text:style-name="P14">状态</text:p>
          </table:table-cell>
          <table:table-cell table:style-name="表格14.A1" office:value-type="string">
            <text:p text:style-name="P14">稳定性</text:p>
          </table:table-cell>
          <table:table-cell table:style-name="表格14.A1" office:value-type="string">
            <text:p text:style-name="P14">目标发布</text:p>
          </table:table-cell>
          <table:table-cell table:style-name="表格14.C1" office:value-type="string">
            <text:p text:style-name="P14">分配给</text:p>
          </table:table-cell>
          <table:table-cell table:style-name="表格14.A1" office:value-type="string">
            <text:p text:style-name="P14">原因</text:p>
            <text:p text:style-name="P14">(后续)</text:p>
          </table:table-cell>
        </table:table-row>
        <table:table-row table:style-name="表格14.2">
          <table:table-cell table:style-name="表格14.A1" office:value-type="string">
            <text:p text:style-name="P14">1</text:p>
          </table:table-cell>
          <table:table-cell table:style-name="表格14.A1" office:value-type="string">
            <text:p text:style-name="P14"><text:span text:style-name="T8">可</text:span><text:span text:style-name="T7">播放</text:span><text:span text:style-name="T8">音乐</text:span></text:p>
          </table:table-cell>
          <table:table-cell table:style-name="表格14.C1" office:value-type="string">
            <text:p text:style-name="P14">关键的</text:p>
          </table:table-cell>
          <table:table-cell table:style-name="表格14.A1" office:value-type="string">
            <text:p text:style-name="P14">中</text:p>
          </table:table-cell>
          <table:table-cell table:style-name="表格14.A1" office:value-type="string">
            <text:p text:style-name="P14">低</text:p>
          </table:table-cell>
          <table:table-cell table:style-name="表格14.A1" office:value-type="string">
            <text:p text:style-name="P14">建议的</text:p>
          </table:table-cell>
          <table:table-cell table:style-name="表格14.A1" office:value-type="string">
            <text:p text:style-name="P14">高</text:p>
          </table:table-cell>
          <table:table-cell table:style-name="表格14.A1" office:value-type="string">
            <text:p text:style-name="P14">版本1.0</text:p>
          </table:table-cell>
          <table:table-cell table:style-name="表格14.C1" office:value-type="string">
            <text:p text:style-name="P14">开发团队</text:p>
          </table:table-cell>
          <table:table-cell table:style-name="表格14.A1" office:value-type="string">
            <text:p text:style-name="P14"/>
          </table:table-cell>
        </table:table-row>
        <table:table-row table:style-name="表格14.3">
          <table:table-cell table:style-name="表格14.A1" office:value-type="string">
            <text:p text:style-name="P14">2</text:p>
          </table:table-cell>
          <table:table-cell table:style-name="表格14.A1" office:value-type="string">
            <text:p text:style-name="P14"><text:span text:style-name="T8">可</text:span><text:span text:style-name="T7">管理歌单</text:span></text:p>
          </table:table-cell>
          <table:table-cell table:style-name="表格14.C1" office:value-type="string">
            <text:p text:style-name="P14">关键的</text:p>
          </table:table-cell>
          <table:table-cell table:style-name="表格14.A1" office:value-type="string">
            <text:p text:style-name="P14">中</text:p>
          </table:table-cell>
          <table:table-cell table:style-name="表格14.A1" office:value-type="string">
            <text:p text:style-name="P14">低</text:p>
          </table:table-cell>
          <table:table-cell table:style-name="表格14.C1" office:value-type="string">
            <text:p text:style-name="P14">建议的</text:p>
          </table:table-cell>
          <table:table-cell table:style-name="表格14.A1" office:value-type="string">
            <text:p text:style-name="P14">高</text:p>
          </table:table-cell>
          <table:table-cell table:style-name="表格14.A1" office:value-type="string">
            <text:p text:style-name="P14">版本1.0</text:p>
          </table:table-cell>
          <table:table-cell table:style-name="表格14.C1" office:value-type="string">
            <text:p text:style-name="P14">开发团队</text:p>
          </table:table-cell>
          <table:table-cell table:style-name="表格14.A1" office:value-type="string">
            <text:p text:style-name="P14"/>
          </table:table-cell>
        </table:table-row>
        <table:table-row table:style-name="表格14.4">
          <table:table-cell table:style-name="表格14.A1" office:value-type="string">
            <text:p text:style-name="P14">3</text:p>
          </table:table-cell>
          <table:table-cell table:style-name="表格14.A1" office:value-type="string">
            <text:p text:style-name="P14">下载歌曲</text:p>
          </table:table-cell>
          <table:table-cell table:style-name="表格14.C1" office:value-type="string">
            <text:p text:style-name="P14">关键的</text:p>
          </table:table-cell>
          <table:table-cell table:style-name="表格14.A1" office:value-type="string">
            <text:p text:style-name="P14">中</text:p>
          </table:table-cell>
          <table:table-cell table:style-name="表格14.A1" office:value-type="string">
            <text:p text:style-name="P14">低</text:p>
          </table:table-cell>
          <table:table-cell table:style-name="表格14.C1" office:value-type="string">
            <text:p text:style-name="P14">建议的</text:p>
          </table:table-cell>
          <table:table-cell table:style-name="表格14.A1" office:value-type="string">
            <text:p text:style-name="P14">高</text:p>
          </table:table-cell>
          <table:table-cell table:style-name="表格14.A1" office:value-type="string">
            <text:p text:style-name="P14">版本1.0</text:p>
          </table:table-cell>
          <table:table-cell table:style-name="表格14.C1" office:value-type="string">
            <text:p text:style-name="P14">开发团队</text:p>
          </table:table-cell>
          <table:table-cell table:style-name="表格14.A1" office:value-type="string">
            <text:p text:style-name="P14"/>
          </table:table-cell>
        </table:table-row>
        <table:table-row table:style-name="表格14.5">
          <table:table-cell table:style-name="表格14.A1" office:value-type="string">
            <text:p text:style-name="P14">4</text:p>
          </table:table-cell>
          <table:table-cell table:style-name="表格14.A1" office:value-type="string">
            <text:p text:style-name="P14">管理本地音乐</text:p>
          </table:table-cell>
          <table:table-cell table:style-name="表格14.C1" office:value-type="string">
            <text:p text:style-name="P14">关键的</text:p>
          </table:table-cell>
          <table:table-cell table:style-name="表格14.A1" office:value-type="string">
            <text:p text:style-name="P14">中</text:p>
          </table:table-cell>
          <table:table-cell table:style-name="表格14.A1" office:value-type="string">
            <text:p text:style-name="P14">低</text:p>
          </table:table-cell>
          <table:table-cell table:style-name="表格14.C1" office:value-type="string">
            <text:p text:style-name="P14">建议的</text:p>
          </table:table-cell>
          <table:table-cell table:style-name="表格14.A1" office:value-type="string">
            <text:p text:style-name="P14">高</text:p>
          </table:table-cell>
          <table:table-cell table:style-name="表格14.A1" office:value-type="string">
            <text:p text:style-name="P14">版本1.0</text:p>
          </table:table-cell>
          <table:table-cell table:style-name="表格14.C1" office:value-type="string">
            <text:p text:style-name="P14">开发团队</text:p>
          </table:table-cell>
          <table:table-cell table:style-name="表格14.A1" office:value-type="string">
            <text:p text:style-name="P14"/>
          </table:table-cell>
        </table:table-row>
        <table:table-row table:style-name="表格14.6">
          <table:table-cell table:style-name="表格14.A1" office:value-type="string">
            <text:p text:style-name="P14">5</text:p>
          </table:table-cell>
          <table:table-cell table:style-name="表格14.A1" office:value-type="string">
            <text:p text:style-name="P14">搜索歌曲</text:p>
          </table:table-cell>
          <table:table-cell table:style-name="表格14.C1" office:value-type="string">
            <text:p text:style-name="P14">关键的</text:p>
          </table:table-cell>
          <table:table-cell table:style-name="表格14.A1" office:value-type="string">
            <text:p text:style-name="P14">高</text:p>
          </table:table-cell>
          <table:table-cell table:style-name="表格14.A1" office:value-type="string">
            <text:p text:style-name="P14">低</text:p>
          </table:table-cell>
          <table:table-cell table:style-name="表格14.C1" office:value-type="string">
            <text:p text:style-name="P14">建议的</text:p>
          </table:table-cell>
          <table:table-cell table:style-name="表格14.C1" office:value-type="string">
            <text:p text:style-name="P14">高</text:p>
          </table:table-cell>
          <table:table-cell table:style-name="表格14.A1" office:value-type="string">
            <text:p text:style-name="P14">版本1.0</text:p>
          </table:table-cell>
          <table:table-cell table:style-name="表格14.C1" office:value-type="string">
            <text:p text:style-name="P14">开发团队</text:p>
          </table:table-cell>
          <table:table-cell table:style-name="表格14.A1" office:value-type="string">
            <text:p text:style-name="P14"/>
          </table:table-cell>
        </table:table-row>
        <table:table-row table:style-name="表格14.7">
          <table:table-cell table:style-name="表格14.A1" office:value-type="string">
            <text:p text:style-name="P14">6</text:p>
          </table:table-cell>
          <table:table-cell table:style-name="表格14.A1" office:value-type="string">
            <text:p text:style-name="P14">在线听歌</text:p>
          </table:table-cell>
          <table:table-cell table:style-name="表格14.C1" office:value-type="string">
            <text:p text:style-name="P14">关键的</text:p>
          </table:table-cell>
          <table:table-cell table:style-name="表格14.A1" office:value-type="string">
            <text:p text:style-name="P14">高</text:p>
          </table:table-cell>
          <table:table-cell table:style-name="表格14.A1" office:value-type="string">
            <text:p text:style-name="P14">高</text:p>
          </table:table-cell>
          <table:table-cell table:style-name="表格14.C1" office:value-type="string">
            <text:p text:style-name="P14">建议的</text:p>
          </table:table-cell>
          <table:table-cell table:style-name="表格14.A1" office:value-type="string">
            <text:p text:style-name="P14">高</text:p>
          </table:table-cell>
          <table:table-cell table:style-name="表格14.A1" office:value-type="string">
            <text:p text:style-name="P14">版本1.0</text:p>
          </table:table-cell>
          <table:table-cell table:style-name="表格14.C1" office:value-type="string">
            <text:p text:style-name="P14">开发团队</text:p>
          </table:table-cell>
          <table:table-cell table:style-name="表格14.A1" office:value-type="string">
            <text:p text:style-name="P14"/>
          </table:table-cell>
        </table:table-row>
        <table:table-row table:style-name="表格14.8">
          <table:table-cell table:style-name="表格14.A1" office:value-type="string">
            <text:p text:style-name="P14">7</text:p>
          </table:table-cell>
          <table:table-cell table:style-name="表格14.A1" office:value-type="string">
            <text:p text:style-name="P14">安全性</text:p>
          </table:table-cell>
          <table:table-cell table:style-name="表格14.C1" office:value-type="string">
            <text:p text:style-name="P14">关键的</text:p>
          </table:table-cell>
          <table:table-cell table:style-name="表格14.A1" office:value-type="string">
            <text:p text:style-name="P14">高</text:p>
          </table:table-cell>
          <table:table-cell table:style-name="表格14.A1" office:value-type="string">
            <text:p text:style-name="P14">高</text:p>
          </table:table-cell>
          <table:table-cell table:style-name="表格14.C1" office:value-type="string">
            <text:p text:style-name="P14">建议的</text:p>
          </table:table-cell>
          <table:table-cell table:style-name="表格14.C1" office:value-type="string">
            <text:p text:style-name="P14">高</text:p>
          </table:table-cell>
          <table:table-cell table:style-name="表格14.A1" office:value-type="string">
            <text:p text:style-name="P14">版本1.0</text:p>
          </table:table-cell>
          <table:table-cell table:style-name="表格14.C1" office:value-type="string">
            <text:p text:style-name="P14">开发团队</text:p>
          </table:table-cell>
          <table:table-cell table:style-name="表格14.A1" office:value-type="string">
            <text:p text:style-name="P14"/>
          </table:table-cell>
        </table:table-row>
        <table:table-row table:style-name="表格14.8">
          <table:table-cell table:style-name="表格14.A1" office:value-type="string">
            <text:p text:style-name="P14">8</text:p>
          </table:table-cell>
          <table:table-cell table:style-name="表格14.A1" office:value-type="string">
            <text:p text:style-name="P14">用户手动排序歌曲</text:p>
          </table:table-cell>
          <table:table-cell table:style-name="表格14.C1" office:value-type="string">
            <text:p text:style-name="P14">关键的</text:p>
          </table:table-cell>
          <table:table-cell table:style-name="表格14.A1" office:value-type="string">
            <text:p text:style-name="P14">中</text:p>
          </table:table-cell>
          <table:table-cell table:style-name="表格14.A1" office:value-type="string">
            <text:p text:style-name="P14">低</text:p>
          </table:table-cell>
          <table:table-cell table:style-name="表格14.C1" office:value-type="string">
            <text:p text:style-name="P14">讨论的</text:p>
          </table:table-cell>
          <table:table-cell table:style-name="表格14.C1" office:value-type="string">
            <text:p text:style-name="P14">高</text:p>
          </table:table-cell>
          <table:table-cell table:style-name="表格14.A1" office:value-type="string">
            <text:p text:style-name="P14">版本1.0 </text:p>
          </table:table-cell>
          <table:table-cell table:style-name="表格14.C1" office:value-type="string">
            <text:p text:style-name="P14">开发团队</text:p>
          </table:table-cell>
          <table:table-cell table:style-name="表格14.A1" office:value-type="string">
            <text:p text:style-name="P14"/>
          </table:table-cell>
        </table:table-row>
        <text:soft-page-break/>
        <table:table-row table:style-name="表格14.8">
          <table:table-cell table:style-name="表格14.C1" office:value-type="string">
            <text:p text:style-name="P14">9</text:p>
          </table:table-cell>
          <table:table-cell table:style-name="表格14.C1" office:value-type="string">
            <text:p text:style-name="P14">音乐笔记</text:p>
          </table:table-cell>
          <table:table-cell table:style-name="表格14.C1" office:value-type="string">
            <text:p text:style-name="P14">有用的</text:p>
          </table:table-cell>
          <table:table-cell table:style-name="表格14.C1" office:value-type="string">
            <text:p text:style-name="P14">低</text:p>
          </table:table-cell>
          <table:table-cell table:style-name="表格14.C1" office:value-type="string">
            <text:p text:style-name="P14">低</text:p>
          </table:table-cell>
          <table:table-cell table:style-name="表格14.C1" office:value-type="string">
            <text:p text:style-name="P14">建议的</text:p>
          </table:table-cell>
          <table:table-cell table:style-name="表格14.C1" office:value-type="string">
            <text:p text:style-name="P14">低</text:p>
          </table:table-cell>
          <table:table-cell table:style-name="表格14.C1" office:value-type="string">
            <text:p text:style-name="P14">版本1.0</text:p>
          </table:table-cell>
          <table:table-cell table:style-name="表格14.C1" office:value-type="string">
            <text:p text:style-name="P14">开发团队</text:p>
          </table:table-cell>
          <table:table-cell table:style-name="表格14.C1" office:value-type="string">
            <text:p text:style-name="P14"/>
          </table:table-cell>
        </table:table-row>
        <table:table-row table:style-name="表格14.11">
          <table:table-cell table:style-name="表格14.C1" office:value-type="string">
            <text:p text:style-name="P14">10</text:p>
          </table:table-cell>
          <table:table-cell table:style-name="表格14.C1" office:value-type="string">
            <text:p text:style-name="P14">音乐云盘</text:p>
          </table:table-cell>
          <table:table-cell table:style-name="表格14.C1" office:value-type="string">
            <text:p text:style-name="P14">有用的</text:p>
          </table:table-cell>
          <table:table-cell table:style-name="表格14.C1" office:value-type="string">
            <text:p text:style-name="P14">高</text:p>
          </table:table-cell>
          <table:table-cell table:style-name="表格14.C1" office:value-type="string">
            <text:p text:style-name="P14">低</text:p>
          </table:table-cell>
          <table:table-cell table:style-name="表格14.C1" office:value-type="string">
            <text:p text:style-name="P14">建议的</text:p>
          </table:table-cell>
          <table:table-cell table:style-name="表格14.C1" office:value-type="string">
            <text:p text:style-name="P14">中</text:p>
          </table:table-cell>
          <table:table-cell table:style-name="表格14.C1" office:value-type="string">
            <text:p text:style-name="P14">版本1.2</text:p>
          </table:table-cell>
          <table:table-cell table:style-name="表格14.C1" office:value-type="string">
            <text:p text:style-name="P14">开发团队</text:p>
          </table:table-cell>
          <table:table-cell table:style-name="表格14.C1" office:value-type="string">
            <text:p text:style-name="P14"/>
          </table:table-cell>
        </table:table-row>
      </table:table>
      <text:p text:style-name="Standard"><draw:line text:anchor-type="paragraph" draw:z-index="1" draw:name="形状2" draw:style-name="gr2" draw:text-style-name="P41" svg:x1="-2.185cm" svg:y1="0.453cm" svg:x2="17.477cm" svg:y2="0.453cm"><text:p/></draw:line></text:p>
      <text:p text:style-name="P15">版本1.0指令性基线，以上各行必须实现，否则推迟发布</text:p>
      <table:table table:name="表格15" table:style-name="表格15">
        <table:table-column table:style-name="表格15.A"/>
        <table:table-column table:style-name="表格15.B"/>
        <table:table-column table:style-name="表格15.C"/>
        <table:table-column table:style-name="表格15.D"/>
        <table:table-column table:style-name="表格15.E"/>
        <table:table-column table:style-name="表格15.F"/>
        <table:table-column table:style-name="表格15.G"/>
        <table:table-column table:style-name="表格15.H"/>
        <table:table-column table:style-name="表格15.I"/>
        <table:table-column table:style-name="表格15.J"/>
        <table:table-row table:style-name="表格15.1">
          <table:table-cell table:style-name="表格15.A1" office:value-type="string">
            <text:p text:style-name="P14">1</text:p>
          </table:table-cell>
          <table:table-cell table:style-name="表格15.A1" office:value-type="string">
            <text:p text:style-name="P14">音乐分享</text:p>
          </table:table-cell>
          <table:table-cell table:style-name="表格15.C1" office:value-type="string">
            <text:p text:style-name="P14">重要的</text:p>
          </table:table-cell>
          <table:table-cell table:style-name="表格15.A1" office:value-type="string">
            <text:p text:style-name="P14">中</text:p>
          </table:table-cell>
          <table:table-cell table:style-name="表格15.A1" office:value-type="string">
            <text:p text:style-name="P14">低</text:p>
          </table:table-cell>
          <table:table-cell table:style-name="表格15.C1" office:value-type="string">
            <text:p text:style-name="P14">建议的</text:p>
          </table:table-cell>
          <table:table-cell table:style-name="表格15.C1" office:value-type="string">
            <text:p text:style-name="P14">高</text:p>
          </table:table-cell>
          <table:table-cell table:style-name="表格15.A1" office:value-type="string">
            <text:p text:style-name="P14">待定</text:p>
          </table:table-cell>
          <table:table-cell table:style-name="表格15.C1" office:value-type="string">
            <text:p text:style-name="P14">开发团队</text:p>
          </table:table-cell>
          <table:table-cell table:style-name="表格15.A1" office:value-type="string">
            <text:p text:style-name="P14"/>
          </table:table-cell>
        </table:table-row>
        <table:table-row table:style-name="表格15.1">
          <table:table-cell table:style-name="表格15.A1" office:value-type="string">
            <text:p text:style-name="P14">2</text:p>
          </table:table-cell>
          <table:table-cell table:style-name="表格15.A1" office:value-type="string">
            <text:p text:style-name="P14">显示管理歌词</text:p>
          </table:table-cell>
          <table:table-cell table:style-name="表格15.C1" office:value-type="string">
            <text:p text:style-name="P14"><text:span text:style-name="T8">重要</text:span><text:span text:style-name="T7">的</text:span></text:p>
          </table:table-cell>
          <table:table-cell table:style-name="表格15.A1" office:value-type="string">
            <text:p text:style-name="P14">中</text:p>
          </table:table-cell>
          <table:table-cell table:style-name="表格15.A1" office:value-type="string">
            <text:p text:style-name="P14">中</text:p>
          </table:table-cell>
          <table:table-cell table:style-name="表格15.C1" office:value-type="string">
            <text:p text:style-name="P14">建议的</text:p>
          </table:table-cell>
          <table:table-cell table:style-name="表格15.C1" office:value-type="string">
            <text:p text:style-name="P14">中</text:p>
          </table:table-cell>
          <table:table-cell table:style-name="表格15.A1" office:value-type="string">
            <text:p text:style-name="P14">待定</text:p>
          </table:table-cell>
          <table:table-cell table:style-name="表格15.C1" office:value-type="string">
            <text:p text:style-name="P14">开发团队</text:p>
          </table:table-cell>
          <table:table-cell table:style-name="表格15.A1" office:value-type="string">
            <text:p text:style-name="P14"/>
          </table:table-cell>
        </table:table-row>
        <table:table-row table:style-name="表格15.1">
          <table:table-cell table:style-name="表格15.A1" office:value-type="string">
            <text:p text:style-name="P14">3</text:p>
          </table:table-cell>
          <table:table-cell table:style-name="表格15.A1" office:value-type="string">
            <text:p text:style-name="P14">主题和个性化设置</text:p>
          </table:table-cell>
          <table:table-cell table:style-name="表格15.C1" office:value-type="string">
            <text:p text:style-name="P14"><text:span text:style-name="T8">重要</text:span><text:span text:style-name="T7">的</text:span></text:p>
          </table:table-cell>
          <table:table-cell table:style-name="表格15.A1" office:value-type="string">
            <text:p text:style-name="P14">中</text:p>
          </table:table-cell>
          <table:table-cell table:style-name="表格15.A1" office:value-type="string">
            <text:p text:style-name="P14">低</text:p>
          </table:table-cell>
          <table:table-cell table:style-name="表格15.C1" office:value-type="string">
            <text:p text:style-name="P14">建议的</text:p>
          </table:table-cell>
          <table:table-cell table:style-name="表格15.C1" office:value-type="string">
            <text:p text:style-name="P14">高</text:p>
          </table:table-cell>
          <table:table-cell table:style-name="表格15.A1" office:value-type="string">
            <text:p text:style-name="P14">待定</text:p>
          </table:table-cell>
          <table:table-cell table:style-name="表格15.C1" office:value-type="string">
            <text:p text:style-name="P14">开发团队</text:p>
          </table:table-cell>
          <table:table-cell table:style-name="表格15.A1" office:value-type="string">
            <text:p text:style-name="P14"/>
          </table:table-cell>
        </table:table-row>
        <table:table-row table:style-name="表格15.1">
          <table:table-cell table:style-name="表格15.A1" office:value-type="string">
            <text:p text:style-name="P14">4</text:p>
          </table:table-cell>
          <table:table-cell table:style-name="表格15.A1" office:value-type="string">
            <text:p text:style-name="P14"><text:span text:style-name="T7">登录</text:span><text:span text:style-name="T8">注册</text:span><text:span text:style-name="T7">账户</text:span></text:p>
          </table:table-cell>
          <table:table-cell table:style-name="表格15.C1" office:value-type="string">
            <text:p text:style-name="P14">重要的</text:p>
          </table:table-cell>
          <table:table-cell table:style-name="表格15.A1" office:value-type="string">
            <text:p text:style-name="P14">高</text:p>
          </table:table-cell>
          <table:table-cell table:style-name="表格15.A1" office:value-type="string">
            <text:p text:style-name="P14">高</text:p>
          </table:table-cell>
          <table:table-cell table:style-name="表格15.C1" office:value-type="string">
            <text:p text:style-name="P14">建议的</text:p>
          </table:table-cell>
          <table:table-cell table:style-name="表格15.C1" office:value-type="string">
            <text:p text:style-name="P14">高</text:p>
          </table:table-cell>
          <table:table-cell table:style-name="表格15.A1" office:value-type="string">
            <text:p text:style-name="P14">待定</text:p>
          </table:table-cell>
          <table:table-cell table:style-name="表格15.C1" office:value-type="string">
            <text:p text:style-name="P14">开发团队</text:p>
          </table:table-cell>
          <table:table-cell table:style-name="表格15.A1" office:value-type="string">
            <text:p text:style-name="P14"/>
          </table:table-cell>
        </table:table-row>
        <table:table-row table:style-name="表格15.1">
          <table:table-cell table:style-name="表格15.A1" office:value-type="string">
            <text:p text:style-name="P14">5</text:p>
          </table:table-cell>
          <table:table-cell table:style-name="表格15.A1" office:value-type="string">
            <text:p text:style-name="P14">歌曲分类</text:p>
          </table:table-cell>
          <table:table-cell table:style-name="表格15.C1" office:value-type="string">
            <text:p text:style-name="P14">重要的</text:p>
          </table:table-cell>
          <table:table-cell table:style-name="表格15.A1" office:value-type="string">
            <text:p text:style-name="P14">高</text:p>
          </table:table-cell>
          <table:table-cell table:style-name="表格15.A1" office:value-type="string">
            <text:p text:style-name="P14">低</text:p>
          </table:table-cell>
          <table:table-cell table:style-name="表格15.C1" office:value-type="string">
            <text:p text:style-name="P14">建议的</text:p>
          </table:table-cell>
          <table:table-cell table:style-name="表格15.C1" office:value-type="string">
            <text:p text:style-name="P14">中</text:p>
          </table:table-cell>
          <table:table-cell table:style-name="表格15.A1" office:value-type="string">
            <text:p text:style-name="P14">待定</text:p>
          </table:table-cell>
          <table:table-cell table:style-name="表格15.C1" office:value-type="string">
            <text:p text:style-name="P14">开发团队</text:p>
          </table:table-cell>
          <table:table-cell table:style-name="表格15.A1" office:value-type="string">
            <text:p text:style-name="P14"/>
          </table:table-cell>
        </table:table-row>
        <table:table-row table:style-name="表格15.1">
          <table:table-cell table:style-name="表格15.A1" office:value-type="string">
            <text:p text:style-name="P14">6</text:p>
          </table:table-cell>
          <table:table-cell table:style-name="表格15.A1" office:value-type="string">
            <text:p text:style-name="P14">并发运行</text:p>
          </table:table-cell>
          <table:table-cell table:style-name="表格15.C1" office:value-type="string">
            <text:p text:style-name="P14">重要的</text:p>
          </table:table-cell>
          <table:table-cell table:style-name="表格15.A1" office:value-type="string">
            <text:p text:style-name="P14">高</text:p>
          </table:table-cell>
          <table:table-cell table:style-name="表格15.A1" office:value-type="string">
            <text:p text:style-name="P14">高</text:p>
          </table:table-cell>
          <table:table-cell table:style-name="表格15.C1" office:value-type="string">
            <text:p text:style-name="P14">建议的</text:p>
          </table:table-cell>
          <table:table-cell table:style-name="表格15.C1" office:value-type="string">
            <text:p text:style-name="P14">高</text:p>
          </table:table-cell>
          <table:table-cell table:style-name="表格15.A1" office:value-type="string">
            <text:p text:style-name="P14">待定</text:p>
          </table:table-cell>
          <table:table-cell table:style-name="表格15.C1" office:value-type="string">
            <text:p text:style-name="P14">开发团队</text:p>
          </table:table-cell>
          <table:table-cell table:style-name="表格15.A1" office:value-type="string">
            <text:p text:style-name="P14"/>
          </table:table-cell>
        </table:table-row>
      </table:table>
      <text:p text:style-name="P30"><draw:line text:anchor-type="paragraph" draw:z-index="0" draw:name="形状1" draw:style-name="gr1" draw:text-style-name="P41" svg:x1="-2.185cm" svg:y1="0.66cm" svg:x2="17.616cm" svg:y2="0.66cm"><text:p/></draw:line></text:p>
      <text:p text:style-name="P15">未来特性（<text:bookmark text:name="_GoBack"/>以下各行现在不开发）</text:p>
      <table:table table:name="表格16" table:style-name="表格16">
        <table:table-column table:style-name="表格16.A"/>
        <table:table-column table:style-name="表格16.B"/>
        <table:table-column table:style-name="表格16.C"/>
        <table:table-column table:style-name="表格16.D"/>
        <table:table-column table:style-name="表格16.E"/>
        <table:table-column table:style-name="表格16.F"/>
        <table:table-column table:style-name="表格16.G"/>
        <table:table-column table:style-name="表格16.H"/>
        <table:table-column table:style-name="表格16.I"/>
        <table:table-column table:style-name="表格16.J"/>
        <table:table-row table:style-name="表格16.1">
          <table:table-cell table:style-name="表格16.A1" office:value-type="string">
            <text:p text:style-name="Text_20_body">1</text:p>
          </table:table-cell>
          <table:table-cell table:style-name="表格16.A1" office:value-type="string">
            <text:p text:style-name="Text_20_body">定时关闭</text:p>
          </table:table-cell>
          <table:table-cell table:style-name="表格16.C1" office:value-type="string">
            <text:p text:style-name="Text_20_body">有用的</text:p>
          </table:table-cell>
          <table:table-cell table:style-name="表格16.A1" office:value-type="string">
            <text:p text:style-name="Text_20_body">低</text:p>
          </table:table-cell>
          <table:table-cell table:style-name="表格16.A1" office:value-type="string">
            <text:p text:style-name="Text_20_body">低</text:p>
          </table:table-cell>
          <table:table-cell table:style-name="表格16.C1" office:value-type="string">
            <text:p text:style-name="Text_20_body">建议的</text:p>
          </table:table-cell>
          <table:table-cell table:style-name="表格16.C1" office:value-type="string">
            <text:p text:style-name="Text_20_body">高</text:p>
          </table:table-cell>
          <table:table-cell table:style-name="表格16.A1" office:value-type="string">
            <text:p text:style-name="Text_20_body">版本1.2</text:p>
          </table:table-cell>
          <table:table-cell table:style-name="表格16.C1" office:value-type="string">
            <text:p text:style-name="Text_20_body">开发团队</text:p>
          </table:table-cell>
          <table:table-cell table:style-name="表格16.A1" office:value-type="string">
            <text:p text:style-name="Text_20_body"/>
          </table:table-cell>
        </table:table-row>
        <table:table-row table:style-name="表格16.1">
          <table:table-cell table:style-name="表格16.A1" office:value-type="string">
            <text:p text:style-name="Text_20_body">2</text:p>
          </table:table-cell>
          <table:table-cell table:style-name="表格16.A1" office:value-type="string">
            <text:p text:style-name="Text_20_body">购买音乐</text:p>
          </table:table-cell>
          <table:table-cell table:style-name="表格16.C1" office:value-type="string">
            <text:p text:style-name="Text_20_body">有用的</text:p>
          </table:table-cell>
          <table:table-cell table:style-name="表格16.A1" office:value-type="string">
            <text:p text:style-name="Text_20_body">中</text:p>
          </table:table-cell>
          <table:table-cell table:style-name="表格16.A1" office:value-type="string">
            <text:p text:style-name="Text_20_body">高</text:p>
          </table:table-cell>
          <table:table-cell table:style-name="表格16.C1" office:value-type="string">
            <text:p text:style-name="Text_20_body">建议的</text:p>
          </table:table-cell>
          <table:table-cell table:style-name="表格16.C1" office:value-type="string">
            <text:p text:style-name="Text_20_body">中</text:p>
          </table:table-cell>
          <table:table-cell table:style-name="表格16.A1" office:value-type="string">
            <text:p text:style-name="Text_20_body">版本1.2</text:p>
          </table:table-cell>
          <table:table-cell table:style-name="表格16.C1" office:value-type="string">
            <text:p text:style-name="Text_20_body">开发团队</text:p>
          </table:table-cell>
          <table:table-cell table:style-name="表格16.A1" office:value-type="string">
            <text:p text:style-name="Text_20_body"/>
          </table:table-cell>
        </table:table-row>
        <table:table-row table:style-name="表格16.1">
          <table:table-cell table:style-name="表格16.A1" office:value-type="string">
            <text:p text:style-name="Text_20_body">3</text:p>
          </table:table-cell>
          <table:table-cell table:style-name="表格16.A1" office:value-type="string">
            <text:p text:style-name="Text_20_body">个性化推荐</text:p>
          </table:table-cell>
          <table:table-cell table:style-name="表格16.C1" office:value-type="string">
            <text:p text:style-name="Text_20_body">有用的</text:p>
          </table:table-cell>
          <table:table-cell table:style-name="表格16.A1" office:value-type="string">
            <text:p text:style-name="Text_20_body">高</text:p>
          </table:table-cell>
          <table:table-cell table:style-name="表格16.A1" office:value-type="string">
            <text:p text:style-name="Text_20_body">中</text:p>
          </table:table-cell>
          <table:table-cell table:style-name="表格16.C1" office:value-type="string">
            <text:p text:style-name="Text_20_body">建议的</text:p>
          </table:table-cell>
          <table:table-cell table:style-name="表格16.C1" office:value-type="string">
            <text:p text:style-name="Text_20_body">高</text:p>
          </table:table-cell>
          <table:table-cell table:style-name="表格16.A1" office:value-type="string">
            <text:p text:style-name="Text_20_body">版本1.2</text:p>
          </table:table-cell>
          <table:table-cell table:style-name="表格16.C1" office:value-type="string">
            <text:p text:style-name="Text_20_body">开发团队</text:p>
          </table:table-cell>
          <table:table-cell table:style-name="表格16.A1" office:value-type="string">
            <text:p text:style-name="Text_20_body"/>
          </table:table-cell>
        </table:table-row>
        <table:table-row table:style-name="表格16.1">
          <table:table-cell table:style-name="表格16.A1" office:value-type="string">
            <text:p text:style-name="Text_20_body">4</text:p>
          </table:table-cell>
          <table:table-cell table:style-name="表格16.A1" office:value-type="string">
            <text:p text:style-name="Text_20_body">个人动态</text:p>
          </table:table-cell>
          <table:table-cell table:style-name="表格16.C1" office:value-type="string">
            <text:p text:style-name="Text_20_body">有用的</text:p>
          </table:table-cell>
          <table:table-cell table:style-name="表格16.A1" office:value-type="string">
            <text:p text:style-name="Text_20_body">高</text:p>
          </table:table-cell>
          <table:table-cell table:style-name="表格16.A1" office:value-type="string">
            <text:p text:style-name="Text_20_body">中</text:p>
          </table:table-cell>
          <table:table-cell table:style-name="表格16.C1" office:value-type="string">
            <text:p text:style-name="Text_20_body">建议的</text:p>
          </table:table-cell>
          <table:table-cell table:style-name="表格16.C1" office:value-type="string">
            <text:p text:style-name="Text_20_body">中</text:p>
          </table:table-cell>
          <table:table-cell table:style-name="表格16.A1" office:value-type="string">
            <text:p text:style-name="Text_20_body">版本1.2</text:p>
          </table:table-cell>
          <table:table-cell table:style-name="表格16.C1" office:value-type="string">
            <text:p text:style-name="Text_20_body">开发团队</text:p>
          </table:table-cell>
          <table:table-cell table:style-name="表格16.A1" office:value-type="string">
            <text:p text:style-name="Text_20_body"/>
          </table:table-cell>
        </table:table-row>
        <table:table-row table:style-name="表格16.1">
          <table:table-cell table:style-name="表格16.A1" office:value-type="string">
            <text:p text:style-name="Text_20_body">5</text:p>
          </table:table-cell>
          <table:table-cell table:style-name="表格16.A1" office:value-type="string">
            <text:p text:style-name="Text_20_body">语音搜索</text:p>
          </table:table-cell>
          <table:table-cell table:style-name="表格16.C1" office:value-type="string">
            <text:p text:style-name="Text_20_body">有用的</text:p>
          </table:table-cell>
          <table:table-cell table:style-name="表格16.A1" office:value-type="string">
            <text:p text:style-name="Text_20_body">低</text:p>
          </table:table-cell>
          <table:table-cell table:style-name="表格16.A1" office:value-type="string">
            <text:p text:style-name="Text_20_body">低</text:p>
          </table:table-cell>
          <table:table-cell table:style-name="表格16.C1" office:value-type="string">
            <text:p text:style-name="Text_20_body">建议<text:soft-page-break/>的</text:p>
          </table:table-cell>
          <table:table-cell table:style-name="表格16.C1" office:value-type="string">
            <text:p text:style-name="Text_20_body">低</text:p>
          </table:table-cell>
          <table:table-cell table:style-name="表格16.A1" office:value-type="string">
            <text:p text:style-name="Text_20_body">版本1.2</text:p>
          </table:table-cell>
          <table:table-cell table:style-name="表格16.C1" office:value-type="string">
            <text:p text:style-name="Text_20_body">开发团队</text:p>
          </table:table-cell>
          <table:table-cell table:style-name="表格16.A1" office:value-type="string">
            <text:p text:style-name="Text_20_body"/>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1" svg:font-family="宋体"/>
    <style:font-face style:name="FreeSans1" svg:font-family="FreeSans" style:font-family-generic="swiss"/>
    <style:font-face style:name="方正仿宋_GBK" svg:font-family="方正仿宋_GBK" style:font-pitch="variable"/>
    <style:font-face style:name="方正仿宋_GBK1" svg:font-family="方正仿宋_GBK" style:font-adornments="标准"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宋体" svg:font-family="宋体"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华文黑体" svg:font-family="华文黑体" style:font-family-generic="system" style:font-pitch="variable"/>
    <style:font-face style:name="宋体2"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5pt" fo:language="en" fo:country="US" style:letter-kerning="false" style:font-name-asian="宋体2"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0.5pt" fo:language="en" fo:country="US" style:letter-kerning="false" style:font-name-asian="宋体2"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text-properties style:font-name="Calibri" fo:font-family="Calibri" style:font-family-generic="roman" style:font-pitch="variable" fo:font-size="10.5pt" fo:language="en" fo:country="US" style:letter-kerning="true" style:font-name-asian="宋体2" style:font-family-asian="宋体" style:font-family-generic-asian="system" style:font-pitch-asian="variable" style:font-size-asian="10.5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华文黑体" style:font-family-asian="华文黑体"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6cm" fo:margin-bottom="0.582cm" loext:contextual-spacing="false" fo:line-height="240%" fo:keep-together="always" fo:keep-with-next="always"/>
      <style:text-properties fo:font-size="22pt" fo:font-weight="bold" style:letter-kerning="true" style:font-size-asian="22pt" style:font-weight-asian="bold"/>
    </style:style>
    <style:style style:name="HTML_20_Preformatted" style:display-name="HTML Preformatted" style:family="paragraph" style:parent-style-name="Standard" style:default-outline-level="">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宋体" fo:font-family="宋体" style:font-family-generic="roman" style:font-pitch="variable" fo:font-size="12pt" fo:language="en" fo:country="US" style:letter-kerning="false" style:font-name-asian="宋体2" style:font-family-asian="宋体" style:font-family-generic-asian="system" style:font-pitch-asian="variable" style:font-size-asian="12pt" style:language-asian="zh" style:country-asian="CN" style:font-name-complex="宋体2" style:font-family-complex="宋体" style:font-family-generic-complex="system" style:font-pitch-complex="variable" style:font-size-complex="12pt" style:language-complex="ar" style:country-complex="none"/>
    </style:style>
    <style:style style:name="Normal_20__28_Web_29_" style:display-name="Normal (Web)" style:family="paragraph" style:parent-style-name="Standard" style:default-outline-level="">
      <style:paragraph-properties fo:margin-left="0cm" fo:margin-right="0cm" fo:margin-top="0.494cm" fo:margin-bottom="0.494cm" loext:contextual-spacing="false" fo:text-align="start" style:justify-single-word="false" fo:text-indent="0cm" style:auto-text-indent="false"/>
      <style:text-properties fo:font-size="12pt" fo:language="en" fo:country="US" style:letter-kerning="false" style:font-size-asian="12pt" style:language-asian="zh" style:country-asian="CN" style:language-complex="ar" style:country-complex="none"/>
    </style:style>
    <style:style style:name="cjk" style:family="paragraph" style:parent-style-name="Standard" style:default-outline-level="">
      <style:paragraph-properties fo:text-align="start" style:justify-single-word="false"/>
      <style:text-properties style:font-name="宋体" fo:font-family="宋体" style:font-family-generic="roman" style:font-pitch="variable" fo:font-size="10pt" fo:language="en" fo:country="US" style:letter-kerning="false" style:font-name-asian="宋体2" style:font-family-asian="宋体" style:font-family-generic-asian="system" style:font-pitch-asian="variable" style:font-size-asian="10pt" style:language-asian="zh" style:country-asian="CN" style:font-name-complex="宋体2" style:font-family-complex="宋体" style:font-family-generic-complex="system" style:font-pitch-complex="variable" style:font-size-complex="10pt" style:language-complex="ar" style:country-complex="non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loext:contextual-spacing="false" fo:line-height="120%" fo:text-align="start" style:justify-single-word="false" style:page-number="auto" style:writing-mode="lr-tb"/>
      <style:text-properties style:font-name="Liberation Sans1" fo:font-family="'Liberation Sans'" style:font-style-name="标准" style:font-family-generic="swiss" style:font-pitch="variable" fo:font-size="12pt" fo:font-style="normal" fo:font-weight="normal" style:font-size-asian="12pt" style:font-style-asian="normal" style:font-weight-asian="normal" style:font-size-complex="14pt" style:font-weight-complex="normal"/>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1"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none"/>
    </style:style>
    <style:style style:name="标题_20_1_20_Char" style:display-name="标题 1 Char" style:family="text">
      <style:text-properties fo:font-size="22pt" fo:font-weight="bold" style:letter-kerning="true" style:font-size-asian="22pt" style:font-weight-asian="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2, 3, ...">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2, 3, ...">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2, 3, ..." text:start-value="2">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2, 3, ...">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2, 3, ...">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 style:num-suffix=")" style:num-format="1">
        <style:list-level-properties text:list-level-position-and-space-mode="label-alignment">
          <style:list-level-label-alignment text:label-followed-by="nothing"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1T08:22:00</meta:creation-date>
    <meta:initial-creator>root</meta:initial-creator>
    <dc:date>2018-03-15T15:07:17.304835141</dc:date>
    <meta:generator>LibreOffice/5.4.1.2$Linux_X86_64 LibreOffice_project/ea7cb86e6eeb2bf3a5af73a8f7777ac570321527</meta:generator>
    <meta:editing-duration>PT3H46M51S</meta:editing-duration>
    <meta:editing-cycles>13</meta:editing-cycles>
    <meta:document-statistic meta:table-count="16" meta:image-count="0" meta:object-count="0" meta:page-count="20" meta:paragraph-count="745" meta:word-count="7782" meta:character-count="9236" meta:non-whitespace-character-count="8727"/>
    <meta:user-defined meta:name="DocSecurity" meta:value-type="float">0</meta:user-defined>
    <meta:user-defined meta:name="KSOProductBuildVer">2052-10.1.0.5707</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